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.357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453in"/>
    </style:style>
    <style:style style:name="ro1" style:family="table-row">
      <style:table-row-properties style:row-height="0.217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146in" fo:break-before="auto" style:use-optimal-row-height="true"/>
    </style:style>
    <style:style style:name="ro4" style:family="table-row">
      <style:table-row-properties style:row-height="0.1819in" fo:break-before="auto" style:use-optimal-row-height="false"/>
    </style:style>
    <style:style style:name="ro5" style:family="table-row">
      <style:table-row-properties style:row-height="0.236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121">
      <style:table-cell-properties style:text-align-source="fix" style:repeat-content="false" fo:background-color="transparent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22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in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13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2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23" style:family="table-cell" style:parent-style-name="Default" style:data-style-name="N11">
      <style:table-cell-properties fo:background-color="transparent"/>
    </style:style>
    <style:style style:name="ce26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in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24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25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28" style:family="table-cell" style:parent-style-name="Default" style:data-style-name="N121">
      <style:text-properties style:font-name="Liberation Sans" style:font-name-asian="Noto Sans CJK SC Regular" style:font-name-complex="FreeSans"/>
    </style:style>
    <style:style style:name="ce30" style:family="table-cell" style:parent-style-name="Default" style:data-style-name="N122">
      <style:text-properties style:font-name="Liberation Sans" style:font-name-asian="Noto Sans CJK SC Regular" style:font-name-complex="FreeSans"/>
    </style:style>
    <style:style style:name="ce31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26]" style:apply-style-name="Good" style:base-cell-address="Sheet1.F6"/>
    </style:style>
    <style:style style:name="ce33" style:family="table-cell" style:parent-style-name="Default">
      <style:map style:condition="cell-content()&lt;[$Sheet1.$L$10]" style:apply-style-name="Good" style:base-cell-address="Sheet1.F10"/>
    </style:style>
    <style:style style:name="ce34" style:family="table-cell" style:parent-style-name="Default">
      <style:map style:condition="cell-content()&lt;[$Sheet1.$L$26]" style:apply-style-name="Good" style:base-cell-address="Sheet1.F26"/>
    </style:style>
    <style:style style:name="ce35" style:family="table-cell" style:parent-style-name="Default">
      <style:map style:condition="cell-content()&lt;[$Sheet1.$L$32]" style:apply-style-name="Good" style:base-cell-address="Sheet1.F32"/>
    </style:style>
    <style:style style:name="ce38" style:family="table-cell" style:parent-style-name="Default" style:data-style-name="N122">
      <style:text-properties style:font-name="Liberation Sans" style:font-name-asian="Noto Sans CJK SC Regular" style:font-name-complex="FreeSans"/>
      <style:map style:condition="cell-content()&lt;[$Sheet1.$L$37]" style:apply-style-name="Good" style:base-cell-address="Sheet1.F37"/>
    </style:style>
    <style:style style:name="ce41" style:family="table-cell" style:parent-style-name="Default" style:data-style-name="N122">
      <style:text-properties style:font-name="Liberation Sans" style:font-name-asian="Noto Sans CJK SC Regular" style:font-name-complex="FreeSans"/>
      <style:map style:condition="cell-content()&lt;[$Sheet1.$L$38]" style:apply-style-name="Accent" style:base-cell-address="Sheet1.F38"/>
    </style:style>
    <style:style style:name="ce42" style:family="table-cell" style:parent-style-name="Default" style:data-style-name="N122">
      <style:text-properties style:font-name="Liberation Sans" style:font-name-asian="Noto Sans CJK SC Regular" style:font-name-complex="FreeSans"/>
      <style:map style:condition="cell-content()&lt;[$Sheet1.$L$38]" style:apply-style-name="Accent" style:base-cell-address="Sheet1.F38"/>
    </style:style>
    <style:style style:name="ce32" style:family="table-cell" style:parent-style-name="Default" style:data-style-name="N2">
      <style:text-properties style:font-name="Liberation Sans" style:font-name-asian="Noto Sans CJK SC Regular" style:font-name-complex="FreeSans"/>
    </style:style>
    <style:style style:name="ce45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26]" style:apply-style-name="Good" style:base-cell-address="Sheet1.F6"/>
    </style:style>
    <style:style style:name="ce47" style:family="table-cell" style:parent-style-name="Default" style:data-style-name="N2">
      <style:table-cell-properties style:text-align-source="fix" style:repeat-content="false"/>
      <style:paragraph-properties fo:text-align="end" fo:margin-left="0in"/>
      <style:text-properties style:font-name="Liberation Sans" style:font-name-asian="Noto Sans CJK SC Regular" style:font-name-complex="FreeSans"/>
    </style:style>
    <style:style style:name="ce37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start" fo:margin-left="0in"/>
    </style:style>
    <style:style style:name="ce44" style:family="table-cell" style:parent-style-name="Default" style:data-style-name="N2"/>
    <style:style style:name="ce55" style:family="table-cell" style:parent-style-name="Default" style:data-style-name="N11">
      <style:table-cell-properties style:text-align-source="fix" style:repeat-content="false" style:vertical-align="middle"/>
      <style:paragraph-properties fo:text-align="start" fo:margin-left="0in"/>
    </style:style>
    <style:style style:name="ce86" style:family="table-cell" style:parent-style-name="Default" style:data-style-name="N11">
      <style:map style:condition="cell-content()&lt;0" style:apply-style-name="Good" style:base-cell-address="Sheet1.I6"/>
      <style:map style:condition="cell-content()&gt;=0" style:apply-style-name="Bad" style:base-cell-address="Sheet1.I6"/>
    </style:style>
    <style:style style:name="ce87" style:family="table-cell" style:parent-style-name="Default" style:data-style-name="N11">
      <style:map style:condition="cell-content()&lt;0" style:apply-style-name="Good" style:base-cell-address="Sheet1.I7"/>
      <style:map style:condition="cell-content()&gt;=0" style:apply-style-name="Bad" style:base-cell-address="Sheet1.I7"/>
    </style:style>
    <style:style style:name="ce90" style:family="table-cell" style:parent-style-name="Default" style:data-style-name="N11">
      <style:map style:condition="cell-content()&lt;0" style:apply-style-name="Good" style:base-cell-address="Sheet1.I8"/>
      <style:map style:condition="cell-content()&gt;=0" style:apply-style-name="Bad" style:base-cell-address="Sheet1.I8"/>
    </style:style>
    <style:style style:name="ce91" style:family="table-cell" style:parent-style-name="Default" style:data-style-name="N11">
      <style:map style:condition="cell-content()&lt;0" style:apply-style-name="Good" style:base-cell-address="Sheet1.I9"/>
      <style:map style:condition="cell-content()&gt;=0" style:apply-style-name="Bad" style:base-cell-address="Sheet1.I9"/>
    </style:style>
    <style:style style:name="ce107" style:family="table-cell" style:parent-style-name="Default" style:data-style-name="N11">
      <style:map style:condition="cell-content()&lt;0" style:apply-style-name="Good" style:base-cell-address="Sheet1.I10"/>
      <style:map style:condition="cell-content()&gt;=0" style:apply-style-name="Bad" style:base-cell-address="Sheet1.I10"/>
    </style:style>
    <style:style style:name="ce70" style:family="table-cell" style:parent-style-name="Default" style:data-style-name="N11">
      <style:map style:condition="cell-content()&lt;0" style:apply-style-name="Good" style:base-cell-address="Sheet1.I11"/>
      <style:map style:condition="cell-content()&gt;=0" style:apply-style-name="Bad" style:base-cell-address="Sheet1.I11"/>
    </style:style>
    <style:style style:name="ce71" style:family="table-cell" style:parent-style-name="Default" style:data-style-name="N11">
      <style:map style:condition="cell-content()&lt;0" style:apply-style-name="Good" style:base-cell-address="Sheet1.I12"/>
      <style:map style:condition="cell-content()&gt;=0" style:apply-style-name="Bad" style:base-cell-address="Sheet1.I12"/>
    </style:style>
    <style:style style:name="ce72" style:family="table-cell" style:parent-style-name="Default" style:data-style-name="N11">
      <style:map style:condition="cell-content()&lt;0" style:apply-style-name="Good" style:base-cell-address="Sheet1.I13"/>
      <style:map style:condition="cell-content()&gt;=0" style:apply-style-name="Bad" style:base-cell-address="Sheet1.I13"/>
    </style:style>
    <style:style style:name="ce73" style:family="table-cell" style:parent-style-name="Default" style:data-style-name="N11">
      <style:map style:condition="cell-content()&lt;0" style:apply-style-name="Good" style:base-cell-address="Sheet1.I14"/>
      <style:map style:condition="cell-content()&gt;=0" style:apply-style-name="Bad" style:base-cell-address="Sheet1.I14"/>
    </style:style>
    <style:style style:name="ce75" style:family="table-cell" style:parent-style-name="Default" style:data-style-name="N11">
      <style:map style:condition="cell-content()&lt;0" style:apply-style-name="Good" style:base-cell-address="Sheet1.I19"/>
      <style:map style:condition="cell-content()&gt;=0" style:apply-style-name="Bad" style:base-cell-address="Sheet1.I19"/>
    </style:style>
    <style:style style:name="ce76" style:family="table-cell" style:parent-style-name="Default" style:data-style-name="N11">
      <style:map style:condition="cell-content()&lt;0" style:apply-style-name="Good" style:base-cell-address="Sheet1.I20"/>
      <style:map style:condition="cell-content()&gt;=0" style:apply-style-name="Bad" style:base-cell-address="Sheet1.I20"/>
    </style:style>
    <style:style style:name="ce77" style:family="table-cell" style:parent-style-name="Default" style:data-style-name="N11">
      <style:map style:condition="cell-content()&lt;0" style:apply-style-name="Good" style:base-cell-address="Sheet1.I21"/>
      <style:map style:condition="cell-content()&gt;=0" style:apply-style-name="Bad" style:base-cell-address="Sheet1.I21"/>
    </style:style>
    <style:style style:name="ce79" style:family="table-cell" style:parent-style-name="Default" style:data-style-name="N11">
      <style:map style:condition="cell-content()&lt;0" style:apply-style-name="Good" style:base-cell-address="Sheet1.I22"/>
      <style:map style:condition="cell-content()&gt;=0" style:apply-style-name="Bad" style:base-cell-address="Sheet1.I22"/>
    </style:style>
    <style:style style:name="ce80" style:family="table-cell" style:parent-style-name="Default" style:data-style-name="N11">
      <style:map style:condition="cell-content()&lt;0" style:apply-style-name="Good" style:base-cell-address="Sheet1.I24"/>
      <style:map style:condition="cell-content()&gt;=0" style:apply-style-name="Bad" style:base-cell-address="Sheet1.I24"/>
    </style:style>
    <style:style style:name="ce81" style:family="table-cell" style:parent-style-name="Default" style:data-style-name="N11">
      <style:map style:condition="cell-content()&lt;0" style:apply-style-name="Good" style:base-cell-address="Sheet1.I25"/>
      <style:map style:condition="cell-content()&gt;=0" style:apply-style-name="Bad" style:base-cell-address="Sheet1.I25"/>
    </style:style>
    <style:style style:name="ce82" style:family="table-cell" style:parent-style-name="Default" style:data-style-name="N11">
      <style:map style:condition="cell-content()&lt;0" style:apply-style-name="Good" style:base-cell-address="Sheet1.I26"/>
      <style:map style:condition="cell-content()&gt;=0" style:apply-style-name="Bad" style:base-cell-address="Sheet1.I26"/>
    </style:style>
    <style:style style:name="ce83" style:family="table-cell" style:parent-style-name="Default" style:data-style-name="N11">
      <style:map style:condition="cell-content()&lt;0" style:apply-style-name="Good" style:base-cell-address="Sheet1.I10"/>
      <style:map style:condition="cell-content()&gt;=0" style:apply-style-name="Bad" style:base-cell-address="Sheet1.I10"/>
    </style:style>
    <style:style style:name="ce84" style:family="table-cell" style:parent-style-name="Default" style:data-style-name="N11">
      <style:map style:condition="cell-content()&lt;0" style:apply-style-name="Good" style:base-cell-address="Sheet1.I28"/>
      <style:map style:condition="cell-content()&gt;=0" style:apply-style-name="Bad" style:base-cell-address="Sheet1.I28"/>
    </style:style>
    <style:style style:name="ce85" style:family="table-cell" style:parent-style-name="Default" style:data-style-name="N11">
      <style:map style:condition="cell-content()&lt;0" style:apply-style-name="Good" style:base-cell-address="Sheet1.I29"/>
      <style:map style:condition="cell-content()&gt;=0" style:apply-style-name="Bad" style:base-cell-address="Sheet1.I29"/>
    </style:style>
    <style:style style:name="ce88" style:family="table-cell" style:parent-style-name="Default" style:data-style-name="N11">
      <style:map style:condition="cell-content()&lt;0" style:apply-style-name="Good" style:base-cell-address="Sheet1.I37"/>
      <style:map style:condition="cell-content()&gt;=0" style:apply-style-name="Bad" style:base-cell-address="Sheet1.I37"/>
    </style:style>
    <style:style style:name="ce89" style:family="table-cell" style:parent-style-name="Default" style:data-style-name="N11">
      <style:map style:condition="cell-content()&lt;0" style:apply-style-name="Good" style:base-cell-address="Sheet1.I38"/>
      <style:map style:condition="cell-content()&gt;=0" style:apply-style-name="Bad" style:base-cell-address="Sheet1.I38"/>
    </style:style>
    <style:style style:name="ce122" style:family="table-cell" style:parent-style-name="Default" style:data-style-name="N121">
      <style:map style:condition="cell-content()&gt;[.E6]*1.25" style:apply-style-name="Good" style:base-cell-address="Sheet1.J6"/>
    </style:style>
    <style:style style:name="ce125" style:family="table-cell" style:parent-style-name="Default" style:data-style-name="N121">
      <style:map style:condition="cell-content()&gt;[.E7]*1.25" style:apply-style-name="Good" style:base-cell-address="Sheet1.J7"/>
    </style:style>
    <style:style style:name="ce131" style:family="table-cell" style:parent-style-name="Default" style:data-style-name="N121">
      <style:map style:condition="cell-content()&gt;[.E8]*1.25" style:apply-style-name="Good" style:base-cell-address="Sheet1.J8"/>
    </style:style>
    <style:style style:name="ce132" style:family="table-cell" style:parent-style-name="Default" style:data-style-name="N121">
      <style:map style:condition="cell-content()&gt;[.E9]*1.25" style:apply-style-name="Good" style:base-cell-address="Sheet1.J9"/>
    </style:style>
    <style:style style:name="ce133" style:family="table-cell" style:parent-style-name="Default" style:data-style-name="N121">
      <style:map style:condition="cell-content()&gt;#REF!*1.25" style:apply-style-name="Good" style:base-cell-address="Sheet1.J10"/>
    </style:style>
    <style:style style:name="ce100" style:family="table-cell" style:parent-style-name="Default" style:data-style-name="N121">
      <style:map style:condition="cell-content()&gt;[.E11]*1.25" style:apply-style-name="Good" style:base-cell-address="Sheet1.J11"/>
    </style:style>
    <style:style style:name="ce102" style:family="table-cell" style:parent-style-name="Default" style:data-style-name="N121">
      <style:map style:condition="cell-content()&gt;[.E12]*1.25" style:apply-style-name="Good" style:base-cell-address="Sheet1.J12"/>
    </style:style>
    <style:style style:name="ce113" style:family="table-cell" style:parent-style-name="Default" style:data-style-name="N121">
      <style:map style:condition="cell-content()&gt;[.E13]*1.25" style:apply-style-name="Good" style:base-cell-address="Sheet1.J13"/>
    </style:style>
    <style:style style:name="ce115" style:family="table-cell" style:parent-style-name="Default" style:data-style-name="N121">
      <style:map style:condition="cell-content()&gt;[.E14]*1.25" style:apply-style-name="Good" style:base-cell-address="Sheet1.J14"/>
    </style:style>
    <style:style style:name="ce117" style:family="table-cell" style:parent-style-name="Default" style:data-style-name="N121">
      <style:map style:condition="cell-content()&gt;[.E19]*1.25" style:apply-style-name="Good" style:base-cell-address="Sheet1.J19"/>
    </style:style>
    <style:style style:name="ce118" style:family="table-cell" style:parent-style-name="Default" style:data-style-name="N121">
      <style:map style:condition="cell-content()&gt;[.E20]*1.25" style:apply-style-name="Good" style:base-cell-address="Sheet1.J20"/>
    </style:style>
    <style:style style:name="ce119" style:family="table-cell" style:parent-style-name="Default" style:data-style-name="N121">
      <style:map style:condition="cell-content()&gt;[.E21]*1.25" style:apply-style-name="Good" style:base-cell-address="Sheet1.J21"/>
    </style:style>
    <style:style style:name="ce120" style:family="table-cell" style:parent-style-name="Default" style:data-style-name="N121">
      <style:map style:condition="cell-content()&gt;[.E22]*1.25" style:apply-style-name="Good" style:base-cell-address="Sheet1.J22"/>
    </style:style>
    <style:style style:name="ce121" style:family="table-cell" style:parent-style-name="Default" style:data-style-name="N121">
      <style:map style:condition="cell-content()&gt;[.E24]*1.25" style:apply-style-name="Good" style:base-cell-address="Sheet1.J24"/>
    </style:style>
    <style:style style:name="ce123" style:family="table-cell" style:parent-style-name="Default" style:data-style-name="N121">
      <style:map style:condition="cell-content()&gt;[.E25]*1.25" style:apply-style-name="Good" style:base-cell-address="Sheet1.J25"/>
    </style:style>
    <style:style style:name="ce124" style:family="table-cell" style:parent-style-name="Default" style:data-style-name="N121">
      <style:map style:condition="cell-content()&gt;[.E26]*1.25" style:apply-style-name="Good" style:base-cell-address="Sheet1.J26"/>
    </style:style>
    <style:style style:name="ce126" style:family="table-cell" style:parent-style-name="Default" style:data-style-name="N121">
      <style:map style:condition="cell-content()&gt;#REF!*1.25" style:apply-style-name="Good" style:base-cell-address="Sheet1.J10"/>
    </style:style>
    <style:style style:name="ce127" style:family="table-cell" style:parent-style-name="Default" style:data-style-name="N121">
      <style:map style:condition="cell-content()&gt;[.E28]*1.25" style:apply-style-name="Good" style:base-cell-address="Sheet1.J28"/>
    </style:style>
    <style:style style:name="ce128" style:family="table-cell" style:parent-style-name="Default" style:data-style-name="N121">
      <style:map style:condition="cell-content()&gt;[.E29]*1.25" style:apply-style-name="Good" style:base-cell-address="Sheet1.J29"/>
    </style:style>
    <style:style style:name="ce129" style:family="table-cell" style:parent-style-name="Default" style:data-style-name="N121">
      <style:map style:condition="cell-content()&gt;[.E37]*1.25" style:apply-style-name="Good" style:base-cell-address="Sheet1.J37"/>
    </style:style>
    <style:style style:name="ce130" style:family="table-cell" style:parent-style-name="Default" style:data-style-name="N121">
      <style:map style:condition="cell-content()&gt;[.E38]*1.25" style:apply-style-name="Good" style:base-cell-address="Sheet1.J38"/>
    </style:style>
    <style:style style:name="ce161" style:family="table-cell" style:parent-style-name="Default" style:data-style-name="N121">
      <style:map style:condition="cell-content()&gt;0" style:apply-style-name="Bad" style:base-cell-address="Sheet1.K6"/>
    </style:style>
    <style:style style:name="ce165" style:family="table-cell" style:parent-style-name="Default" style:data-style-name="N121">
      <style:map style:condition="cell-content()&gt;0" style:apply-style-name="Bad" style:base-cell-address="Sheet1.K7"/>
    </style:style>
    <style:style style:name="ce171" style:family="table-cell" style:parent-style-name="Default" style:data-style-name="N121">
      <style:map style:condition="cell-content()&gt;0" style:apply-style-name="Bad" style:base-cell-address="Sheet1.K8"/>
    </style:style>
    <style:style style:name="ce173" style:family="table-cell" style:parent-style-name="Default" style:data-style-name="N121">
      <style:map style:condition="cell-content()&gt;0" style:apply-style-name="Bad" style:base-cell-address="Sheet1.K9"/>
    </style:style>
    <style:style style:name="ce174" style:family="table-cell" style:parent-style-name="Default" style:data-style-name="N121">
      <style:map style:condition="cell-content()&gt;0" style:apply-style-name="Bad" style:base-cell-address="Sheet1.K10"/>
    </style:style>
    <style:style style:name="ce150" style:family="table-cell" style:parent-style-name="Default" style:data-style-name="N121">
      <style:map style:condition="cell-content()&gt;0" style:apply-style-name="Bad" style:base-cell-address="Sheet1.K11"/>
    </style:style>
    <style:style style:name="ce151" style:family="table-cell" style:parent-style-name="Default" style:data-style-name="N121">
      <style:map style:condition="cell-content()&gt;0" style:apply-style-name="Bad" style:base-cell-address="Sheet1.K12"/>
    </style:style>
    <style:style style:name="ce152" style:family="table-cell" style:parent-style-name="Default" style:data-style-name="N121">
      <style:map style:condition="cell-content()&gt;0" style:apply-style-name="Bad" style:base-cell-address="Sheet1.K13"/>
    </style:style>
    <style:style style:name="ce153" style:family="table-cell" style:parent-style-name="Default" style:data-style-name="N121">
      <style:map style:condition="cell-content()&gt;0" style:apply-style-name="Bad" style:base-cell-address="Sheet1.K14"/>
    </style:style>
    <style:style style:name="ce156" style:family="table-cell" style:parent-style-name="Default" style:data-style-name="N121">
      <style:map style:condition="cell-content()&gt;0" style:apply-style-name="Bad" style:base-cell-address="Sheet1.K19"/>
    </style:style>
    <style:style style:name="ce157" style:family="table-cell" style:parent-style-name="Default" style:data-style-name="N121">
      <style:map style:condition="cell-content()&gt;0" style:apply-style-name="Bad" style:base-cell-address="Sheet1.K20"/>
    </style:style>
    <style:style style:name="ce160" style:family="table-cell" style:parent-style-name="Default" style:data-style-name="N121">
      <style:map style:condition="cell-content()&gt;0" style:apply-style-name="Bad" style:base-cell-address="Sheet1.K21"/>
    </style:style>
    <style:style style:name="ce162" style:family="table-cell" style:parent-style-name="Default" style:data-style-name="N121">
      <style:map style:condition="cell-content()&gt;0" style:apply-style-name="Bad" style:base-cell-address="Sheet1.K22"/>
    </style:style>
    <style:style style:name="ce163" style:family="table-cell" style:parent-style-name="Default" style:data-style-name="N121">
      <style:map style:condition="cell-content()&gt;0" style:apply-style-name="Bad" style:base-cell-address="Sheet1.K24"/>
    </style:style>
    <style:style style:name="ce164" style:family="table-cell" style:parent-style-name="Default" style:data-style-name="N121">
      <style:map style:condition="cell-content()&gt;0" style:apply-style-name="Bad" style:base-cell-address="Sheet1.K28"/>
    </style:style>
    <style:style style:name="ce166" style:family="table-cell" style:parent-style-name="Default" style:data-style-name="N121">
      <style:map style:condition="cell-content()&gt;0" style:apply-style-name="Bad" style:base-cell-address="Sheet1.K29"/>
    </style:style>
    <style:style style:name="ce167" style:family="table-cell" style:parent-style-name="Default" style:data-style-name="N121">
      <style:map style:condition="cell-content()&gt;0" style:apply-style-name="Bad" style:base-cell-address="Sheet1.K10"/>
    </style:style>
    <style:style style:name="ce168" style:family="table-cell" style:parent-style-name="Default" style:data-style-name="N121">
      <style:map style:condition="cell-content()&gt;0" style:apply-style-name="Bad" style:base-cell-address="Sheet1.K37"/>
    </style:style>
    <style:style style:name="ce169" style:family="table-cell" style:parent-style-name="Default" style:data-style-name="N121">
      <style:map style:condition="cell-content()&gt;0" style:apply-style-name="Bad" style:base-cell-address="Sheet1.K38"/>
    </style:style>
    <style:style style:name="ce191" style:family="table-cell" style:parent-style-name="Default" style:data-style-name="N121">
      <style:map style:condition="cell-content()&gt;0" style:apply-style-name="Bad" style:base-cell-address="Sheet1.L6"/>
    </style:style>
    <style:style style:name="ce192" style:family="table-cell" style:parent-style-name="Default" style:data-style-name="N121">
      <style:map style:condition="cell-content()&gt;0" style:apply-style-name="Bad" style:base-cell-address="Sheet1.L7"/>
    </style:style>
    <style:style style:name="ce202" style:family="table-cell" style:parent-style-name="Default" style:data-style-name="N121">
      <style:map style:condition="cell-content()&gt;0" style:apply-style-name="Bad" style:base-cell-address="Sheet1.L10"/>
    </style:style>
    <style:style style:name="ce186" style:family="table-cell" style:parent-style-name="Default" style:data-style-name="N121">
      <style:map style:condition="cell-content()&gt;0" style:apply-style-name="Bad" style:base-cell-address="Sheet1.L11"/>
    </style:style>
    <style:style style:name="ce187" style:family="table-cell" style:parent-style-name="Default" style:data-style-name="N121">
      <style:map style:condition="cell-content()&gt;0" style:apply-style-name="Bad" style:base-cell-address="Sheet1.L12"/>
    </style:style>
    <style:style style:name="ce188" style:family="table-cell" style:parent-style-name="Default" style:data-style-name="N121">
      <style:table-cell-properties fo:background-color="transparent"/>
      <style:map style:condition="cell-content()&gt;0" style:apply-style-name="Bad" style:base-cell-address="Sheet1.L13"/>
    </style:style>
    <style:style style:name="ce189" style:family="table-cell" style:parent-style-name="Default" style:data-style-name="N121">
      <style:map style:condition="cell-content()&gt;0" style:apply-style-name="Bad" style:base-cell-address="Sheet1.L14"/>
    </style:style>
    <style:style style:name="ce190" style:family="table-cell" style:parent-style-name="Default" style:data-style-name="N121">
      <style:map style:condition="cell-content()&gt;0" style:apply-style-name="Bad" style:base-cell-address="Sheet1.L19"/>
    </style:style>
    <style:style style:name="ce193" style:family="table-cell" style:parent-style-name="Default" style:data-style-name="N121">
      <style:map style:condition="cell-content()&gt;0" style:apply-style-name="Bad" style:base-cell-address="Sheet1.L20"/>
    </style:style>
    <style:style style:name="ce194" style:family="table-cell" style:parent-style-name="Default" style:data-style-name="N121">
      <style:map style:condition="cell-content()&gt;0" style:apply-style-name="Bad" style:base-cell-address="Sheet1.L22"/>
    </style:style>
    <style:style style:name="ce195" style:family="table-cell" style:parent-style-name="Default" style:data-style-name="N121">
      <style:map style:condition="cell-content()&gt;0" style:apply-style-name="Bad" style:base-cell-address="Sheet1.L24"/>
    </style:style>
    <style:style style:name="ce198" style:family="table-cell" style:parent-style-name="Default" style:data-style-name="N121">
      <style:map style:condition="cell-content()&gt;0" style:apply-style-name="Bad" style:base-cell-address="Sheet1.L25"/>
    </style:style>
    <style:style style:name="ce201" style:family="table-cell" style:parent-style-name="Default" style:data-style-name="N121">
      <style:map style:condition="cell-content()&gt;0" style:apply-style-name="Bad" style:base-cell-address="Sheet1.L26"/>
    </style:style>
    <style:style style:name="ce203" style:family="table-cell" style:parent-style-name="Default" style:data-style-name="N121">
      <style:map style:condition="cell-content()&gt;0" style:apply-style-name="Bad" style:base-cell-address="Sheet1.L27"/>
    </style:style>
    <style:style style:name="ce204" style:family="table-cell" style:parent-style-name="Default" style:data-style-name="N121">
      <style:map style:condition="cell-content()&gt;0" style:apply-style-name="Bad" style:base-cell-address="Sheet1.L10"/>
    </style:style>
    <style:style style:name="ce205" style:family="table-cell" style:parent-style-name="Default" style:data-style-name="N121">
      <style:map style:condition="cell-content()&gt;0" style:apply-style-name="Bad" style:base-cell-address="Sheet1.L37"/>
    </style:style>
    <style:style style:name="ce207" style:family="table-cell" style:parent-style-name="Default" style:data-style-name="N121">
      <style:map style:condition="cell-content()&gt;0" style:apply-style-name="Bad" style:base-cell-address="Sheet1.L38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7"/>
        <table:table-column table:style-name="co2" table:default-cell-style-name="ce12"/>
        <table:table-column table:style-name="co1" table:default-cell-style-name="ce20"/>
        <table:table-column table:style-name="co2" table:default-cell-style-name="ce23"/>
        <table:table-column table:style-name="co2" table:default-cell-style-name="ce28"/>
        <table:table-column table:style-name="co2" table:default-cell-style-name="Default"/>
        <table:table-column table:style-name="co2" table:default-cell-style-name="ce32"/>
        <table:table-column table:style-name="co2" table:default-cell-style-name="ce44"/>
        <table:table-column table:style-name="co3" table:default-cell-style-name="ce89"/>
        <table:table-column table:style-name="co2" table:default-cell-style-name="ce130"/>
        <table:table-column table:style-name="co2" table:default-cell-style-name="ce169"/>
        <table:table-column table:style-name="co2" table:default-cell-style-name="ce207"/>
        <table:table-row table:style-name="ro1">
          <table:table-cell table:style-name="ce1" office:value-type="string" calcext:value-type="string">
            <text:p>hhh总净值</text:p>
          </table:table-cell>
          <table:table-cell table:style-name="ce1" office:value-type="string" calcext:value-type="string">
            <text:p>hhh周涨幅</text:p>
          </table:table-cell>
          <table:table-cell table:style-name="ce1" office:value-type="string" calcext:value-type="string">
            <text:p>hhh总收益</text:p>
          </table:table-cell>
          <table:table-cell table:style-name="ce20" office:value-type="string" calcext:value-type="string">
            <text:p>hhh仓位</text:p>
          </table:table-cell>
          <table:table-cell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table:table-row table:style-name="ro2">
          <table:table-cell table:style-name="ce3" office:value-type="float" office:value="2.103" calcext:value-type="float">
            <text:p>2.103</text:p>
          </table:table-cell>
          <table:table-cell table:style-name="ce22" office:value-type="percentage" office:value="-0.0332" calcext:value-type="percentage">
            <text:p>-3.32%</text:p>
          </table:table-cell>
          <table:table-cell table:style-name="ce26" office:value-type="float" office:value="90.41" calcext:value-type="float">
            <text:p>90.41</text:p>
          </table:table-cell>
          <table:table-cell table:style-name="ce22" office:value-type="percentage" office:value="0.9429" calcext:value-type="percentage">
            <text:p>94.29%</text:p>
          </table:table-cell>
          <table:table-cell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人民币</text:p>
          </table:table-cell>
          <table:covered-table-cell table:number-columns-repeated="4" table:style-name="Default"/>
          <table:covered-table-cell/>
          <table:covered-table-cell table:number-columns-repeated="6" table:style-name="Default"/>
        </table:table-row>
        <table:table-row table:style-name="ro2">
          <table:table-cell table:style-name="ce1" office:value-type="string" calcext:value-type="string">
            <text:p>净值</text:p>
          </table:table-cell>
          <table:table-cell table:style-name="ce17" office:value-type="float" office:value="2.275" calcext:value-type="float" table:number-columns-spanned="5" table:number-rows-spanned="1">
            <text:p>2.275</text:p>
          </table:table-cell>
          <table:covered-table-cell table:number-columns-repeated="3" table:style-name="Default"/>
          <table:covered-table-cell/>
          <table:table-cell table:style-name="ce1" office:value-type="string" calcext:value-type="string">
            <text:p>周涨幅</text:p>
          </table:table-cell>
          <table:table-cell table:style-name="ce37" office:value-type="percentage" office:value="-0.038" calcext:value-type="percentage" table:number-columns-spanned="5" table:number-rows-spanned="1">
            <text:p>-3.80%</text:p>
          </table:table-cell>
          <table:covered-table-cell table:number-columns-repeated="4" table:style-name="Default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9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table:style-name="Default"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3">
          <table:table-cell table:style-name="ce6" office:value-type="string" calcext:value-type="string" table:number-columns-spanned="1" table:number-rows-spanned="3">
            <text:p>食品饮料</text:p>
          </table:table-cell>
          <table:table-cell table:style-name="ce13" office:value-type="percentage" office:value="0.1685" calcext:value-type="percentage" table:number-columns-spanned="1" table:number-rows-spanned="3">
            <text:p>16.85%</text:p>
          </table:table-cell>
          <table:table-cell office:value-type="string" calcext:value-type="string">
            <text:p>洋河股份F</text:p>
          </table:table-cell>
          <table:table-cell office:value-type="percentage" office:value="0.0991" calcext:value-type="percentage">
            <text:p>9.91%</text:p>
          </table:table-cell>
          <table:table-cell office:value-type="float" office:value="99.026" calcext:value-type="float">
            <text:p>99.026</text:p>
          </table:table-cell>
          <table:table-cell table:style-name="ce31" office:value-type="float" office:value="154.15" calcext:value-type="float">
            <text:p>154.150</text:p>
          </table:table-cell>
          <table:table-cell office:value-type="float" office:value="26.92" calcext:value-type="float">
            <text:p>26.92</text:p>
          </table:table-cell>
          <table:table-cell office:value-type="float" office:value="2323" calcext:value-type="float">
            <text:p>2323.00</text:p>
          </table:table-cell>
          <table:table-cell table:style-name="ce86" table:formula="of:=IF([.E6]&gt;0;[.F6]/[.E6]-1.0014;([.F6]-[.E6]))" office:value-type="percentage" office:value="0.55526188677721" calcext:value-type="percentage">
            <text:p>55.53%</text:p>
          </table:table-cell>
          <table:table-cell table:style-name="ce122" table:formula="of:=IF([.E6]&gt;0; IF([.E6]*1.25 &gt; [.F6];[.E6]*1.25; IF([.E6]*1.25^2 &gt; [.F6];[.E6]*1.25^2; IF([.E6]*1.25^3 &gt; [.F6];[.E6]*1.25^3; IF([.E6]*1.25^4 &gt; [.F6];[.E6]*1.25^4; IF([.E6]*1.25^5 &gt; [.F6];[.E6]*1.25^5; IF([.E6]*1.25^6 &gt; [.F6];[.E6]*1.25^6; IF([.E6]*1.25^7 &gt; [.F6]; [.E6]*1.25^7; IF([.E6]*1.25^8 &gt; [.F6]; [.E6]*1.25^8; IF([.E6]*1.25^9 &gt; [.F6]; [.E6]*1.25^9; [.E6]*1.25^10)))))))));IF(1.25 &gt; [.F6]-[.E6];1.25; IF(1.25^2 &gt; [.F6]-[.E6];1.25^2; IF(1.25^3 &gt; [.F6]-[.E6];1.25^3; IF(1.25^4 &gt; [.F6]-[.E6];1.25^4; IF(1.25^5 &gt; [.F6]-[.E6];1.25^5; IF(1.25^6 &gt; [.F6]-[.E6];1.25^6; IF(1.25^7 &gt; [.F6]-[.E6]; 1.25^7; IF(1.25^8 &gt; [.F6]-[.E6]; 1.25^8; IF(1.25^9 &gt; [.F6]-[.E6]; 1.25^9; IF(1.25^10 &gt; [.F6]-[.E6]; 1.25^10; IF(1.25^11 &gt; [.F6]-[.E6]; 1.25^11; IF(1.25^12 &gt; [.F6]-[.E6]; 1.25^12; IF(1.25^13 &gt; [.F6]-[.E6]; 1.25^13; IF(1.25^14 &gt; [.F6]-[.E6]; 1.25^14; IF(1.25^15 &gt; [.F6]-[.E6]; 1.25^15; IF(1.25^16 &gt; [.F6]-[.E6]; 1.25^16; IF(1.25^17 &gt; [.F6]-[.E6]; 1.25^17; IF(1.25^18 &gt; [.F6]-[.E6]; 1.25^18; IF(1.25^19 &gt; [.F6]-[.E6]; 1.25^19; 1.25^20))))))))))))))))))))" office:value-type="float" office:value="154.728125" calcext:value-type="float">
            <text:p>154.728</text:p>
          </table:table-cell>
          <table:table-cell table:style-name="ce161" table:formula="of:=IF([.F6]&lt;[.E6]*1.25; 0; [.J6]/1.25*0.92)" office:value-type="float" office:value="113.8799" calcext:value-type="float">
            <text:p>113.880</text:p>
          </table:table-cell>
          <table:table-cell table:style-name="ce191" office:value-type="float" office:value="0" calcext:value-type="float">
            <text:p>0.000</text:p>
          </table:table-cell>
        </table:table-row>
        <table:table-row table:style-name="ro1">
          <table:covered-table-cell table:style-name="ce6"/>
          <table:covered-table-cell/>
          <table:table-cell office:value-type="string" calcext:value-type="string">
            <text:p>洋河股份L</text:p>
          </table:table-cell>
          <table:table-cell office:value-type="percentage" office:value="0.0496" calcext:value-type="percentage">
            <text:p>4.96%</text:p>
          </table:table-cell>
          <table:table-cell office:value-type="float" office:value="96.241" calcext:value-type="float">
            <text:p>96.241</text:p>
          </table:table-cell>
          <table:table-cell office:value-type="float" office:value="154.15" calcext:value-type="float">
            <text:p>154.15</text:p>
          </table:table-cell>
          <table:table-cell office:value-type="float" office:value="26.92" calcext:value-type="float">
            <text:p>26.92</text:p>
          </table:table-cell>
          <table:table-cell office:value-type="float" office:value="2323" calcext:value-type="float">
            <text:p>2323.00</text:p>
          </table:table-cell>
          <table:table-cell table:style-name="ce87" table:formula="of:=IF([.E7]&gt;0;[.F7]/[.E7]-1.0014;([.F7]-[.E7]))" office:value-type="percentage" office:value="0.600308211676936" calcext:value-type="percentage">
            <text:p>60.03%</text:p>
          </table:table-cell>
          <table:table-cell table:style-name="ce125" table:formula="of:=IF([.E7]&gt;0; IF([.E7]*1.25 &gt; [.F7];[.E7]*1.25; IF([.E7]*1.25^2 &gt; [.F7];[.E7]*1.25^2; IF([.E7]*1.25^3 &gt; [.F7];[.E7]*1.25^3; IF([.E7]*1.25^4 &gt; [.F7];[.E7]*1.25^4; IF([.E7]*1.25^5 &gt; [.F7];[.E7]*1.25^5; IF([.E7]*1.25^6 &gt; [.F7];[.E7]*1.25^6; IF([.E7]*1.25^7 &gt; [.F7]; [.E7]*1.25^7; IF([.E7]*1.25^8 &gt; [.F7]; [.E7]*1.25^8; IF([.E7]*1.25^9 &gt; [.F7]; [.E7]*1.25^9; [.E7]*1.25^10)))))))));IF(1.25 &gt; [.F7]-[.E7];1.25; IF(1.25^2 &gt; [.F7]-[.E7];1.25^2; IF(1.25^3 &gt; [.F7]-[.E7];1.25^3; IF(1.25^4 &gt; [.F7]-[.E7];1.25^4; IF(1.25^5 &gt; [.F7]-[.E7];1.25^5; IF(1.25^6 &gt; [.F7]-[.E7];1.25^6; IF(1.25^7 &gt; [.F7]-[.E7]; 1.25^7; IF(1.25^8 &gt; [.F7]-[.E7]; 1.25^8; IF(1.25^9 &gt; [.F7]-[.E7]; 1.25^9; IF(1.25^10 &gt; [.F7]-[.E7]; 1.25^10; IF(1.25^11 &gt; [.F7]-[.E7]; 1.25^11; IF(1.25^12 &gt; [.F7]-[.E7]; 1.25^12; IF(1.25^13 &gt; [.F7]-[.E7]; 1.25^13; IF(1.25^14 &gt; [.F7]-[.E7]; 1.25^14; IF(1.25^15 &gt; [.F7]-[.E7]; 1.25^15; IF(1.25^16 &gt; [.F7]-[.E7]; 1.25^16; IF(1.25^17 &gt; [.F7]-[.E7]; 1.25^17; IF(1.25^18 &gt; [.F7]-[.E7]; 1.25^18; IF(1.25^19 &gt; [.F7]-[.E7]; 1.25^19; 1.25^20))))))))))))))))))))" office:value-type="float" office:value="187.970703125" calcext:value-type="float">
            <text:p>187.971</text:p>
          </table:table-cell>
          <table:table-cell table:style-name="ce165" table:formula="of:=IF([.F7]&lt;[.E7]*1.25; 0; [.J7]/1.25*0.92)" office:value-type="float" office:value="138.3464375" calcext:value-type="float">
            <text:p>138.346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3">
          <table:covered-table-cell table:style-name="ce6"/>
          <table:covered-table-cell/>
          <table:table-cell office:value-type="string" calcext:value-type="string">
            <text:p>洋河股份D</text:p>
          </table:table-cell>
          <table:table-cell office:value-type="percentage" office:value="0.0198" calcext:value-type="percentage">
            <text:p>1.98%</text:p>
          </table:table-cell>
          <table:table-cell office:value-type="float" office:value="188.448" calcext:value-type="float">
            <text:p>188.448</text:p>
          </table:table-cell>
          <table:table-cell office:value-type="float" office:value="154.15" calcext:value-type="float">
            <text:p>154.15</text:p>
          </table:table-cell>
          <table:table-cell office:value-type="float" office:value="26.92" calcext:value-type="float">
            <text:p>26.92</text:p>
          </table:table-cell>
          <table:table-cell office:value-type="float" office:value="2323" calcext:value-type="float">
            <text:p>2323.00</text:p>
          </table:table-cell>
          <table:table-cell table:style-name="ce90" table:formula="of:=IF([.E8]&gt;0;[.F8]/[.E8]-1.0014;([.F8]-[.E8]))" office:value-type="percentage" office:value="-0.183402462217694" calcext:value-type="percentage">
            <text:p>-18.34%</text:p>
          </table:table-cell>
          <table:table-cell table:style-name="ce131" table:formula="of:=IF([.E8]&gt;0; IF([.E8]*1.25 &gt; [.F8];[.E8]*1.25; IF([.E8]*1.25^2 &gt; [.F8];[.E8]*1.25^2; IF([.E8]*1.25^3 &gt; [.F8];[.E8]*1.25^3; IF([.E8]*1.25^4 &gt; [.F8];[.E8]*1.25^4; IF([.E8]*1.25^5 &gt; [.F8];[.E8]*1.25^5; IF([.E8]*1.25^6 &gt; [.F8];[.E8]*1.25^6; IF([.E8]*1.25^7 &gt; [.F8]; [.E8]*1.25^7; IF([.E8]*1.25^8 &gt; [.F8]; [.E8]*1.25^8; IF([.E8]*1.25^9 &gt; [.F8]; [.E8]*1.25^9; [.E8]*1.25^10)))))))));IF(1.25 &gt; [.F8]-[.E8];1.25; IF(1.25^2 &gt; [.F8]-[.E8];1.25^2; IF(1.25^3 &gt; [.F8]-[.E8];1.25^3; IF(1.25^4 &gt; [.F8]-[.E8];1.25^4; IF(1.25^5 &gt; [.F8]-[.E8];1.25^5; IF(1.25^6 &gt; [.F8]-[.E8];1.25^6; IF(1.25^7 &gt; [.F8]-[.E8]; 1.25^7; IF(1.25^8 &gt; [.F8]-[.E8]; 1.25^8; IF(1.25^9 &gt; [.F8]-[.E8]; 1.25^9; IF(1.25^10 &gt; [.F8]-[.E8]; 1.25^10; IF(1.25^11 &gt; [.F8]-[.E8]; 1.25^11; IF(1.25^12 &gt; [.F8]-[.E8]; 1.25^12; IF(1.25^13 &gt; [.F8]-[.E8]; 1.25^13; IF(1.25^14 &gt; [.F8]-[.E8]; 1.25^14; IF(1.25^15 &gt; [.F8]-[.E8]; 1.25^15; IF(1.25^16 &gt; [.F8]-[.E8]; 1.25^16; IF(1.25^17 &gt; [.F8]-[.E8]; 1.25^17; IF(1.25^18 &gt; [.F8]-[.E8]; 1.25^18; IF(1.25^19 &gt; [.F8]-[.E8]; 1.25^19; 1.25^20))))))))))))))))))))" office:value-type="float" office:value="235.56" calcext:value-type="float">
            <text:p>235.560</text:p>
          </table:table-cell>
          <table:table-cell table:style-name="ce171" table:formula="of:=IF([.F8]&lt;[.E8]*1.25; 0; [.J8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2">
            <text:p>房地产</text:p>
          </table:table-cell>
          <table:table-cell table:style-name="ce13" office:value-type="percentage" office:value="0.03" calcext:value-type="percentage" table:number-columns-spanned="1" table:number-rows-spanned="2">
            <text:p>3.00%</text:p>
          </table:table-cell>
          <table:table-cell office:value-type="string" calcext:value-type="string">
            <text:p>路劲</text:p>
          </table:table-cell>
          <table:table-cell office:value-type="percentage" office:value="0.0121" calcext:value-type="percentage">
            <text:p>1.21%</text:p>
          </table:table-cell>
          <table:table-cell office:value-type="float" office:value="9.246" calcext:value-type="float">
            <text:p>9.246</text:p>
          </table:table-cell>
          <table:table-cell office:value-type="float" office:value="6.35" calcext:value-type="float">
            <text:p>6.35</text:p>
          </table:table-cell>
          <table:table-cell office:value-type="float" office:value="4.63" calcext:value-type="float">
            <text:p>4.63</text:p>
          </table:table-cell>
          <table:table-cell office:value-type="float" office:value="47.58" calcext:value-type="float">
            <text:p>47.58</text:p>
          </table:table-cell>
          <table:table-cell table:style-name="ce91" table:formula="of:=IF([.E9]&gt;0;[.F9]/[.E9]-1.0014;([.F9]-[.E9]))" office:value-type="percentage" office:value="-0.314616526065326" calcext:value-type="percentage">
            <text:p>-31.46%</text:p>
          </table:table-cell>
          <table:table-cell table:style-name="ce132" table:formula="of:=IF([.E9]&gt;0; IF([.E9]*1.25 &gt; [.F9];[.E9]*1.25; IF([.E9]*1.25^2 &gt; [.F9];[.E9]*1.25^2; IF([.E9]*1.25^3 &gt; [.F9];[.E9]*1.25^3; IF([.E9]*1.25^4 &gt; [.F9];[.E9]*1.25^4; IF([.E9]*1.25^5 &gt; [.F9];[.E9]*1.25^5; IF([.E9]*1.25^6 &gt; [.F9];[.E9]*1.25^6; IF([.E9]*1.25^7 &gt; [.F9]; [.E9]*1.25^7; IF([.E9]*1.25^8 &gt; [.F9]; [.E9]*1.25^8; IF([.E9]*1.25^9 &gt; [.F9]; [.E9]*1.25^9; [.E9]*1.25^10)))))))));IF(1.25 &gt; [.F9]-[.E9];1.25; IF(1.25^2 &gt; [.F9]-[.E9];1.25^2; IF(1.25^3 &gt; [.F9]-[.E9];1.25^3; IF(1.25^4 &gt; [.F9]-[.E9];1.25^4; IF(1.25^5 &gt; [.F9]-[.E9];1.25^5; IF(1.25^6 &gt; [.F9]-[.E9];1.25^6; IF(1.25^7 &gt; [.F9]-[.E9]; 1.25^7; IF(1.25^8 &gt; [.F9]-[.E9]; 1.25^8; IF(1.25^9 &gt; [.F9]-[.E9]; 1.25^9; IF(1.25^10 &gt; [.F9]-[.E9]; 1.25^10; IF(1.25^11 &gt; [.F9]-[.E9]; 1.25^11; IF(1.25^12 &gt; [.F9]-[.E9]; 1.25^12; IF(1.25^13 &gt; [.F9]-[.E9]; 1.25^13; IF(1.25^14 &gt; [.F9]-[.E9]; 1.25^14; IF(1.25^15 &gt; [.F9]-[.E9]; 1.25^15; IF(1.25^16 &gt; [.F9]-[.E9]; 1.25^16; IF(1.25^17 &gt; [.F9]-[.E9]; 1.25^17; IF(1.25^18 &gt; [.F9]-[.E9]; 1.25^18; IF(1.25^19 &gt; [.F9]-[.E9]; 1.25^19; 1.25^20))))))))))))))))))))" office:value-type="float" office:value="11.5575" calcext:value-type="float">
            <text:p>11.558</text:p>
          </table:table-cell>
          <table:table-cell table:style-name="ce173" table:formula="of:=IF([.F9]&lt;[.E9]*1.25; 0; [.J9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绿城中国</text:p>
          </table:table-cell>
          <table:table-cell office:value-type="percentage" office:value="0.0179" calcext:value-type="percentage">
            <text:p>1.79%</text:p>
          </table:table-cell>
          <table:table-cell office:value-type="float" office:value="11.467" calcext:value-type="float">
            <text:p>11.467</text:p>
          </table:table-cell>
          <table:table-cell table:style-name="ce33" office:value-type="float" office:value="13.14" calcext:value-type="float">
            <text:p>13.14</text:p>
          </table:table-cell>
          <table:table-cell office:value-type="float" office:value="8.28" calcext:value-type="float">
            <text:p>8.28</text:p>
          </table:table-cell>
          <table:table-cell office:value-type="float" office:value="329.9" calcext:value-type="float">
            <text:p>329.90</text:p>
          </table:table-cell>
          <table:table-cell table:style-name="ce107" table:formula="of:=IF([.E10]&gt;0;[.F10]/[.E10]-1.0014;([.F10]-[.E10]))" office:value-type="percentage" office:value="0.144496921601116" calcext:value-type="percentage">
            <text:p>14.45%</text:p>
          </table:table-cell>
          <table:table-cell table:style-name="ce133" table:formula="of:=IF([.E10]&gt;0; IF([.E10]*1.25 &gt; [.F10];[.E10]*1.25; IF([.E10]*1.25^2 &gt; [.F10];[.E10]*1.25^2; IF([.E10]*1.25^3 &gt; [.F10];[.E10]*1.25^3; IF([.E10]*1.25^4 &gt; [.F10];[.E10]*1.25^4; IF([.E10]*1.25^5 &gt; [.F10];[.E10]*1.25^5; IF([.E10]*1.25^6 &gt; [.F10];[.E10]*1.25^6; IF([.E10]*1.25^7 &gt; [.F10]; [.E10]*1.25^7; IF([.E10]*1.25^8 &gt; [.F10]; [.E10]*1.25^8; IF([.E10]*1.25^9 &gt; [.F10]; [.E10]*1.25^9; [.E10]*1.25^10)))))))));IF(1.25 &gt; [.F10]-[.E10];1.25; IF(1.25^2 &gt; [.F10]-[.E10];1.25^2; IF(1.25^3 &gt; [.F10]-[.E10];1.25^3; IF(1.25^4 &gt; [.F10]-[.E10];1.25^4; IF(1.25^5 &gt; [.F10]-[.E10];1.25^5; IF(1.25^6 &gt; [.F10]-[.E10];1.25^6; IF(1.25^7 &gt; [.F10]-[.E10]; 1.25^7; IF(1.25^8 &gt; [.F10]-[.E10]; 1.25^8; IF(1.25^9 &gt; [.F10]-[.E10]; 1.25^9; IF(1.25^10 &gt; [.F10]-[.E10]; 1.25^10; IF(1.25^11 &gt; [.F10]-[.E10]; 1.25^11; IF(1.25^12 &gt; [.F10]-[.E10]; 1.25^12; IF(1.25^13 &gt; [.F10]-[.E10]; 1.25^13; IF(1.25^14 &gt; [.F10]-[.E10]; 1.25^14; IF(1.25^15 &gt; [.F10]-[.E10]; 1.25^15; IF(1.25^16 &gt; [.F10]-[.E10]; 1.25^16; IF(1.25^17 &gt; [.F10]-[.E10]; 1.25^17; IF(1.25^18 &gt; [.F10]-[.E10]; 1.25^18; IF(1.25^19 &gt; [.F10]-[.E10]; 1.25^19; 1.25^20))))))))))))))))))))" office:value-type="float" office:value="14.33375" calcext:value-type="float">
            <text:p>14.334</text:p>
          </table:table-cell>
          <table:table-cell table:style-name="ce174" table:formula="of:=IF([.F10]&lt;[.E10]*1.25; 0; [.J10]/1.25*0.92)" office:value-type="float" office:value="0" calcext:value-type="float">
            <text:p>0.000</text:p>
          </table:table-cell>
          <table:table-cell table:style-name="ce202" office:value-type="float" office:value="13.187" calcext:value-type="float">
            <text:p>13.187</text:p>
          </table:table-cell>
        </table:table-row>
        <table:table-row table:style-name="ro2">
          <table:table-cell office:value-type="string" calcext:value-type="string" table:number-columns-spanned="1" table:number-rows-spanned="2">
            <text:p>银行</text:p>
          </table:table-cell>
          <table:table-cell table:style-name="ce13" office:value-type="percentage" office:value="0.0299" calcext:value-type="percentage" table:number-columns-spanned="1" table:number-rows-spanned="2">
            <text:p>2.99%</text:p>
          </table:table-cell>
          <table:table-cell office:value-type="string" calcext:value-type="string">
            <text:p>民生银行</text:p>
          </table:table-cell>
          <table:table-cell office:value-type="percentage" office:value="0.0084" calcext:value-type="percentage">
            <text:p>0.84%</text:p>
          </table:table-cell>
          <table:table-cell office:value-type="float" office:value="6.147" calcext:value-type="float">
            <text:p>6.147</text:p>
          </table:table-cell>
          <table:table-cell office:value-type="float" office:value="3.62" calcext:value-type="float">
            <text:p>3.62</text:p>
          </table:table-cell>
          <table:table-cell office:value-type="float" office:value="4.75" calcext:value-type="float">
            <text:p>4.75</text:p>
          </table:table-cell>
          <table:table-cell office:value-type="float" office:value="1585" calcext:value-type="float">
            <text:p>1585.00</text:p>
          </table:table-cell>
          <table:table-cell table:style-name="ce70" table:formula="of:=IF([.E11]&gt;0;[.F11]/[.E11]-1.0014;([.F11]-[.E11]))" office:value-type="percentage" office:value="-0.412494843012852" calcext:value-type="percentage">
            <text:p>-41.25%</text:p>
          </table:table-cell>
          <table:table-cell table:style-name="ce100" table:formula="of:=IF([.E11]&gt;0; IF([.E11]*1.25 &gt; [.F11];[.E11]*1.25; IF([.E11]*1.25^2 &gt; [.F11];[.E11]*1.25^2; IF([.E11]*1.25^3 &gt; [.F11];[.E11]*1.25^3; IF([.E11]*1.25^4 &gt; [.F11];[.E11]*1.25^4; IF([.E11]*1.25^5 &gt; [.F11];[.E11]*1.25^5; IF([.E11]*1.25^6 &gt; [.F11];[.E11]*1.25^6; IF([.E11]*1.25^7 &gt; [.F11]; [.E11]*1.25^7; IF([.E11]*1.25^8 &gt; [.F11]; [.E11]*1.25^8; IF([.E11]*1.25^9 &gt; [.F11]; [.E11]*1.25^9; [.E11]*1.25^10)))))))));IF(1.25 &gt; [.F11]-[.E11];1.25; IF(1.25^2 &gt; [.F11]-[.E11];1.25^2; IF(1.25^3 &gt; [.F11]-[.E11];1.25^3; IF(1.25^4 &gt; [.F11]-[.E11];1.25^4; IF(1.25^5 &gt; [.F11]-[.E11];1.25^5; IF(1.25^6 &gt; [.F11]-[.E11];1.25^6; IF(1.25^7 &gt; [.F11]-[.E11]; 1.25^7; IF(1.25^8 &gt; [.F11]-[.E11]; 1.25^8; IF(1.25^9 &gt; [.F11]-[.E11]; 1.25^9; IF(1.25^10 &gt; [.F11]-[.E11]; 1.25^10; IF(1.25^11 &gt; [.F11]-[.E11]; 1.25^11; IF(1.25^12 &gt; [.F11]-[.E11]; 1.25^12; IF(1.25^13 &gt; [.F11]-[.E11]; 1.25^13; IF(1.25^14 &gt; [.F11]-[.E11]; 1.25^14; IF(1.25^15 &gt; [.F11]-[.E11]; 1.25^15; IF(1.25^16 &gt; [.F11]-[.E11]; 1.25^16; IF(1.25^17 &gt; [.F11]-[.E11]; 1.25^17; IF(1.25^18 &gt; [.F11]-[.E11]; 1.25^18; IF(1.25^19 &gt; [.F11]-[.E11]; 1.25^19; 1.25^20))))))))))))))))))))" office:value-type="float" office:value="7.68375" calcext:value-type="float">
            <text:p>7.684</text:p>
          </table:table-cell>
          <table:table-cell table:style-name="ce150" table:formula="of:=IF([.F11]&lt;[.E11]*1.25; 0; [.J11]/1.25*0.92)" office:value-type="float" office:value="0" calcext:value-type="float">
            <text:p>0.000</text:p>
          </table:table-cell>
          <table:table-cell table:style-name="ce186" office:value-type="float" office:value="0" calcext:value-type="float">
            <text:p>0.000</text:p>
          </table:table-cell>
        </table:table-row>
        <table:table-row table:style-name="ro3">
          <table:covered-table-cell/>
          <table:covered-table-cell table:style-name="ce13"/>
          <table:table-cell office:value-type="string" calcext:value-type="string">
            <text:p>农业银行H</text:p>
          </table:table-cell>
          <table:table-cell office:value-type="percentage" office:value="0.0215" calcext:value-type="percentage">
            <text:p>2.15%</text:p>
          </table:table-cell>
          <table:table-cell office:value-type="float" office:value="2.678" calcext:value-type="float">
            <text:p>2.678</text:p>
          </table:table-cell>
          <table:table-cell office:value-type="float" office:value="2.93" calcext:value-type="float">
            <text:p>2.93</text:p>
          </table:table-cell>
          <table:table-cell office:value-type="float" office:value="3.56" calcext:value-type="float">
            <text:p>3.56</text:p>
          </table:table-cell>
          <table:table-cell office:value-type="float" office:value="10000" calcext:value-type="float">
            <text:p>10000.00</text:p>
          </table:table-cell>
          <table:table-cell table:style-name="ce71" table:formula="of:=IF([.E12]&gt;0;[.F12]/[.E12]-1.0014;([.F12]-[.E12]))" office:value-type="percentage" office:value="0.092700074682599" calcext:value-type="percentage">
            <text:p>9.27%</text:p>
          </table:table-cell>
          <table:table-cell table:style-name="ce102" table:formula="of:=IF([.E12]&gt;0; IF([.E12]*1.25 &gt; [.F12];[.E12]*1.25; IF([.E12]*1.25^2 &gt; [.F12];[.E12]*1.25^2; IF([.E12]*1.25^3 &gt; [.F12];[.E12]*1.25^3; IF([.E12]*1.25^4 &gt; [.F12];[.E12]*1.25^4; IF([.E12]*1.25^5 &gt; [.F12];[.E12]*1.25^5; IF([.E12]*1.25^6 &gt; [.F12];[.E12]*1.25^6; IF([.E12]*1.25^7 &gt; [.F12]; [.E12]*1.25^7; IF([.E12]*1.25^8 &gt; [.F12]; [.E12]*1.25^8; IF([.E12]*1.25^9 &gt; [.F12]; [.E12]*1.25^9; [.E12]*1.25^10)))))))));IF(1.25 &gt; [.F12]-[.E12];1.25; IF(1.25^2 &gt; [.F12]-[.E12];1.25^2; IF(1.25^3 &gt; [.F12]-[.E12];1.25^3; IF(1.25^4 &gt; [.F12]-[.E12];1.25^4; IF(1.25^5 &gt; [.F12]-[.E12];1.25^5; IF(1.25^6 &gt; [.F12]-[.E12];1.25^6; IF(1.25^7 &gt; [.F12]-[.E12]; 1.25^7; IF(1.25^8 &gt; [.F12]-[.E12]; 1.25^8; IF(1.25^9 &gt; [.F12]-[.E12]; 1.25^9; IF(1.25^10 &gt; [.F12]-[.E12]; 1.25^10; IF(1.25^11 &gt; [.F12]-[.E12]; 1.25^11; IF(1.25^12 &gt; [.F12]-[.E12]; 1.25^12; IF(1.25^13 &gt; [.F12]-[.E12]; 1.25^13; IF(1.25^14 &gt; [.F12]-[.E12]; 1.25^14; IF(1.25^15 &gt; [.F12]-[.E12]; 1.25^15; IF(1.25^16 &gt; [.F12]-[.E12]; 1.25^16; IF(1.25^17 &gt; [.F12]-[.E12]; 1.25^17; IF(1.25^18 &gt; [.F12]-[.E12]; 1.25^18; IF(1.25^19 &gt; [.F12]-[.E12]; 1.25^19; 1.25^20))))))))))))))))))))" office:value-type="float" office:value="3.3475" calcext:value-type="float">
            <text:p>3.348</text:p>
          </table:table-cell>
          <table:table-cell table:style-name="ce151" table:formula="of:=IF([.F12]&lt;[.E12]*1.25; 0; [.J12]/1.25*0.92)" office:value-type="float" office:value="0" calcext:value-type="float">
            <text:p>0.000</text:p>
          </table:table-cell>
          <table:table-cell table:style-name="ce187" office:value-type="float" office:value="0" calcext:value-type="float">
            <text:p>0.000</text:p>
          </table:table-cell>
        </table:table-row>
        <table:table-row table:style-name="ro4">
          <table:table-cell table:style-name="ce5" office:value-type="string" calcext:value-type="string">
            <text:p>非银金融</text:p>
          </table:table-cell>
          <table:table-cell table:style-name="ce13" office:value-type="percentage" office:value="0.0257" calcext:value-type="percentage">
            <text:p>2.57%</text:p>
          </table:table-cell>
          <table:table-cell office:value-type="string" calcext:value-type="string">
            <text:p>新华保险H</text:p>
          </table:table-cell>
          <table:table-cell office:value-type="percentage" office:value="0.0257" calcext:value-type="percentage">
            <text:p>2.57%</text:p>
          </table:table-cell>
          <table:table-cell office:value-type="float" office:value="30.533" calcext:value-type="float">
            <text:p>30.533</text:p>
          </table:table-cell>
          <table:table-cell office:value-type="float" office:value="18.92" calcext:value-type="float">
            <text:p>18.92</text:p>
          </table:table-cell>
          <table:table-cell office:value-type="float" office:value="4.72" calcext:value-type="float">
            <text:p>4.72</text:p>
          </table:table-cell>
          <table:table-cell office:value-type="float" office:value="590.2" calcext:value-type="float">
            <text:p>590.20</text:p>
          </table:table-cell>
          <table:table-cell table:style-name="ce72" table:formula="of:=IF([.E13]&gt;0;[.F13]/[.E13]-1.0014;([.F13]-[.E13]))" office:value-type="percentage" office:value="-0.381742580159172" calcext:value-type="percentage">
            <text:p>-38.17%</text:p>
          </table:table-cell>
          <table:table-cell table:style-name="ce113" table:formula="of:=IF([.E13]&gt;0; IF([.E13]*1.25 &gt; [.F13];[.E13]*1.25; IF([.E13]*1.25^2 &gt; [.F13];[.E13]*1.25^2; IF([.E13]*1.25^3 &gt; [.F13];[.E13]*1.25^3; IF([.E13]*1.25^4 &gt; [.F13];[.E13]*1.25^4; IF([.E13]*1.25^5 &gt; [.F13];[.E13]*1.25^5; IF([.E13]*1.25^6 &gt; [.F13];[.E13]*1.25^6; IF([.E13]*1.25^7 &gt; [.F13]; [.E13]*1.25^7; IF([.E13]*1.25^8 &gt; [.F13]; [.E13]*1.25^8; IF([.E13]*1.25^9 &gt; [.F13]; [.E13]*1.25^9; [.E13]*1.25^10)))))))));IF(1.25 &gt; [.F13]-[.E13];1.25; IF(1.25^2 &gt; [.F13]-[.E13];1.25^2; IF(1.25^3 &gt; [.F13]-[.E13];1.25^3; IF(1.25^4 &gt; [.F13]-[.E13];1.25^4; IF(1.25^5 &gt; [.F13]-[.E13];1.25^5; IF(1.25^6 &gt; [.F13]-[.E13];1.25^6; IF(1.25^7 &gt; [.F13]-[.E13]; 1.25^7; IF(1.25^8 &gt; [.F13]-[.E13]; 1.25^8; IF(1.25^9 &gt; [.F13]-[.E13]; 1.25^9; IF(1.25^10 &gt; [.F13]-[.E13]; 1.25^10; IF(1.25^11 &gt; [.F13]-[.E13]; 1.25^11; IF(1.25^12 &gt; [.F13]-[.E13]; 1.25^12; IF(1.25^13 &gt; [.F13]-[.E13]; 1.25^13; IF(1.25^14 &gt; [.F13]-[.E13]; 1.25^14; IF(1.25^15 &gt; [.F13]-[.E13]; 1.25^15; IF(1.25^16 &gt; [.F13]-[.E13]; 1.25^16; IF(1.25^17 &gt; [.F13]-[.E13]; 1.25^17; IF(1.25^18 &gt; [.F13]-[.E13]; 1.25^18; IF(1.25^19 &gt; [.F13]-[.E13]; 1.25^19; 1.25^20))))))))))))))))))))" office:value-type="float" office:value="38.16625" calcext:value-type="float">
            <text:p>38.166</text:p>
          </table:table-cell>
          <table:table-cell table:style-name="ce152" table:formula="of:=IF([.F13]&lt;[.E13]*1.25; 0; [.J13]/1.25*0.92)" office:value-type="float" office:value="0" calcext:value-type="float">
            <text:p>0.000</text:p>
          </table:table-cell>
          <table:table-cell table:style-name="ce188" office:value-type="float" office:value="0" calcext:value-type="float">
            <text:p>0.000</text:p>
          </table:table-cell>
        </table:table-row>
        <table:table-row table:style-name="ro3">
          <table:table-cell table:style-name="ce8" office:value-type="string" calcext:value-type="string" table:number-columns-spanned="1" table:number-rows-spanned="4">
            <text:p>软件服务</text:p>
          </table:table-cell>
          <table:table-cell table:style-name="ce13" office:value-type="percentage" office:value="0.3029" calcext:value-type="percentage" table:number-columns-spanned="1" table:number-rows-spanned="4">
            <text:p>30.29%</text:p>
          </table:table-cell>
          <table:table-cell office:value-type="string" calcext:value-type="string">
            <text:p>腾讯控股L</text:p>
          </table:table-cell>
          <table:table-cell office:value-type="percentage" office:value="0.114" calcext:value-type="percentage">
            <text:p>11.40%</text:p>
          </table:table-cell>
          <table:table-cell office:value-type="float" office:value="380" calcext:value-type="float">
            <text:p>380.000</text:p>
          </table:table-cell>
          <table:table-cell office:value-type="float" office:value="349.2" calcext:value-type="float">
            <text:p>349.2</text:p>
          </table:table-cell>
          <table:table-cell office:value-type="float" office:value="12.19" calcext:value-type="float">
            <text:p>12.19</text:p>
          </table:table-cell>
          <table:table-cell office:value-type="float" office:value="34000" calcext:value-type="float">
            <text:p>34000.00</text:p>
          </table:table-cell>
          <table:table-cell table:style-name="ce73" table:formula="of:=IF([.E14]&gt;0;[.F14]/[.E14]-1.0014;([.F14]-[.E14]))" office:value-type="percentage" office:value="-0.0824526315789474" calcext:value-type="percentage">
            <text:p>-8.25%</text:p>
          </table:table-cell>
          <table:table-cell table:style-name="ce115" table:formula="of:=IF([.E14]&gt;0; IF([.E14]*1.25 &gt; [.F14];[.E14]*1.25; IF([.E14]*1.25^2 &gt; [.F14];[.E14]*1.25^2; IF([.E14]*1.25^3 &gt; [.F14];[.E14]*1.25^3; IF([.E14]*1.25^4 &gt; [.F14];[.E14]*1.25^4; IF([.E14]*1.25^5 &gt; [.F14];[.E14]*1.25^5; IF([.E14]*1.25^6 &gt; [.F14];[.E14]*1.25^6; IF([.E14]*1.25^7 &gt; [.F14]; [.E14]*1.25^7; IF([.E14]*1.25^8 &gt; [.F14]; [.E14]*1.25^8; IF([.E14]*1.25^9 &gt; [.F14]; [.E14]*1.25^9; [.E14]*1.25^10)))))))));IF(1.25 &gt; [.F14]-[.E14];1.25; IF(1.25^2 &gt; [.F14]-[.E14];1.25^2; IF(1.25^3 &gt; [.F14]-[.E14];1.25^3; IF(1.25^4 &gt; [.F14]-[.E14];1.25^4; IF(1.25^5 &gt; [.F14]-[.E14];1.25^5; IF(1.25^6 &gt; [.F14]-[.E14];1.25^6; IF(1.25^7 &gt; [.F14]-[.E14]; 1.25^7; IF(1.25^8 &gt; [.F14]-[.E14]; 1.25^8; IF(1.25^9 &gt; [.F14]-[.E14]; 1.25^9; IF(1.25^10 &gt; [.F14]-[.E14]; 1.25^10; IF(1.25^11 &gt; [.F14]-[.E14]; 1.25^11; IF(1.25^12 &gt; [.F14]-[.E14]; 1.25^12; IF(1.25^13 &gt; [.F14]-[.E14]; 1.25^13; IF(1.25^14 &gt; [.F14]-[.E14]; 1.25^14; IF(1.25^15 &gt; [.F14]-[.E14]; 1.25^15; IF(1.25^16 &gt; [.F14]-[.E14]; 1.25^16; IF(1.25^17 &gt; [.F14]-[.E14]; 1.25^17; IF(1.25^18 &gt; [.F14]-[.E14]; 1.25^18; IF(1.25^19 &gt; [.F14]-[.E14]; 1.25^19; 1.25^20))))))))))))))))))))" office:value-type="float" office:value="475" calcext:value-type="float">
            <text:p>475.000</text:p>
          </table:table-cell>
          <table:table-cell table:style-name="ce153" table:formula="of:=IF([.F14]&lt;[.E14]*1.25; 0; [.J14]/1.25*0.92)" office:value-type="float" office:value="0" calcext:value-type="float">
            <text:p>0.000</text:p>
          </table:table-cell>
          <table:table-cell table:style-name="ce189" office:value-type="float" office:value="0" calcext:value-type="float">
            <text:p>0.000</text:p>
          </table:table-cell>
        </table:table-row>
        <table:table-row table:style-name="ro3">
          <table:covered-table-cell table:style-name="ce8"/>
          <table:covered-table-cell/>
          <table:table-cell office:value-type="string" calcext:value-type="string">
            <text:p>腾讯控股D</text:p>
          </table:table-cell>
          <table:table-cell office:value-type="percentage" office:value="0.1045" calcext:value-type="percentage">
            <text:p>10.45%</text:p>
          </table:table-cell>
          <table:table-cell office:value-type="float" office:value="435" calcext:value-type="float">
            <text:p>435.000</text:p>
          </table:table-cell>
          <table:table-cell office:value-type="float" office:value="349.2" calcext:value-type="float">
            <text:p>349.2</text:p>
          </table:table-cell>
          <table:table-cell office:value-type="float" office:value="12.19" calcext:value-type="float">
            <text:p>12.19</text:p>
          </table:table-cell>
          <table:table-cell office:value-type="float" office:value="34000" calcext:value-type="float">
            <text:p>34000.00</text:p>
          </table:table-cell>
          <table:table-cell table:style-name="ce73" table:formula="of:=IF([.E15]&gt;0;[.F15]/[.E15]-1.0014;([.F15]-[.E15]))" office:value-type="percentage" office:value="-0.198641379310345" calcext:value-type="percentage">
            <text:p>-19.86%</text:p>
          </table:table-cell>
          <table:table-cell table:style-name="ce115" table:formula="of:=IF([.E15]&gt;0; IF([.E15]*1.25 &gt; [.F15];[.E15]*1.25; IF([.E15]*1.25^2 &gt; [.F15];[.E15]*1.25^2; IF([.E15]*1.25^3 &gt; [.F15];[.E15]*1.25^3; IF([.E15]*1.25^4 &gt; [.F15];[.E15]*1.25^4; IF([.E15]*1.25^5 &gt; [.F15];[.E15]*1.25^5; IF([.E15]*1.25^6 &gt; [.F15];[.E15]*1.25^6; IF([.E15]*1.25^7 &gt; [.F15]; [.E15]*1.25^7; IF([.E15]*1.25^8 &gt; [.F15]; [.E15]*1.25^8; IF([.E15]*1.25^9 &gt; [.F15]; [.E15]*1.25^9; [.E15]*1.25^10)))))))));IF(1.25 &gt; [.F15]-[.E15];1.25; IF(1.25^2 &gt; [.F15]-[.E15];1.25^2; IF(1.25^3 &gt; [.F15]-[.E15];1.25^3; IF(1.25^4 &gt; [.F15]-[.E15];1.25^4; IF(1.25^5 &gt; [.F15]-[.E15];1.25^5; IF(1.25^6 &gt; [.F15]-[.E15];1.25^6; IF(1.25^7 &gt; [.F15]-[.E15]; 1.25^7; IF(1.25^8 &gt; [.F15]-[.E15]; 1.25^8; IF(1.25^9 &gt; [.F15]-[.E15]; 1.25^9; IF(1.25^10 &gt; [.F15]-[.E15]; 1.25^10; IF(1.25^11 &gt; [.F15]-[.E15]; 1.25^11; IF(1.25^12 &gt; [.F15]-[.E15]; 1.25^12; IF(1.25^13 &gt; [.F15]-[.E15]; 1.25^13; IF(1.25^14 &gt; [.F15]-[.E15]; 1.25^14; IF(1.25^15 &gt; [.F15]-[.E15]; 1.25^15; IF(1.25^16 &gt; [.F15]-[.E15]; 1.25^16; IF(1.25^17 &gt; [.F15]-[.E15]; 1.25^17; IF(1.25^18 &gt; [.F15]-[.E15]; 1.25^18; IF(1.25^19 &gt; [.F15]-[.E15]; 1.25^19; 1.25^20))))))))))))))))))))" office:value-type="float" office:value="543.75" calcext:value-type="float">
            <text:p>543.750</text:p>
          </table:table-cell>
          <table:table-cell table:style-name="ce153" table:formula="of:=IF([.F15]&lt;[.E15]*1.25; 0; [.J15]/1.25*0.92)" office:value-type="float" office:value="0" calcext:value-type="float">
            <text:p>0.000</text:p>
          </table:table-cell>
          <table:table-cell table:style-name="ce189" office:value-type="float" office:value="0" calcext:value-type="float">
            <text:p>0.000</text:p>
          </table:table-cell>
        </table:table-row>
        <table:table-row table:style-name="ro3">
          <table:covered-table-cell table:style-name="ce8"/>
          <table:covered-table-cell/>
          <table:table-cell office:value-type="string" calcext:value-type="string">
            <text:p>腾讯控股F</text:p>
          </table:table-cell>
          <table:table-cell office:value-type="percentage" office:value="0.076" calcext:value-type="percentage">
            <text:p>7.60%</text:p>
          </table:table-cell>
          <table:table-cell office:value-type="float" office:value="390" calcext:value-type="float">
            <text:p>390.000</text:p>
          </table:table-cell>
          <table:table-cell office:value-type="float" office:value="349.2" calcext:value-type="float">
            <text:p>349.2</text:p>
          </table:table-cell>
          <table:table-cell table:style-name="ce45" office:value-type="float" office:value="12.19" calcext:value-type="float">
            <text:p>12.190</text:p>
          </table:table-cell>
          <table:table-cell office:value-type="float" office:value="34000" calcext:value-type="float">
            <text:p>34000.00</text:p>
          </table:table-cell>
          <table:table-cell table:style-name="ce73" table:formula="of:=IF([.E16]&gt;0;[.F16]/[.E16]-1.0014;([.F16]-[.E16]))" office:value-type="percentage" office:value="-0.106015384615385" calcext:value-type="percentage">
            <text:p>-10.60%</text:p>
          </table:table-cell>
          <table:table-cell table:style-name="ce115" table:formula="of:=IF([.E16]&gt;0; IF([.E16]*1.25 &gt; [.F16];[.E16]*1.25; IF([.E16]*1.25^2 &gt; [.F16];[.E16]*1.25^2; IF([.E16]*1.25^3 &gt; [.F16];[.E16]*1.25^3; IF([.E16]*1.25^4 &gt; [.F16];[.E16]*1.25^4; IF([.E16]*1.25^5 &gt; [.F16];[.E16]*1.25^5; IF([.E16]*1.25^6 &gt; [.F16];[.E16]*1.25^6; IF([.E16]*1.25^7 &gt; [.F16]; [.E16]*1.25^7; IF([.E16]*1.25^8 &gt; [.F16]; [.E16]*1.25^8; IF([.E16]*1.25^9 &gt; [.F16]; [.E16]*1.25^9; [.E16]*1.25^10)))))))));IF(1.25 &gt; [.F16]-[.E16];1.25; IF(1.25^2 &gt; [.F16]-[.E16];1.25^2; IF(1.25^3 &gt; [.F16]-[.E16];1.25^3; IF(1.25^4 &gt; [.F16]-[.E16];1.25^4; IF(1.25^5 &gt; [.F16]-[.E16];1.25^5; IF(1.25^6 &gt; [.F16]-[.E16];1.25^6; IF(1.25^7 &gt; [.F16]-[.E16]; 1.25^7; IF(1.25^8 &gt; [.F16]-[.E16]; 1.25^8; IF(1.25^9 &gt; [.F16]-[.E16]; 1.25^9; IF(1.25^10 &gt; [.F16]-[.E16]; 1.25^10; IF(1.25^11 &gt; [.F16]-[.E16]; 1.25^11; IF(1.25^12 &gt; [.F16]-[.E16]; 1.25^12; IF(1.25^13 &gt; [.F16]-[.E16]; 1.25^13; IF(1.25^14 &gt; [.F16]-[.E16]; 1.25^14; IF(1.25^15 &gt; [.F16]-[.E16]; 1.25^15; IF(1.25^16 &gt; [.F16]-[.E16]; 1.25^16; IF(1.25^17 &gt; [.F16]-[.E16]; 1.25^17; IF(1.25^18 &gt; [.F16]-[.E16]; 1.25^18; IF(1.25^19 &gt; [.F16]-[.E16]; 1.25^19; 1.25^20))))))))))))))))))))" office:value-type="float" office:value="487.5" calcext:value-type="float">
            <text:p>487.500</text:p>
          </table:table-cell>
          <table:table-cell table:style-name="ce153" table:formula="of:=IF([.F16]&lt;[.E16]*1.25; 0; [.J16]/1.25*0.92)" office:value-type="float" office:value="0" calcext:value-type="float">
            <text:p>0.000</text:p>
          </table:table-cell>
          <table:table-cell table:style-name="ce189" office:value-type="float" office:value="0" calcext:value-type="float">
            <text:p>0.000</text:p>
          </table:table-cell>
        </table:table-row>
        <table:table-row table:style-name="ro2">
          <table:covered-table-cell table:style-name="ce8"/>
          <table:covered-table-cell/>
          <table:table-cell office:value-type="string" calcext:value-type="string">
            <text:p>心动公司</text:p>
          </table:table-cell>
          <table:table-cell office:value-type="percentage" office:value="0.0084" calcext:value-type="percentage">
            <text:p>0.84%</text:p>
          </table:table-cell>
          <table:table-cell office:value-type="float" office:value="45.669" calcext:value-type="float">
            <text:p>45.669</text:p>
          </table:table-cell>
          <table:table-cell office:value-type="float" office:value="19.2" calcext:value-type="float">
            <text:p>19.2</text:p>
          </table:table-cell>
          <table:table-cell office:value-type="string" calcext:value-type="string">
            <text:p>-</text:p>
          </table:table-cell>
          <table:table-cell office:value-type="float" office:value="92.24" calcext:value-type="float">
            <text:p>92.24</text:p>
          </table:table-cell>
          <table:table-cell table:style-name="ce73" table:formula="of:=IF([.E17]&gt;0;[.F17]/[.E17]-1.0014;([.F17]-[.E17]))" office:value-type="percentage" office:value="-0.580983524929383" calcext:value-type="percentage">
            <text:p>-58.10%</text:p>
          </table:table-cell>
          <table:table-cell table:style-name="ce115" table:formula="of:=IF([.E17]&gt;0; IF([.E17]*1.25 &gt; [.F17];[.E17]*1.25; IF([.E17]*1.25^2 &gt; [.F17];[.E17]*1.25^2; IF([.E17]*1.25^3 &gt; [.F17];[.E17]*1.25^3; IF([.E17]*1.25^4 &gt; [.F17];[.E17]*1.25^4; IF([.E17]*1.25^5 &gt; [.F17];[.E17]*1.25^5; IF([.E17]*1.25^6 &gt; [.F17];[.E17]*1.25^6; IF([.E17]*1.25^7 &gt; [.F17]; [.E17]*1.25^7; IF([.E17]*1.25^8 &gt; [.F17]; [.E17]*1.25^8; IF([.E17]*1.25^9 &gt; [.F17]; [.E17]*1.25^9; [.E17]*1.25^10)))))))));IF(1.25 &gt; [.F17]-[.E17];1.25; IF(1.25^2 &gt; [.F17]-[.E17];1.25^2; IF(1.25^3 &gt; [.F17]-[.E17];1.25^3; IF(1.25^4 &gt; [.F17]-[.E17];1.25^4; IF(1.25^5 &gt; [.F17]-[.E17];1.25^5; IF(1.25^6 &gt; [.F17]-[.E17];1.25^6; IF(1.25^7 &gt; [.F17]-[.E17]; 1.25^7; IF(1.25^8 &gt; [.F17]-[.E17]; 1.25^8; IF(1.25^9 &gt; [.F17]-[.E17]; 1.25^9; IF(1.25^10 &gt; [.F17]-[.E17]; 1.25^10; IF(1.25^11 &gt; [.F17]-[.E17]; 1.25^11; IF(1.25^12 &gt; [.F17]-[.E17]; 1.25^12; IF(1.25^13 &gt; [.F17]-[.E17]; 1.25^13; IF(1.25^14 &gt; [.F17]-[.E17]; 1.25^14; IF(1.25^15 &gt; [.F17]-[.E17]; 1.25^15; IF(1.25^16 &gt; [.F17]-[.E17]; 1.25^16; IF(1.25^17 &gt; [.F17]-[.E17]; 1.25^17; IF(1.25^18 &gt; [.F17]-[.E17]; 1.25^18; IF(1.25^19 &gt; [.F17]-[.E17]; 1.25^19; 1.25^20))))))))))))))))))))" office:value-type="float" office:value="57.08625" calcext:value-type="float">
            <text:p>57.086</text:p>
          </table:table-cell>
          <table:table-cell table:style-name="ce153" table:formula="of:=IF([.F17]&lt;[.E17]*1.25; 0; [.J17]/1.25*0.92)" office:value-type="float" office:value="0" calcext:value-type="float">
            <text:p>0.000</text:p>
          </table:table-cell>
          <table:table-cell table:style-name="ce189" office:value-type="float" office:value="0" calcext:value-type="float">
            <text:p>0.000</text:p>
          </table:table-cell>
        </table:table-row>
        <table:table-row table:style-name="ro5">
          <table:table-cell table:style-name="ce8" office:value-type="string" calcext:value-type="string">
            <text:p>医疗保健</text:p>
          </table:table-cell>
          <table:table-cell table:style-name="ce13" office:value-type="percentage" office:value="0.0036" calcext:value-type="percentage">
            <text:p>0.36%</text:p>
          </table:table-cell>
          <table:table-cell office:value-type="string" calcext:value-type="string">
            <text:p>微创医疗</text:p>
          </table:table-cell>
          <table:table-cell office:value-type="percentage" office:value="0.0036" calcext:value-type="percentage">
            <text:p>0.36%</text:p>
          </table:table-cell>
          <table:table-cell office:value-type="float" office:value="41.9" calcext:value-type="float">
            <text:p>41.900</text:p>
          </table:table-cell>
          <table:table-cell office:value-type="float" office:value="13.2" calcext:value-type="float">
            <text:p>13.2</text:p>
          </table:table-cell>
          <table:table-cell office:value-type="string" calcext:value-type="string">
            <text:p>-</text:p>
          </table:table-cell>
          <table:table-cell office:value-type="float" office:value="240.5" calcext:value-type="float">
            <text:p>240.50</text:p>
          </table:table-cell>
          <table:table-cell table:style-name="ce73" table:formula="of:=IF([.E18]&gt;0;[.F18]/[.E18]-1.0014;([.F18]-[.E18]))" office:value-type="percentage" office:value="-0.686364200477327" calcext:value-type="percentage">
            <text:p>-68.64%</text:p>
          </table:table-cell>
          <table:table-cell table:style-name="ce115" table:formula="of:=IF([.E18]&gt;0; IF([.E18]*1.25 &gt; [.F18];[.E18]*1.25; IF([.E18]*1.25^2 &gt; [.F18];[.E18]*1.25^2; IF([.E18]*1.25^3 &gt; [.F18];[.E18]*1.25^3; IF([.E18]*1.25^4 &gt; [.F18];[.E18]*1.25^4; IF([.E18]*1.25^5 &gt; [.F18];[.E18]*1.25^5; IF([.E18]*1.25^6 &gt; [.F18];[.E18]*1.25^6; IF([.E18]*1.25^7 &gt; [.F18]; [.E18]*1.25^7; IF([.E18]*1.25^8 &gt; [.F18]; [.E18]*1.25^8; IF([.E18]*1.25^9 &gt; [.F18]; [.E18]*1.25^9; [.E18]*1.25^10)))))))));IF(1.25 &gt; [.F18]-[.E18];1.25; IF(1.25^2 &gt; [.F18]-[.E18];1.25^2; IF(1.25^3 &gt; [.F18]-[.E18];1.25^3; IF(1.25^4 &gt; [.F18]-[.E18];1.25^4; IF(1.25^5 &gt; [.F18]-[.E18];1.25^5; IF(1.25^6 &gt; [.F18]-[.E18];1.25^6; IF(1.25^7 &gt; [.F18]-[.E18]; 1.25^7; IF(1.25^8 &gt; [.F18]-[.E18]; 1.25^8; IF(1.25^9 &gt; [.F18]-[.E18]; 1.25^9; IF(1.25^10 &gt; [.F18]-[.E18]; 1.25^10; IF(1.25^11 &gt; [.F18]-[.E18]; 1.25^11; IF(1.25^12 &gt; [.F18]-[.E18]; 1.25^12; IF(1.25^13 &gt; [.F18]-[.E18]; 1.25^13; IF(1.25^14 &gt; [.F18]-[.E18]; 1.25^14; IF(1.25^15 &gt; [.F18]-[.E18]; 1.25^15; IF(1.25^16 &gt; [.F18]-[.E18]; 1.25^16; IF(1.25^17 &gt; [.F18]-[.E18]; 1.25^17; IF(1.25^18 &gt; [.F18]-[.E18]; 1.25^18; IF(1.25^19 &gt; [.F18]-[.E18]; 1.25^19; 1.25^20))))))))))))))))))))" office:value-type="float" office:value="52.375" calcext:value-type="float">
            <text:p>52.375</text:p>
          </table:table-cell>
          <table:table-cell table:style-name="ce153" table:formula="of:=IF([.F18]&lt;[.E18]*1.25; 0; [.J18]/1.25*0.92)" office:value-type="float" office:value="0" calcext:value-type="float">
            <text:p>0.000</text:p>
          </table:table-cell>
          <table:table-cell table:style-name="ce189" office:value-type="float" office:value="0" calcext:value-type="float">
            <text:p>0.000</text:p>
          </table:table-cell>
        </table:table-row>
        <table:table-row table:style-name="ro3">
          <table:table-cell office:value-type="string" calcext:value-type="string">
            <text:p>ETF</text:p>
          </table:table-cell>
          <table:table-cell table:style-name="ce13" office:value-type="percentage" office:value="0.0327" calcext:value-type="percentage">
            <text:p>3.27%</text:p>
          </table:table-cell>
          <table:table-cell office:value-type="string" calcext:value-type="string">
            <text:p>恒生ETF</text:p>
          </table:table-cell>
          <table:table-cell office:value-type="percentage" office:value="0.0327" calcext:value-type="percentage">
            <text:p>3.27%</text:p>
          </table:table-cell>
          <table:table-cell office:value-type="float" office:value="1.4" calcext:value-type="float">
            <text:p>1.400</text:p>
          </table:table-cell>
          <table:table-cell office:value-type="float" office:value="1.072" calcext:value-type="float">
            <text:p>1.072</text:p>
          </table:table-cell>
          <table:table-cell office:value-type="float" office:value="9.22" calcext:value-type="float">
            <text:p>9.22</text:p>
          </table:table-cell>
          <table:table-cell office:value-type="string" calcext:value-type="string">
            <text:p>-</text:p>
          </table:table-cell>
          <table:table-cell table:style-name="ce75" table:formula="of:=IF([.E19]&gt;0;[.F19]/[.E19]-1.0014;([.F19]-[.E19]))" office:value-type="percentage" office:value="-0.235685714285714" calcext:value-type="percentage">
            <text:p>-23.57%</text:p>
          </table:table-cell>
          <table:table-cell table:style-name="ce117" table:formula="of:=IF([.E19]&gt;0; IF([.E19]*1.25 &gt; [.F19];[.E19]*1.25; IF([.E19]*1.25^2 &gt; [.F19];[.E19]*1.25^2; IF([.E19]*1.25^3 &gt; [.F19];[.E19]*1.25^3; IF([.E19]*1.25^4 &gt; [.F19];[.E19]*1.25^4; IF([.E19]*1.25^5 &gt; [.F19];[.E19]*1.25^5; IF([.E19]*1.25^6 &gt; [.F19];[.E19]*1.25^6; IF([.E19]*1.25^7 &gt; [.F19]; [.E19]*1.25^7; IF([.E19]*1.25^8 &gt; [.F19]; [.E19]*1.25^8; IF([.E19]*1.25^9 &gt; [.F19]; [.E19]*1.25^9; [.E19]*1.25^10)))))))));IF(1.25 &gt; [.F19]-[.E19];1.25; IF(1.25^2 &gt; [.F19]-[.E19];1.25^2; IF(1.25^3 &gt; [.F19]-[.E19];1.25^3; IF(1.25^4 &gt; [.F19]-[.E19];1.25^4; IF(1.25^5 &gt; [.F19]-[.E19];1.25^5; IF(1.25^6 &gt; [.F19]-[.E19];1.25^6; IF(1.25^7 &gt; [.F19]-[.E19]; 1.25^7; IF(1.25^8 &gt; [.F19]-[.E19]; 1.25^8; IF(1.25^9 &gt; [.F19]-[.E19]; 1.25^9; IF(1.25^10 &gt; [.F19]-[.E19]; 1.25^10; IF(1.25^11 &gt; [.F19]-[.E19]; 1.25^11; IF(1.25^12 &gt; [.F19]-[.E19]; 1.25^12; IF(1.25^13 &gt; [.F19]-[.E19]; 1.25^13; IF(1.25^14 &gt; [.F19]-[.E19]; 1.25^14; IF(1.25^15 &gt; [.F19]-[.E19]; 1.25^15; IF(1.25^16 &gt; [.F19]-[.E19]; 1.25^16; IF(1.25^17 &gt; [.F19]-[.E19]; 1.25^17; IF(1.25^18 &gt; [.F19]-[.E19]; 1.25^18; IF(1.25^19 &gt; [.F19]-[.E19]; 1.25^19; 1.25^20))))))))))))))))))))" office:value-type="float" office:value="1.75" calcext:value-type="float">
            <text:p>1.750</text:p>
          </table:table-cell>
          <table:table-cell table:style-name="ce156" table:formula="of:=IF([.F19]&lt;[.E19]*1.25; 0; [.J19]/1.25*0.92)" office:value-type="float" office:value="0" calcext:value-type="float">
            <text:p>0.000</text:p>
          </table:table-cell>
          <table:table-cell table:style-name="ce190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交通运输</text:p>
          </table:table-cell>
          <table:table-cell table:style-name="ce13" office:value-type="percentage" office:value="0.0341" calcext:value-type="percentage">
            <text:p>3.41%</text:p>
          </table:table-cell>
          <table:table-cell office:value-type="string" calcext:value-type="string">
            <text:p><text:s/>上海机场</text:p>
          </table:table-cell>
          <table:table-cell office:value-type="percentage" office:value="0.0341" calcext:value-type="percentage">
            <text:p>3.41%</text:p>
          </table:table-cell>
          <table:table-cell office:value-type="float" office:value="53.414" calcext:value-type="float">
            <text:p>53.414</text:p>
          </table:table-cell>
          <table:table-cell office:value-type="float" office:value="48.21" calcext:value-type="float">
            <text:p>48.21</text:p>
          </table:table-cell>
          <table:table-cell office:value-type="string" calcext:value-type="string">
            <text:p>-</text:p>
          </table:table-cell>
          <table:table-cell office:value-type="float" office:value="929" calcext:value-type="float">
            <text:p>929.00</text:p>
          </table:table-cell>
          <table:table-cell table:style-name="ce76" table:formula="of:=IF([.E20]&gt;0;[.F20]/[.E20]-1.0014;([.F20]-[.E20]))" office:value-type="percentage" office:value="-0.0988276406934512" calcext:value-type="percentage">
            <text:p>-9.88%</text:p>
          </table:table-cell>
          <table:table-cell table:style-name="ce118" table:formula="of:=IF([.E20]&gt;0; IF([.E20]*1.25 &gt; [.F20];[.E20]*1.25; IF([.E20]*1.25^2 &gt; [.F20];[.E20]*1.25^2; IF([.E20]*1.25^3 &gt; [.F20];[.E20]*1.25^3; IF([.E20]*1.25^4 &gt; [.F20];[.E20]*1.25^4; IF([.E20]*1.25^5 &gt; [.F20];[.E20]*1.25^5; IF([.E20]*1.25^6 &gt; [.F20];[.E20]*1.25^6; IF([.E20]*1.25^7 &gt; [.F20]; [.E20]*1.25^7; IF([.E20]*1.25^8 &gt; [.F20]; [.E20]*1.25^8; IF([.E20]*1.25^9 &gt; [.F20]; [.E20]*1.25^9; [.E20]*1.25^10)))))))));IF(1.25 &gt; [.F20]-[.E20];1.25; IF(1.25^2 &gt; [.F20]-[.E20];1.25^2; IF(1.25^3 &gt; [.F20]-[.E20];1.25^3; IF(1.25^4 &gt; [.F20]-[.E20];1.25^4; IF(1.25^5 &gt; [.F20]-[.E20];1.25^5; IF(1.25^6 &gt; [.F20]-[.E20];1.25^6; IF(1.25^7 &gt; [.F20]-[.E20]; 1.25^7; IF(1.25^8 &gt; [.F20]-[.E20]; 1.25^8; IF(1.25^9 &gt; [.F20]-[.E20]; 1.25^9; IF(1.25^10 &gt; [.F20]-[.E20]; 1.25^10; IF(1.25^11 &gt; [.F20]-[.E20]; 1.25^11; IF(1.25^12 &gt; [.F20]-[.E20]; 1.25^12; IF(1.25^13 &gt; [.F20]-[.E20]; 1.25^13; IF(1.25^14 &gt; [.F20]-[.E20]; 1.25^14; IF(1.25^15 &gt; [.F20]-[.E20]; 1.25^15; IF(1.25^16 &gt; [.F20]-[.E20]; 1.25^16; IF(1.25^17 &gt; [.F20]-[.E20]; 1.25^17; IF(1.25^18 &gt; [.F20]-[.E20]; 1.25^18; IF(1.25^19 &gt; [.F20]-[.E20]; 1.25^19; 1.25^20))))))))))))))))))))" office:value-type="float" office:value="66.7675" calcext:value-type="float">
            <text:p>66.768</text:p>
          </table:table-cell>
          <table:table-cell table:style-name="ce157" table:formula="of:=IF([.F20]&lt;[.E20]*1.25; 0; [.J20]/1.25*0.92)" office:value-type="float" office:value="0" calcext:value-type="float">
            <text:p>0.000</text:p>
          </table:table-cell>
          <table:table-cell table:style-name="ce193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公用事业</text:p>
          </table:table-cell>
          <table:table-cell table:style-name="ce13" office:value-type="percentage" office:value="0.0272" calcext:value-type="percentage">
            <text:p>2.72%</text:p>
          </table:table-cell>
          <table:table-cell office:value-type="string" calcext:value-type="string">
            <text:p>北控水务集团</text:p>
          </table:table-cell>
          <table:table-cell office:value-type="percentage" office:value="0.0272" calcext:value-type="percentage">
            <text:p>2.72%</text:p>
          </table:table-cell>
          <table:table-cell office:value-type="float" office:value="3.003" calcext:value-type="float">
            <text:p>3.003</text:p>
          </table:table-cell>
          <table:table-cell office:value-type="float" office:value="2.5" calcext:value-type="float">
            <text:p>2.5</text:p>
          </table:table-cell>
          <table:table-cell office:value-type="float" office:value="6.04" calcext:value-type="float">
            <text:p>6.04</text:p>
          </table:table-cell>
          <table:table-cell office:value-type="float" office:value="253.4" calcext:value-type="float">
            <text:p>253.40</text:p>
          </table:table-cell>
          <table:table-cell table:style-name="ce77" table:formula="of:=IF([.E21]&gt;0;[.F21]/[.E21]-1.0014;([.F21]-[.E21]))" office:value-type="percentage" office:value="-0.168899167499168" calcext:value-type="percentage">
            <text:p>-16.89%</text:p>
          </table:table-cell>
          <table:table-cell table:style-name="ce119" table:formula="of:=IF([.E21]&gt;0; IF([.E21]*1.25 &gt; [.F21];[.E21]*1.25; IF([.E21]*1.25^2 &gt; [.F21];[.E21]*1.25^2; IF([.E21]*1.25^3 &gt; [.F21];[.E21]*1.25^3; IF([.E21]*1.25^4 &gt; [.F21];[.E21]*1.25^4; IF([.E21]*1.25^5 &gt; [.F21];[.E21]*1.25^5; IF([.E21]*1.25^6 &gt; [.F21];[.E21]*1.25^6; IF([.E21]*1.25^7 &gt; [.F21]; [.E21]*1.25^7; IF([.E21]*1.25^8 &gt; [.F21]; [.E21]*1.25^8; IF([.E21]*1.25^9 &gt; [.F21]; [.E21]*1.25^9; [.E21]*1.25^10)))))))));IF(1.25 &gt; [.F21]-[.E21];1.25; IF(1.25^2 &gt; [.F21]-[.E21];1.25^2; IF(1.25^3 &gt; [.F21]-[.E21];1.25^3; IF(1.25^4 &gt; [.F21]-[.E21];1.25^4; IF(1.25^5 &gt; [.F21]-[.E21];1.25^5; IF(1.25^6 &gt; [.F21]-[.E21];1.25^6; IF(1.25^7 &gt; [.F21]-[.E21]; 1.25^7; IF(1.25^8 &gt; [.F21]-[.E21]; 1.25^8; IF(1.25^9 &gt; [.F21]-[.E21]; 1.25^9; IF(1.25^10 &gt; [.F21]-[.E21]; 1.25^10; IF(1.25^11 &gt; [.F21]-[.E21]; 1.25^11; IF(1.25^12 &gt; [.F21]-[.E21]; 1.25^12; IF(1.25^13 &gt; [.F21]-[.E21]; 1.25^13; IF(1.25^14 &gt; [.F21]-[.E21]; 1.25^14; IF(1.25^15 &gt; [.F21]-[.E21]; 1.25^15; IF(1.25^16 &gt; [.F21]-[.E21]; 1.25^16; IF(1.25^17 &gt; [.F21]-[.E21]; 1.25^17; IF(1.25^18 &gt; [.F21]-[.E21]; 1.25^18; IF(1.25^19 &gt; [.F21]-[.E21]; 1.25^19; 1.25^20))))))))))))))))))))" office:value-type="float" office:value="3.75375" calcext:value-type="float">
            <text:p>3.754</text:p>
          </table:table-cell>
          <table:table-cell table:style-name="ce160" table:formula="of:=IF([.F21]&lt;[.E21]*1.25; 0; [.J21]/1.25*0.92)" office:value-type="float" office:value="0" calcext:value-type="float">
            <text:p>0.000</text:p>
          </table:table-cell>
          <table:table-cell table:style-name="ce190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 table:number-columns-spanned="1" table:number-rows-spanned="2">
            <text:p>家用电器</text:p>
          </table:table-cell>
          <table:table-cell table:style-name="ce13" office:value-type="percentage" office:value="0.0277" calcext:value-type="percentage" table:number-columns-spanned="1" table:number-rows-spanned="2">
            <text:p>2.77%</text:p>
          </table:table-cell>
          <table:table-cell office:value-type="string" calcext:value-type="string">
            <text:p>思摩尔国际</text:p>
          </table:table-cell>
          <table:table-cell office:value-type="percentage" office:value="0.0127" calcext:value-type="percentage">
            <text:p>1.27%</text:p>
          </table:table-cell>
          <table:table-cell office:value-type="float" office:value="50.925" calcext:value-type="float">
            <text:p>50.925</text:p>
          </table:table-cell>
          <table:table-cell office:value-type="float" office:value="15.56" calcext:value-type="float">
            <text:p>15.56</text:p>
          </table:table-cell>
          <table:table-cell office:value-type="float" office:value="14.45" calcext:value-type="float">
            <text:p>14.45</text:p>
          </table:table-cell>
          <table:table-cell office:value-type="float" office:value="935.2" calcext:value-type="float">
            <text:p>935.20</text:p>
          </table:table-cell>
          <table:table-cell table:style-name="ce79" table:formula="of:=IF([.E22]&gt;0;[.F22]/[.E22]-1.0014;([.F22]-[.E22]))" office:value-type="percentage" office:value="-0.695852626411389" calcext:value-type="percentage">
            <text:p>-69.59%</text:p>
          </table:table-cell>
          <table:table-cell table:style-name="ce120" table:formula="of:=IF([.E22]&gt;0; IF([.E22]*1.25 &gt; [.F22];[.E22]*1.25; IF([.E22]*1.25^2 &gt; [.F22];[.E22]*1.25^2; IF([.E22]*1.25^3 &gt; [.F22];[.E22]*1.25^3; IF([.E22]*1.25^4 &gt; [.F22];[.E22]*1.25^4; IF([.E22]*1.25^5 &gt; [.F22];[.E22]*1.25^5; IF([.E22]*1.25^6 &gt; [.F22];[.E22]*1.25^6; IF([.E22]*1.25^7 &gt; [.F22]; [.E22]*1.25^7; IF([.E22]*1.25^8 &gt; [.F22]; [.E22]*1.25^8; IF([.E22]*1.25^9 &gt; [.F22]; [.E22]*1.25^9; [.E22]*1.25^10)))))))));IF(1.25 &gt; [.F22]-[.E22];1.25; IF(1.25^2 &gt; [.F22]-[.E22];1.25^2; IF(1.25^3 &gt; [.F22]-[.E22];1.25^3; IF(1.25^4 &gt; [.F22]-[.E22];1.25^4; IF(1.25^5 &gt; [.F22]-[.E22];1.25^5; IF(1.25^6 &gt; [.F22]-[.E22];1.25^6; IF(1.25^7 &gt; [.F22]-[.E22]; 1.25^7; IF(1.25^8 &gt; [.F22]-[.E22]; 1.25^8; IF(1.25^9 &gt; [.F22]-[.E22]; 1.25^9; IF(1.25^10 &gt; [.F22]-[.E22]; 1.25^10; IF(1.25^11 &gt; [.F22]-[.E22]; 1.25^11; IF(1.25^12 &gt; [.F22]-[.E22]; 1.25^12; IF(1.25^13 &gt; [.F22]-[.E22]; 1.25^13; IF(1.25^14 &gt; [.F22]-[.E22]; 1.25^14; IF(1.25^15 &gt; [.F22]-[.E22]; 1.25^15; IF(1.25^16 &gt; [.F22]-[.E22]; 1.25^16; IF(1.25^17 &gt; [.F22]-[.E22]; 1.25^17; IF(1.25^18 &gt; [.F22]-[.E22]; 1.25^18; IF(1.25^19 &gt; [.F22]-[.E22]; 1.25^19; 1.25^20))))))))))))))))))))" office:value-type="float" office:value="63.65625" calcext:value-type="float">
            <text:p>63.656</text:p>
          </table:table-cell>
          <table:table-cell table:style-name="ce162" table:formula="of:=IF([.F22]&lt;[.E22]*1.25; 0; [.J22]/1.25*0.92)" office:value-type="float" office:value="0" calcext:value-type="float">
            <text:p>0.000</text:p>
          </table:table-cell>
          <table:table-cell table:style-name="ce194"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美的集团</text:p>
          </table:table-cell>
          <table:table-cell office:value-type="percentage" office:value="0.015" calcext:value-type="percentage">
            <text:p>1.50%</text:p>
          </table:table-cell>
          <table:table-cell office:value-type="float" office:value="70.961" calcext:value-type="float">
            <text:p>70.961</text:p>
          </table:table-cell>
          <table:table-cell office:value-type="float" office:value="58.2" calcext:value-type="float">
            <text:p>58.2</text:p>
          </table:table-cell>
          <table:table-cell office:value-type="float" office:value="13.91" calcext:value-type="float">
            <text:p>13.91</text:p>
          </table:table-cell>
          <table:table-cell office:value-type="float" office:value="4072" calcext:value-type="float">
            <text:p>4072.00</text:p>
          </table:table-cell>
          <table:table-cell table:style-name="ce79" table:formula="of:=IF([.E23]&gt;0;[.F23]/[.E23]-1.0014;([.F23]-[.E23]))" office:value-type="percentage" office:value="-0.181231174870704" calcext:value-type="percentage">
            <text:p>-18.12%</text:p>
          </table:table-cell>
          <table:table-cell table:style-name="ce120" table:formula="of:=IF([.E23]&gt;0; IF([.E23]*1.25 &gt; [.F23];[.E23]*1.25; IF([.E23]*1.25^2 &gt; [.F23];[.E23]*1.25^2; IF([.E23]*1.25^3 &gt; [.F23];[.E23]*1.25^3; IF([.E23]*1.25^4 &gt; [.F23];[.E23]*1.25^4; IF([.E23]*1.25^5 &gt; [.F23];[.E23]*1.25^5; IF([.E23]*1.25^6 &gt; [.F23];[.E23]*1.25^6; IF([.E23]*1.25^7 &gt; [.F23]; [.E23]*1.25^7; IF([.E23]*1.25^8 &gt; [.F23]; [.E23]*1.25^8; IF([.E23]*1.25^9 &gt; [.F23]; [.E23]*1.25^9; [.E23]*1.25^10)))))))));IF(1.25 &gt; [.F23]-[.E23];1.25; IF(1.25^2 &gt; [.F23]-[.E23];1.25^2; IF(1.25^3 &gt; [.F23]-[.E23];1.25^3; IF(1.25^4 &gt; [.F23]-[.E23];1.25^4; IF(1.25^5 &gt; [.F23]-[.E23];1.25^5; IF(1.25^6 &gt; [.F23]-[.E23];1.25^6; IF(1.25^7 &gt; [.F23]-[.E23]; 1.25^7; IF(1.25^8 &gt; [.F23]-[.E23]; 1.25^8; IF(1.25^9 &gt; [.F23]-[.E23]; 1.25^9; IF(1.25^10 &gt; [.F23]-[.E23]; 1.25^10; IF(1.25^11 &gt; [.F23]-[.E23]; 1.25^11; IF(1.25^12 &gt; [.F23]-[.E23]; 1.25^12; IF(1.25^13 &gt; [.F23]-[.E23]; 1.25^13; IF(1.25^14 &gt; [.F23]-[.E23]; 1.25^14; IF(1.25^15 &gt; [.F23]-[.E23]; 1.25^15; IF(1.25^16 &gt; [.F23]-[.E23]; 1.25^16; IF(1.25^17 &gt; [.F23]-[.E23]; 1.25^17; IF(1.25^18 &gt; [.F23]-[.E23]; 1.25^18; IF(1.25^19 &gt; [.F23]-[.E23]; 1.25^19; 1.25^20))))))))))))))))))))" office:value-type="float" office:value="88.70125" calcext:value-type="float">
            <text:p>88.701</text:p>
          </table:table-cell>
          <table:table-cell table:style-name="ce162" table:formula="of:=IF([.F23]&lt;[.E23]*1.25; 0; [.J23]/1.25*0.92)" office:value-type="float" office:value="0" calcext:value-type="float">
            <text:p>0.000</text:p>
          </table:table-cell>
          <table:table-cell table:style-name="ce194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农林牧渔</text:p>
          </table:table-cell>
          <table:table-cell table:style-name="ce13" office:value-type="percentage" office:value="0.0102" calcext:value-type="percentage">
            <text:p>1.02%</text:p>
          </table:table-cell>
          <table:table-cell office:value-type="string" calcext:value-type="string">
            <text:p>生物股份</text:p>
          </table:table-cell>
          <table:table-cell office:value-type="percentage" office:value="0.0102" calcext:value-type="percentage">
            <text:p>1.02%</text:p>
          </table:table-cell>
          <table:table-cell office:value-type="float" office:value="17.605" calcext:value-type="float">
            <text:p>17.605</text:p>
          </table:table-cell>
          <table:table-cell office:value-type="float" office:value="8.14" calcext:value-type="float">
            <text:p>8.14</text:p>
          </table:table-cell>
          <table:table-cell office:value-type="float" office:value="36.39" calcext:value-type="float">
            <text:p>36.39</text:p>
          </table:table-cell>
          <table:table-cell office:value-type="float" office:value="91.67" calcext:value-type="float">
            <text:p>91.67</text:p>
          </table:table-cell>
          <table:table-cell table:style-name="ce80" table:formula="of:=IF([.E24]&gt;0;[.F24]/[.E24]-1.0014;([.F24]-[.E24]))" office:value-type="percentage" office:value="-0.53903135472877" calcext:value-type="percentage">
            <text:p>-53.90%</text:p>
          </table:table-cell>
          <table:table-cell table:style-name="ce121" table:formula="of:=IF([.E24]&gt;0; IF([.E24]*1.25 &gt; [.F24];[.E24]*1.25; IF([.E24]*1.25^2 &gt; [.F24];[.E24]*1.25^2; IF([.E24]*1.25^3 &gt; [.F24];[.E24]*1.25^3; IF([.E24]*1.25^4 &gt; [.F24];[.E24]*1.25^4; IF([.E24]*1.25^5 &gt; [.F24];[.E24]*1.25^5; IF([.E24]*1.25^6 &gt; [.F24];[.E24]*1.25^6; IF([.E24]*1.25^7 &gt; [.F24]; [.E24]*1.25^7; IF([.E24]*1.25^8 &gt; [.F24]; [.E24]*1.25^8; IF([.E24]*1.25^9 &gt; [.F24]; [.E24]*1.25^9; [.E24]*1.25^10)))))))));IF(1.25 &gt; [.F24]-[.E24];1.25; IF(1.25^2 &gt; [.F24]-[.E24];1.25^2; IF(1.25^3 &gt; [.F24]-[.E24];1.25^3; IF(1.25^4 &gt; [.F24]-[.E24];1.25^4; IF(1.25^5 &gt; [.F24]-[.E24];1.25^5; IF(1.25^6 &gt; [.F24]-[.E24];1.25^6; IF(1.25^7 &gt; [.F24]-[.E24]; 1.25^7; IF(1.25^8 &gt; [.F24]-[.E24]; 1.25^8; IF(1.25^9 &gt; [.F24]-[.E24]; 1.25^9; IF(1.25^10 &gt; [.F24]-[.E24]; 1.25^10; IF(1.25^11 &gt; [.F24]-[.E24]; 1.25^11; IF(1.25^12 &gt; [.F24]-[.E24]; 1.25^12; IF(1.25^13 &gt; [.F24]-[.E24]; 1.25^13; IF(1.25^14 &gt; [.F24]-[.E24]; 1.25^14; IF(1.25^15 &gt; [.F24]-[.E24]; 1.25^15; IF(1.25^16 &gt; [.F24]-[.E24]; 1.25^16; IF(1.25^17 &gt; [.F24]-[.E24]; 1.25^17; IF(1.25^18 &gt; [.F24]-[.E24]; 1.25^18; IF(1.25^19 &gt; [.F24]-[.E24]; 1.25^19; 1.25^20))))))))))))))))))))" office:value-type="float" office:value="22.00625" calcext:value-type="float">
            <text:p>22.006</text:p>
          </table:table-cell>
          <table:table-cell table:style-name="ce163" table:formula="of:=IF([.F24]&lt;[.E24]*1.25; 0; [.J24]/1.25*0.92)" office:value-type="float" office:value="0" calcext:value-type="float">
            <text:p>0.000</text:p>
          </table:table-cell>
          <table:table-cell table:style-name="ce195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旅游及消闲设施</text:p>
          </table:table-cell>
          <table:table-cell table:style-name="ce13" office:value-type="percentage" office:value="0.0135" calcext:value-type="percentage">
            <text:p>1.35%</text:p>
          </table:table-cell>
          <table:table-cell office:value-type="string" calcext:value-type="string">
            <text:p>澳博控股</text:p>
          </table:table-cell>
          <table:table-cell office:value-type="percentage" office:value="0.0135" calcext:value-type="percentage">
            <text:p>1.35%</text:p>
          </table:table-cell>
          <table:table-cell office:value-type="float" office:value="5.596" calcext:value-type="float">
            <text:p>5.596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-</text:p>
          </table:table-cell>
          <table:table-cell office:value-type="float" office:value="176.1" calcext:value-type="float">
            <text:p>176.10</text:p>
          </table:table-cell>
          <table:table-cell table:style-name="ce81" table:formula="of:=IF([.E25]&gt;0;[.F25]/[.E25]-1.0014;([.F25]-[.E25]))" office:value-type="percentage" office:value="-0.447432880629021" calcext:value-type="percentage">
            <text:p>-44.74%</text:p>
          </table:table-cell>
          <table:table-cell table:style-name="ce123" table:formula="of:=IF([.E25]&gt;0; IF([.E25]*1.25 &gt; [.F25];[.E25]*1.25; IF([.E25]*1.25^2 &gt; [.F25];[.E25]*1.25^2; IF([.E25]*1.25^3 &gt; [.F25];[.E25]*1.25^3; IF([.E25]*1.25^4 &gt; [.F25];[.E25]*1.25^4; IF([.E25]*1.25^5 &gt; [.F25];[.E25]*1.25^5; IF([.E25]*1.25^6 &gt; [.F25];[.E25]*1.25^6; IF([.E25]*1.25^7 &gt; [.F25]; [.E25]*1.25^7; IF([.E25]*1.25^8 &gt; [.F25]; [.E25]*1.25^8; IF([.E25]*1.25^9 &gt; [.F25]; [.E25]*1.25^9; [.E25]*1.25^10)))))))));IF(1.25 &gt; [.F25]-[.E25];1.25; IF(1.25^2 &gt; [.F25]-[.E25];1.25^2; IF(1.25^3 &gt; [.F25]-[.E25];1.25^3; IF(1.25^4 &gt; [.F25]-[.E25];1.25^4; IF(1.25^5 &gt; [.F25]-[.E25];1.25^5; IF(1.25^6 &gt; [.F25]-[.E25];1.25^6; IF(1.25^7 &gt; [.F25]-[.E25]; 1.25^7; IF(1.25^8 &gt; [.F25]-[.E25]; 1.25^8; IF(1.25^9 &gt; [.F25]-[.E25]; 1.25^9; IF(1.25^10 &gt; [.F25]-[.E25]; 1.25^10; IF(1.25^11 &gt; [.F25]-[.E25]; 1.25^11; IF(1.25^12 &gt; [.F25]-[.E25]; 1.25^12; IF(1.25^13 &gt; [.F25]-[.E25]; 1.25^13; IF(1.25^14 &gt; [.F25]-[.E25]; 1.25^14; IF(1.25^15 &gt; [.F25]-[.E25]; 1.25^15; IF(1.25^16 &gt; [.F25]-[.E25]; 1.25^16; IF(1.25^17 &gt; [.F25]-[.E25]; 1.25^17; IF(1.25^18 &gt; [.F25]-[.E25]; 1.25^18; IF(1.25^19 &gt; [.F25]-[.E25]; 1.25^19; 1.25^20))))))))))))))))))))" office:value-type="float" office:value="6.995" calcext:value-type="float">
            <text:p>6.995</text:p>
          </table:table-cell>
          <table:table-cell table:style-name="ce162" table:formula="of:=IF([.F25]&lt;[.E25]*1.25; 0; [.J25]/1.25*0.92)" office:value-type="float" office:value="0" calcext:value-type="float">
            <text:p>0.000</text:p>
          </table:table-cell>
          <table:table-cell table:style-name="ce198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建筑装饰</text:p>
          </table:table-cell>
          <table:table-cell table:style-name="ce13" office:value-type="percentage" office:value="0.0301" calcext:value-type="percentage">
            <text:p>3.01%</text:p>
          </table:table-cell>
          <table:table-cell office:value-type="string" calcext:value-type="string">
            <text:p>中国建筑</text:p>
          </table:table-cell>
          <table:table-cell office:value-type="percentage" office:value="0.0301" calcext:value-type="percentage">
            <text:p>3.01%</text:p>
          </table:table-cell>
          <table:table-cell office:value-type="float" office:value="4.804" calcext:value-type="float">
            <text:p>4.804</text:p>
          </table:table-cell>
          <table:table-cell table:style-name="ce34" office:value-type="float" office:value="5.97" calcext:value-type="float">
            <text:p>5.97</text:p>
          </table:table-cell>
          <table:table-cell office:value-type="float" office:value="4.69" calcext:value-type="float">
            <text:p>4.69</text:p>
          </table:table-cell>
          <table:table-cell office:value-type="float" office:value="2504" calcext:value-type="float">
            <text:p>2504.00</text:p>
          </table:table-cell>
          <table:table-cell table:style-name="ce82" table:formula="of:=IF([.E26]&gt;0;[.F26]/[.E26]-1.0014;([.F26]-[.E26]))" office:value-type="percentage" office:value="0.241314404662781" calcext:value-type="percentage">
            <text:p>24.13%</text:p>
          </table:table-cell>
          <table:table-cell table:style-name="ce124" table:formula="of:=IF([.E26]&gt;0; IF([.E26]*1.25 &gt; [.F26];[.E26]*1.25; IF([.E26]*1.25^2 &gt; [.F26];[.E26]*1.25^2; IF([.E26]*1.25^3 &gt; [.F26];[.E26]*1.25^3; IF([.E26]*1.25^4 &gt; [.F26];[.E26]*1.25^4; IF([.E26]*1.25^5 &gt; [.F26];[.E26]*1.25^5; IF([.E26]*1.25^6 &gt; [.F26];[.E26]*1.25^6; IF([.E26]*1.25^7 &gt; [.F26]; [.E26]*1.25^7; IF([.E26]*1.25^8 &gt; [.F26]; [.E26]*1.25^8; IF([.E26]*1.25^9 &gt; [.F26]; [.E26]*1.25^9; [.E26]*1.25^10)))))))));IF(1.25 &gt; [.F26]-[.E26];1.25; IF(1.25^2 &gt; [.F26]-[.E26];1.25^2; IF(1.25^3 &gt; [.F26]-[.E26];1.25^3; IF(1.25^4 &gt; [.F26]-[.E26];1.25^4; IF(1.25^5 &gt; [.F26]-[.E26];1.25^5; IF(1.25^6 &gt; [.F26]-[.E26];1.25^6; IF(1.25^7 &gt; [.F26]-[.E26]; 1.25^7; IF(1.25^8 &gt; [.F26]-[.E26]; 1.25^8; IF(1.25^9 &gt; [.F26]-[.E26]; 1.25^9; IF(1.25^10 &gt; [.F26]-[.E26]; 1.25^10; IF(1.25^11 &gt; [.F26]-[.E26]; 1.25^11; IF(1.25^12 &gt; [.F26]-[.E26]; 1.25^12; IF(1.25^13 &gt; [.F26]-[.E26]; 1.25^13; IF(1.25^14 &gt; [.F26]-[.E26]; 1.25^14; IF(1.25^15 &gt; [.F26]-[.E26]; 1.25^15; IF(1.25^16 &gt; [.F26]-[.E26]; 1.25^16; IF(1.25^17 &gt; [.F26]-[.E26]; 1.25^17; IF(1.25^18 &gt; [.F26]-[.E26]; 1.25^18; IF(1.25^19 &gt; [.F26]-[.E26]; 1.25^19; 1.25^20))))))))))))))))))))" office:value-type="float" office:value="6.005" calcext:value-type="float">
            <text:p>6.005</text:p>
          </table:table-cell>
          <table:table-cell table:style-name="ce162" table:formula="of:=IF([.F26]&lt;[.E26]*1.25; 0; [.J26]/1.25*0.92)" office:value-type="float" office:value="0" calcext:value-type="float">
            <text:p>0.000</text:p>
          </table:table-cell>
          <table:table-cell table:style-name="ce201" office:value-type="float" office:value="5.525" calcext:value-type="float">
            <text:p>5.525</text:p>
          </table:table-cell>
        </table:table-row>
        <table:table-row table:style-name="ro2">
          <table:table-cell table:style-name="ce1" office:value-type="string" calcext:value-type="string">
            <text:p>采掘</text:p>
          </table:table-cell>
          <table:table-cell table:style-name="ce13" office:value-type="percentage" office:value="0.027" calcext:value-type="percentage">
            <text:p>2.70%</text:p>
          </table:table-cell>
          <table:table-cell office:value-type="string" calcext:value-type="string">
            <text:p>陕西煤业</text:p>
          </table:table-cell>
          <table:table-cell office:value-type="percentage" office:value="0.027" calcext:value-type="percentage">
            <text:p>2.70%</text:p>
          </table:table-cell>
          <table:table-cell office:value-type="float" office:value="10.402" calcext:value-type="float">
            <text:p>10.402</text:p>
          </table:table-cell>
          <table:table-cell office:value-type="float" office:value="16.8" calcext:value-type="float">
            <text:p>16.8</text:p>
          </table:table-cell>
          <table:table-cell table:style-name="ce47" office:value-type="float" office:value="6.94" calcext:value-type="float">
            <text:p>6.94</text:p>
          </table:table-cell>
          <table:table-cell office:value-type="float" office:value="1629" calcext:value-type="float">
            <text:p>1629.00</text:p>
          </table:table-cell>
          <table:table-cell table:style-name="ce83" table:formula="of:=IF([.E27]&gt;0;[.F27]/[.E27]-1.0014;([.F27]-[.E27]))" office:value-type="percentage" office:value="0.613674024226111" calcext:value-type="percentage">
            <text:p>61.37%</text:p>
          </table:table-cell>
          <table:table-cell table:style-name="ce126" table:formula="of:=IF([.E27]&gt;0; IF([.E27]*1.25 &gt; [.F27];[.E27]*1.25; IF([.E27]*1.25^2 &gt; [.F27];[.E27]*1.25^2; IF([.E27]*1.25^3 &gt; [.F27];[.E27]*1.25^3; IF([.E27]*1.25^4 &gt; [.F27];[.E27]*1.25^4; IF([.E27]*1.25^5 &gt; [.F27];[.E27]*1.25^5; IF([.E27]*1.25^6 &gt; [.F27];[.E27]*1.25^6; IF([.E27]*1.25^7 &gt; [.F27]; [.E27]*1.25^7; IF([.E27]*1.25^8 &gt; [.F27]; [.E27]*1.25^8; IF([.E27]*1.25^9 &gt; [.F27]; [.E27]*1.25^9; [.E27]*1.25^10)))))))));IF(1.25 &gt; [.F27]-[.E27];1.25; IF(1.25^2 &gt; [.F27]-[.E27];1.25^2; IF(1.25^3 &gt; [.F27]-[.E27];1.25^3; IF(1.25^4 &gt; [.F27]-[.E27];1.25^4; IF(1.25^5 &gt; [.F27]-[.E27];1.25^5; IF(1.25^6 &gt; [.F27]-[.E27];1.25^6; IF(1.25^7 &gt; [.F27]-[.E27]; 1.25^7; IF(1.25^8 &gt; [.F27]-[.E27]; 1.25^8; IF(1.25^9 &gt; [.F27]-[.E27]; 1.25^9; IF(1.25^10 &gt; [.F27]-[.E27]; 1.25^10; IF(1.25^11 &gt; [.F27]-[.E27]; 1.25^11; IF(1.25^12 &gt; [.F27]-[.E27]; 1.25^12; IF(1.25^13 &gt; [.F27]-[.E27]; 1.25^13; IF(1.25^14 &gt; [.F27]-[.E27]; 1.25^14; IF(1.25^15 &gt; [.F27]-[.E27]; 1.25^15; IF(1.25^16 &gt; [.F27]-[.E27]; 1.25^16; IF(1.25^17 &gt; [.F27]-[.E27]; 1.25^17; IF(1.25^18 &gt; [.F27]-[.E27]; 1.25^18; IF(1.25^19 &gt; [.F27]-[.E27]; 1.25^19; 1.25^20))))))))))))))))))))" office:value-type="float" office:value="20.31640625" calcext:value-type="float">
            <text:p>20.316</text:p>
          </table:table-cell>
          <table:table-cell table:style-name="ce162" table:formula="of:=IF([.F27]&lt;[.E27]*1.25; 0; [.J27]/1.25*0.92)" office:value-type="float" office:value="14.952875" calcext:value-type="float">
            <text:p>14.953</text:p>
          </table:table-cell>
          <table:table-cell table:style-name="ce203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6">
            <text:p>港股抄作业</text:p>
          </table:table-cell>
          <table:table-cell table:style-name="ce13" office:value-type="percentage" office:value="0.0923" calcext:value-type="percentage" table:number-columns-spanned="1" table:number-rows-spanned="6">
            <text:p>9.23%</text:p>
          </table:table-cell>
          <table:table-cell office:value-type="string" calcext:value-type="string">
            <text:p>中国海洋石油</text:p>
          </table:table-cell>
          <table:table-cell office:value-type="percentage" office:value="0.0178" calcext:value-type="percentage">
            <text:p>1.78%</text:p>
          </table:table-cell>
          <table:table-cell office:value-type="float" office:value="9.697" calcext:value-type="float">
            <text:p>9.697</text:p>
          </table:table-cell>
          <table:table-cell office:value-type="float" office:value="10.9" calcext:value-type="float">
            <text:p>10.9</text:p>
          </table:table-cell>
          <table:table-cell table:style-name="ce47" office:value-type="float" office:value="4.64" calcext:value-type="float">
            <text:p>4.64</text:p>
          </table:table-cell>
          <table:table-cell office:value-type="float" office:value="5150" calcext:value-type="float">
            <text:p>5150.00</text:p>
          </table:table-cell>
          <table:table-cell table:style-name="ce84" table:formula="of:=IF([.E28]&gt;0;[.F28]/[.E28]-1.0014;([.F28]-[.E28]))" office:value-type="percentage" office:value="0.122658987315665" calcext:value-type="percentage">
            <text:p>12.27%</text:p>
          </table:table-cell>
          <table:table-cell table:style-name="ce127" table:formula="of:=IF([.E28]&gt;0; IF([.E28]*1.25 &gt; [.F28];[.E28]*1.25; IF([.E28]*1.25^2 &gt; [.F28];[.E28]*1.25^2; IF([.E28]*1.25^3 &gt; [.F28];[.E28]*1.25^3; IF([.E28]*1.25^4 &gt; [.F28];[.E28]*1.25^4; IF([.E28]*1.25^5 &gt; [.F28];[.E28]*1.25^5; IF([.E28]*1.25^6 &gt; [.F28];[.E28]*1.25^6; IF([.E28]*1.25^7 &gt; [.F28]; [.E28]*1.25^7; IF([.E28]*1.25^8 &gt; [.F28]; [.E28]*1.25^8; IF([.E28]*1.25^9 &gt; [.F28]; [.E28]*1.25^9; [.E28]*1.25^10)))))))));IF(1.25 &gt; [.F28]-[.E28];1.25; IF(1.25^2 &gt; [.F28]-[.E28];1.25^2; IF(1.25^3 &gt; [.F28]-[.E28];1.25^3; IF(1.25^4 &gt; [.F28]-[.E28];1.25^4; IF(1.25^5 &gt; [.F28]-[.E28];1.25^5; IF(1.25^6 &gt; [.F28]-[.E28];1.25^6; IF(1.25^7 &gt; [.F28]-[.E28]; 1.25^7; IF(1.25^8 &gt; [.F28]-[.E28]; 1.25^8; IF(1.25^9 &gt; [.F28]-[.E28]; 1.25^9; IF(1.25^10 &gt; [.F28]-[.E28]; 1.25^10; IF(1.25^11 &gt; [.F28]-[.E28]; 1.25^11; IF(1.25^12 &gt; [.F28]-[.E28]; 1.25^12; IF(1.25^13 &gt; [.F28]-[.E28]; 1.25^13; IF(1.25^14 &gt; [.F28]-[.E28]; 1.25^14; IF(1.25^15 &gt; [.F28]-[.E28]; 1.25^15; IF(1.25^16 &gt; [.F28]-[.E28]; 1.25^16; IF(1.25^17 &gt; [.F28]-[.E28]; 1.25^17; IF(1.25^18 &gt; [.F28]-[.E28]; 1.25^18; IF(1.25^19 &gt; [.F28]-[.E28]; 1.25^19; 1.25^20))))))))))))))))))))" office:value-type="float" office:value="12.12125" calcext:value-type="float">
            <text:p>12.121</text:p>
          </table:table-cell>
          <table:table-cell table:style-name="ce164" table:formula="of:=IF([.F28]&lt;[.E28]*1.25; 0; [.J28]/1.25*0.92)" office:value-type="float" office:value="0" calcext:value-type="float">
            <text:p>0.000</text:p>
          </table:table-cell>
          <table:table-cell table:style-name="ce204" office:value-type="float" office:value="0" calcext:value-type="float">
            <text:p>0.000</text:p>
          </table:table-cell>
        </table:table-row>
        <table:table-row table:style-name="ro2">
          <table:covered-table-cell table:style-name="ce6"/>
          <table:covered-table-cell/>
          <table:table-cell office:value-type="string" calcext:value-type="string">
            <text:p>中国移动</text:p>
          </table:table-cell>
          <table:table-cell office:value-type="percentage" office:value="0.0279" calcext:value-type="percentage">
            <text:p>2.79%</text:p>
          </table:table-cell>
          <table:table-cell office:value-type="float" office:value="52.015" calcext:value-type="float">
            <text:p>52.015</text:p>
          </table:table-cell>
          <table:table-cell office:value-type="float" office:value="51.25" calcext:value-type="float">
            <text:p>51.25</text:p>
          </table:table-cell>
          <table:table-cell table:style-name="ce47" office:value-type="float" office:value="7.53" calcext:value-type="float">
            <text:p>7.53</text:p>
          </table:table-cell>
          <table:table-cell office:value-type="float" office:value="11000" calcext:value-type="float">
            <text:p>11000.00</text:p>
          </table:table-cell>
          <table:table-cell table:style-name="ce85" table:formula="of:=IF([.E29]&gt;0;[.F29]/[.E29]-1.0014;([.F29]-[.E29]))" office:value-type="percentage" office:value="-0.0161072959723158" calcext:value-type="percentage">
            <text:p>-1.61%</text:p>
          </table:table-cell>
          <table:table-cell table:style-name="ce128" table:formula="of:=IF([.E29]&gt;0; IF([.E29]*1.25 &gt; [.F29];[.E29]*1.25; IF([.E29]*1.25^2 &gt; [.F29];[.E29]*1.25^2; IF([.E29]*1.25^3 &gt; [.F29];[.E29]*1.25^3; IF([.E29]*1.25^4 &gt; [.F29];[.E29]*1.25^4; IF([.E29]*1.25^5 &gt; [.F29];[.E29]*1.25^5; IF([.E29]*1.25^6 &gt; [.F29];[.E29]*1.25^6; IF([.E29]*1.25^7 &gt; [.F29]; [.E29]*1.25^7; IF([.E29]*1.25^8 &gt; [.F29]; [.E29]*1.25^8; IF([.E29]*1.25^9 &gt; [.F29]; [.E29]*1.25^9; [.E29]*1.25^10)))))))));IF(1.25 &gt; [.F29]-[.E29];1.25; IF(1.25^2 &gt; [.F29]-[.E29];1.25^2; IF(1.25^3 &gt; [.F29]-[.E29];1.25^3; IF(1.25^4 &gt; [.F29]-[.E29];1.25^4; IF(1.25^5 &gt; [.F29]-[.E29];1.25^5; IF(1.25^6 &gt; [.F29]-[.E29];1.25^6; IF(1.25^7 &gt; [.F29]-[.E29]; 1.25^7; IF(1.25^8 &gt; [.F29]-[.E29]; 1.25^8; IF(1.25^9 &gt; [.F29]-[.E29]; 1.25^9; IF(1.25^10 &gt; [.F29]-[.E29]; 1.25^10; IF(1.25^11 &gt; [.F29]-[.E29]; 1.25^11; IF(1.25^12 &gt; [.F29]-[.E29]; 1.25^12; IF(1.25^13 &gt; [.F29]-[.E29]; 1.25^13; IF(1.25^14 &gt; [.F29]-[.E29]; 1.25^14; IF(1.25^15 &gt; [.F29]-[.E29]; 1.25^15; IF(1.25^16 &gt; [.F29]-[.E29]; 1.25^16; IF(1.25^17 &gt; [.F29]-[.E29]; 1.25^17; IF(1.25^18 &gt; [.F29]-[.E29]; 1.25^18; IF(1.25^19 &gt; [.F29]-[.E29]; 1.25^19; 1.25^20))))))))))))))))))))" office:value-type="float" office:value="65.01875" calcext:value-type="float">
            <text:p>65.019</text:p>
          </table:table-cell>
          <table:table-cell table:style-name="ce166" table:formula="of:=IF([.F29]&lt;[.E29]*1.25; 0; [.J29]/1.25*0.92)" office:value-type="float" office:value="0" calcext:value-type="float">
            <text:p>0.000</text:p>
          </table:table-cell>
          <table:table-cell table:style-name="ce204" office:value-type="float" office:value="0" calcext:value-type="float">
            <text:p>0.000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北京控股</text:p>
          </table:table-cell>
          <table:table-cell office:value-type="percentage" office:value="0.0142" calcext:value-type="percentage">
            <text:p>1.42%</text:p>
          </table:table-cell>
          <table:table-cell office:value-type="float" office:value="24.955" calcext:value-type="float">
            <text:p>24.955</text:p>
          </table:table-cell>
          <table:table-cell office:value-type="float" office:value="26.15" calcext:value-type="float">
            <text:p>26.15</text:p>
          </table:table-cell>
          <table:table-cell table:style-name="ce47" office:value-type="float" office:value="3.33" calcext:value-type="float">
            <text:p>3.33</text:p>
          </table:table-cell>
          <table:table-cell office:value-type="float" office:value="330" calcext:value-type="float">
            <text:p>330.00</text:p>
          </table:table-cell>
          <table:table-cell table:style-name="ce83" table:formula="of:=IF([.E30]&gt;0;[.F30]/[.E30]-1.0014;([.F30]-[.E30]))" office:value-type="percentage" office:value="0.0464861951512723" calcext:value-type="percentage">
            <text:p>4.65%</text:p>
          </table:table-cell>
          <table:table-cell table:style-name="ce126" table:formula="of:=IF([.E30]&gt;0; IF([.E30]*1.25 &gt; [.F30];[.E30]*1.25; IF([.E30]*1.25^2 &gt; [.F30];[.E30]*1.25^2; IF([.E30]*1.25^3 &gt; [.F30];[.E30]*1.25^3; IF([.E30]*1.25^4 &gt; [.F30];[.E30]*1.25^4; IF([.E30]*1.25^5 &gt; [.F30];[.E30]*1.25^5; IF([.E30]*1.25^6 &gt; [.F30];[.E30]*1.25^6; IF([.E30]*1.25^7 &gt; [.F30]; [.E30]*1.25^7; IF([.E30]*1.25^8 &gt; [.F30]; [.E30]*1.25^8; IF([.E30]*1.25^9 &gt; [.F30]; [.E30]*1.25^9; [.E30]*1.25^10)))))))));IF(1.25 &gt; [.F30]-[.E30];1.25; IF(1.25^2 &gt; [.F30]-[.E30];1.25^2; IF(1.25^3 &gt; [.F30]-[.E30];1.25^3; IF(1.25^4 &gt; [.F30]-[.E30];1.25^4; IF(1.25^5 &gt; [.F30]-[.E30];1.25^5; IF(1.25^6 &gt; [.F30]-[.E30];1.25^6; IF(1.25^7 &gt; [.F30]-[.E30]; 1.25^7; IF(1.25^8 &gt; [.F30]-[.E30]; 1.25^8; IF(1.25^9 &gt; [.F30]-[.E30]; 1.25^9; IF(1.25^10 &gt; [.F30]-[.E30]; 1.25^10; IF(1.25^11 &gt; [.F30]-[.E30]; 1.25^11; IF(1.25^12 &gt; [.F30]-[.E30]; 1.25^12; IF(1.25^13 &gt; [.F30]-[.E30]; 1.25^13; IF(1.25^14 &gt; [.F30]-[.E30]; 1.25^14; IF(1.25^15 &gt; [.F30]-[.E30]; 1.25^15; IF(1.25^16 &gt; [.F30]-[.E30]; 1.25^16; IF(1.25^17 &gt; [.F30]-[.E30]; 1.25^17; IF(1.25^18 &gt; [.F30]-[.E30]; 1.25^18; IF(1.25^19 &gt; [.F30]-[.E30]; 1.25^19; 1.25^20))))))))))))))))))))" office:value-type="float" office:value="31.19375" calcext:value-type="float">
            <text:p>31.194</text:p>
          </table:table-cell>
          <table:table-cell table:style-name="ce167" table:formula="of:=IF([.F30]&lt;[.E30]*1.25; 0; [.J30]/1.25*0.92)" office:value-type="float" office:value="0" calcext:value-type="float">
            <text:p>0.000</text:p>
          </table:table-cell>
          <table:table-cell table:style-name="ce204" office:value-type="float" office:value="0" calcext:value-type="float">
            <text:p>0.000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中石化冠德</text:p>
          </table:table-cell>
          <table:table-cell office:value-type="percentage" office:value="0.0142" calcext:value-type="percentage">
            <text:p>1.42%</text:p>
          </table:table-cell>
          <table:table-cell office:value-type="float" office:value="2.751" calcext:value-type="float">
            <text:p>2.751</text:p>
          </table:table-cell>
          <table:table-cell office:value-type="float" office:value="2.61" calcext:value-type="float">
            <text:p>2.61</text:p>
          </table:table-cell>
          <table:table-cell table:style-name="ce47" office:value-type="float" office:value="6.18" calcext:value-type="float">
            <text:p>6.18</text:p>
          </table:table-cell>
          <table:table-cell office:value-type="float" office:value="64.89" calcext:value-type="float">
            <text:p>64.89</text:p>
          </table:table-cell>
          <table:table-cell table:style-name="ce83" table:formula="of:=IF([.E31]&gt;0;[.F31]/[.E31]-1.0014;([.F31]-[.E31]))" office:value-type="percentage" office:value="-0.0526540894220284" calcext:value-type="percentage">
            <text:p>-5.27%</text:p>
          </table:table-cell>
          <table:table-cell table:style-name="ce126" table:formula="of:=IF([.E31]&gt;0; IF([.E31]*1.25 &gt; [.F31];[.E31]*1.25; IF([.E31]*1.25^2 &gt; [.F31];[.E31]*1.25^2; IF([.E31]*1.25^3 &gt; [.F31];[.E31]*1.25^3; IF([.E31]*1.25^4 &gt; [.F31];[.E31]*1.25^4; IF([.E31]*1.25^5 &gt; [.F31];[.E31]*1.25^5; IF([.E31]*1.25^6 &gt; [.F31];[.E31]*1.25^6; IF([.E31]*1.25^7 &gt; [.F31]; [.E31]*1.25^7; IF([.E31]*1.25^8 &gt; [.F31]; [.E31]*1.25^8; IF([.E31]*1.25^9 &gt; [.F31]; [.E31]*1.25^9; [.E31]*1.25^10)))))))));IF(1.25 &gt; [.F31]-[.E31];1.25; IF(1.25^2 &gt; [.F31]-[.E31];1.25^2; IF(1.25^3 &gt; [.F31]-[.E31];1.25^3; IF(1.25^4 &gt; [.F31]-[.E31];1.25^4; IF(1.25^5 &gt; [.F31]-[.E31];1.25^5; IF(1.25^6 &gt; [.F31]-[.E31];1.25^6; IF(1.25^7 &gt; [.F31]-[.E31]; 1.25^7; IF(1.25^8 &gt; [.F31]-[.E31]; 1.25^8; IF(1.25^9 &gt; [.F31]-[.E31]; 1.25^9; IF(1.25^10 &gt; [.F31]-[.E31]; 1.25^10; IF(1.25^11 &gt; [.F31]-[.E31]; 1.25^11; IF(1.25^12 &gt; [.F31]-[.E31]; 1.25^12; IF(1.25^13 &gt; [.F31]-[.E31]; 1.25^13; IF(1.25^14 &gt; [.F31]-[.E31]; 1.25^14; IF(1.25^15 &gt; [.F31]-[.E31]; 1.25^15; IF(1.25^16 &gt; [.F31]-[.E31]; 1.25^16; IF(1.25^17 &gt; [.F31]-[.E31]; 1.25^17; IF(1.25^18 &gt; [.F31]-[.E31]; 1.25^18; IF(1.25^19 &gt; [.F31]-[.E31]; 1.25^19; 1.25^20))))))))))))))))))))" office:value-type="float" office:value="3.43875" calcext:value-type="float">
            <text:p>3.439</text:p>
          </table:table-cell>
          <table:table-cell table:style-name="ce167" table:formula="of:=IF([.F31]&lt;[.E31]*1.25; 0; [.J31]/1.25*0.92)" office:value-type="float" office:value="0" calcext:value-type="float">
            <text:p>0.000</text:p>
          </table:table-cell>
          <table:table-cell table:style-name="ce204" office:value-type="float" office:value="0" calcext:value-type="float">
            <text:p>0.000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中国神华</text:p>
          </table:table-cell>
          <table:table-cell office:value-type="percentage" office:value="0.01" calcext:value-type="percentage">
            <text:p>1.00%</text:p>
          </table:table-cell>
          <table:table-cell office:value-type="float" office:value="14.734" calcext:value-type="float">
            <text:p>14.734</text:p>
          </table:table-cell>
          <table:table-cell table:style-name="ce35" office:value-type="float" office:value="24.45" calcext:value-type="float">
            <text:p>24.45</text:p>
          </table:table-cell>
          <table:table-cell table:style-name="ce47" office:value-type="float" office:value="6.6" calcext:value-type="float">
            <text:p>6.60</text:p>
          </table:table-cell>
          <table:table-cell office:value-type="float" office:value="4857.9" calcext:value-type="float">
            <text:p>4857.90</text:p>
          </table:table-cell>
          <table:table-cell table:style-name="ce83" table:formula="of:=IF([.E32]&gt;0;[.F32]/[.E32]-1.0014;([.F32]-[.E32]))" office:value-type="percentage" office:value="0.658027175240939" calcext:value-type="percentage">
            <text:p>65.80%</text:p>
          </table:table-cell>
          <table:table-cell table:style-name="ce126" table:formula="of:=IF([.E32]&gt;0; IF([.E32]*1.25 &gt; [.F32];[.E32]*1.25; IF([.E32]*1.25^2 &gt; [.F32];[.E32]*1.25^2; IF([.E32]*1.25^3 &gt; [.F32];[.E32]*1.25^3; IF([.E32]*1.25^4 &gt; [.F32];[.E32]*1.25^4; IF([.E32]*1.25^5 &gt; [.F32];[.E32]*1.25^5; IF([.E32]*1.25^6 &gt; [.F32];[.E32]*1.25^6; IF([.E32]*1.25^7 &gt; [.F32]; [.E32]*1.25^7; IF([.E32]*1.25^8 &gt; [.F32]; [.E32]*1.25^8; IF([.E32]*1.25^9 &gt; [.F32]; [.E32]*1.25^9; [.E32]*1.25^10)))))))));IF(1.25 &gt; [.F32]-[.E32];1.25; IF(1.25^2 &gt; [.F32]-[.E32];1.25^2; IF(1.25^3 &gt; [.F32]-[.E32];1.25^3; IF(1.25^4 &gt; [.F32]-[.E32];1.25^4; IF(1.25^5 &gt; [.F32]-[.E32];1.25^5; IF(1.25^6 &gt; [.F32]-[.E32];1.25^6; IF(1.25^7 &gt; [.F32]-[.E32]; 1.25^7; IF(1.25^8 &gt; [.F32]-[.E32]; 1.25^8; IF(1.25^9 &gt; [.F32]-[.E32]; 1.25^9; IF(1.25^10 &gt; [.F32]-[.E32]; 1.25^10; IF(1.25^11 &gt; [.F32]-[.E32]; 1.25^11; IF(1.25^12 &gt; [.F32]-[.E32]; 1.25^12; IF(1.25^13 &gt; [.F32]-[.E32]; 1.25^13; IF(1.25^14 &gt; [.F32]-[.E32]; 1.25^14; IF(1.25^15 &gt; [.F32]-[.E32]; 1.25^15; IF(1.25^16 &gt; [.F32]-[.E32]; 1.25^16; IF(1.25^17 &gt; [.F32]-[.E32]; 1.25^17; IF(1.25^18 &gt; [.F32]-[.E32]; 1.25^18; IF(1.25^19 &gt; [.F32]-[.E32]; 1.25^19; 1.25^20))))))))))))))))))))" office:value-type="float" office:value="28.77734375" calcext:value-type="float">
            <text:p>28.777</text:p>
          </table:table-cell>
          <table:table-cell table:style-name="ce167" table:formula="of:=IF([.F32]&lt;[.E32]*1.25; 0; [.J32]/1.25*0.92)" office:value-type="float" office:value="21.180125" calcext:value-type="float">
            <text:p>21.180</text:p>
          </table:table-cell>
          <table:table-cell table:style-name="ce204" office:value-type="float" office:value="21.18" calcext:value-type="float">
            <text:p>21.180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福寿园</text:p>
          </table:table-cell>
          <table:table-cell office:value-type="percentage" office:value="0.0082" calcext:value-type="percentage">
            <text:p>0.82%</text:p>
          </table:table-cell>
          <table:table-cell office:value-type="float" office:value="7.352" calcext:value-type="float">
            <text:p>7.352</text:p>
          </table:table-cell>
          <table:table-cell office:value-type="float" office:value="5.04" calcext:value-type="float">
            <text:p>5.04</text:p>
          </table:table-cell>
          <table:table-cell table:style-name="ce47" office:value-type="float" office:value="13.26" calcext:value-type="float">
            <text:p>13.26</text:p>
          </table:table-cell>
          <table:table-cell office:value-type="float" office:value="116.9" calcext:value-type="float">
            <text:p>116.90</text:p>
          </table:table-cell>
          <table:table-cell table:style-name="ce83" table:formula="of:=IF([.E33]&gt;0;[.F33]/[.E33]-1.0014;([.F33]-[.E33]))" office:value-type="percentage" office:value="-0.315872252448314" calcext:value-type="percentage">
            <text:p>-31.59%</text:p>
          </table:table-cell>
          <table:table-cell table:style-name="ce126" table:formula="of:=IF([.E33]&gt;0; IF([.E33]*1.25 &gt; [.F33];[.E33]*1.25; IF([.E33]*1.25^2 &gt; [.F33];[.E33]*1.25^2; IF([.E33]*1.25^3 &gt; [.F33];[.E33]*1.25^3; IF([.E33]*1.25^4 &gt; [.F33];[.E33]*1.25^4; IF([.E33]*1.25^5 &gt; [.F33];[.E33]*1.25^5; IF([.E33]*1.25^6 &gt; [.F33];[.E33]*1.25^6; IF([.E33]*1.25^7 &gt; [.F33]; [.E33]*1.25^7; IF([.E33]*1.25^8 &gt; [.F33]; [.E33]*1.25^8; IF([.E33]*1.25^9 &gt; [.F33]; [.E33]*1.25^9; [.E33]*1.25^10)))))))));IF(1.25 &gt; [.F33]-[.E33];1.25; IF(1.25^2 &gt; [.F33]-[.E33];1.25^2; IF(1.25^3 &gt; [.F33]-[.E33];1.25^3; IF(1.25^4 &gt; [.F33]-[.E33];1.25^4; IF(1.25^5 &gt; [.F33]-[.E33];1.25^5; IF(1.25^6 &gt; [.F33]-[.E33];1.25^6; IF(1.25^7 &gt; [.F33]-[.E33]; 1.25^7; IF(1.25^8 &gt; [.F33]-[.E33]; 1.25^8; IF(1.25^9 &gt; [.F33]-[.E33]; 1.25^9; IF(1.25^10 &gt; [.F33]-[.E33]; 1.25^10; IF(1.25^11 &gt; [.F33]-[.E33]; 1.25^11; IF(1.25^12 &gt; [.F33]-[.E33]; 1.25^12; IF(1.25^13 &gt; [.F33]-[.E33]; 1.25^13; IF(1.25^14 &gt; [.F33]-[.E33]; 1.25^14; IF(1.25^15 &gt; [.F33]-[.E33]; 1.25^15; IF(1.25^16 &gt; [.F33]-[.E33]; 1.25^16; IF(1.25^17 &gt; [.F33]-[.E33]; 1.25^17; IF(1.25^18 &gt; [.F33]-[.E33]; 1.25^18; IF(1.25^19 &gt; [.F33]-[.E33]; 1.25^19; 1.25^20))))))))))))))))))))" office:value-type="float" office:value="9.19" calcext:value-type="float">
            <text:p>9.190</text:p>
          </table:table-cell>
          <table:table-cell table:style-name="ce167" table:formula="of:=IF([.F33]&lt;[.E33]*1.25; 0; [.J33]/1.25*0.92)" office:value-type="float" office:value="0" calcext:value-type="float">
            <text:p>0.000</text:p>
          </table:table-cell>
          <table:table-cell table:style-name="ce204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美元</text:p>
          </table:table-cell>
          <table:covered-table-cell table:number-columns-repeated="4" table:style-name="Default"/>
          <table:covered-table-cell/>
          <table:covered-table-cell table:number-columns-repeated="6" table:style-name="Default"/>
        </table:table-row>
        <table:table-row table:style-name="ro2">
          <table:table-cell table:style-name="ce1" office:value-type="string" calcext:value-type="string">
            <text:p>净值</text:p>
          </table:table-cell>
          <table:table-cell table:style-name="ce17" office:value-type="float" office:value="1.424" calcext:value-type="float" table:number-columns-spanned="5" table:number-rows-spanned="1">
            <text:p>1.424</text:p>
          </table:table-cell>
          <table:covered-table-cell table:number-columns-repeated="3" table:style-name="Default"/>
          <table:covered-table-cell/>
          <table:table-cell table:style-name="ce1" office:value-type="string" calcext:value-type="string">
            <text:p>周涨幅</text:p>
          </table:table-cell>
          <table:table-cell table:style-name="ce55" office:value-type="percentage" office:value="-0.0082" calcext:value-type="percentage" table:number-columns-spanned="5" table:number-rows-spanned="1">
            <text:p>-0.82%</text:p>
          </table:table-cell>
          <table:covered-table-cell table:number-columns-repeated="4" table:style-name="Default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9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table:style-name="Default"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3">
          <table:table-cell table:style-name="ce9" office:value-type="string" calcext:value-type="string">
            <text:p>食品饮料</text:p>
          </table:table-cell>
          <table:table-cell table:style-name="ce23" office:value-type="percentage" office:value="0.0695" calcext:value-type="percentage">
            <text:p>6.95%</text:p>
          </table:table-cell>
          <table:table-cell table:style-name="ce24" office:value-type="string" calcext:value-type="string">
            <text:p>古井贡B</text:p>
          </table:table-cell>
          <table:table-cell office:value-type="percentage" office:value="0.0695" calcext:value-type="percentage">
            <text:p>6.95%</text:p>
          </table:table-cell>
          <table:table-cell table:style-name="ce30" office:value-type="float" office:value="94.171" calcext:value-type="float">
            <text:p>94.1710</text:p>
          </table:table-cell>
          <table:table-cell table:style-name="ce38" office:value-type="float" office:value="105.34" calcext:value-type="float">
            <text:p>105.3400</text:p>
          </table:table-cell>
          <table:table-cell office:value-type="float" office:value="17.49" calcext:value-type="float">
            <text:p>17.49</text:p>
          </table:table-cell>
          <table:table-cell office:value-type="float" office:value="556.8" calcext:value-type="float">
            <text:p>556.80</text:p>
          </table:table-cell>
          <table:table-cell table:style-name="ce88" table:formula="of:=IF([.E37]&gt;0;[.F37]/[.E37]-1.0014;([.F37]-[.E37]))" office:value-type="percentage" office:value="0.117203391702329" calcext:value-type="percentage">
            <text:p>11.72%</text:p>
          </table:table-cell>
          <table:table-cell table:style-name="ce129" table:formula="of:=IF([.E37]&gt;0; IF([.E37]*1.25 &gt; [.F37];[.E37]*1.25; IF([.E37]*1.25^2 &gt; [.F37];[.E37]*1.25^2; IF([.E37]*1.25^3 &gt; [.F37];[.E37]*1.25^3; IF([.E37]*1.25^4 &gt; [.F37];[.E37]*1.25^4; IF([.E37]*1.25^5 &gt; [.F37];[.E37]*1.25^5; IF([.E37]*1.25^6 &gt; [.F37];[.E37]*1.25^6; IF([.E37]*1.25^7 &gt; [.F37]; [.E37]*1.25^7; IF([.E37]*1.25^8 &gt; [.F37]; [.E37]*1.25^8; IF([.E37]*1.25^9 &gt; [.F37]; [.E37]*1.25^9; [.E37]*1.25^10)))))))));IF(1.25 &gt; [.F37]-[.E37];1.25; IF(1.25^2 &gt; [.F37]-[.E37];1.25^2; IF(1.25^3 &gt; [.F37]-[.E37];1.25^3; IF(1.25^4 &gt; [.F37]-[.E37];1.25^4; IF(1.25^5 &gt; [.F37]-[.E37];1.25^5; IF(1.25^6 &gt; [.F37]-[.E37];1.25^6; IF(1.25^7 &gt; [.F37]-[.E37]; 1.25^7; IF(1.25^8 &gt; [.F37]-[.E37]; 1.25^8; IF(1.25^9 &gt; [.F37]-[.E37]; 1.25^9; IF(1.25^10 &gt; [.F37]-[.E37]; 1.25^10; IF(1.25^11 &gt; [.F37]-[.E37]; 1.25^11; IF(1.25^12 &gt; [.F37]-[.E37]; 1.25^12; IF(1.25^13 &gt; [.F37]-[.E37]; 1.25^13; IF(1.25^14 &gt; [.F37]-[.E37]; 1.25^14; IF(1.25^15 &gt; [.F37]-[.E37]; 1.25^15; IF(1.25^16 &gt; [.F37]-[.E37]; 1.25^16; IF(1.25^17 &gt; [.F37]-[.E37]; 1.25^17; IF(1.25^18 &gt; [.F37]-[.E37]; 1.25^18; IF(1.25^19 &gt; [.F37]-[.E37]; 1.25^19; 1.25^20))))))))))))))))))))" office:value-type="float" office:value="117.71375" calcext:value-type="float">
            <text:p>117.714</text:p>
          </table:table-cell>
          <table:table-cell table:style-name="ce168" table:formula="of:=IF([.F37]&lt;[.E37]*1.25; 0; [.J37]/1.25*0.92)" office:value-type="float" office:value="0" calcext:value-type="float">
            <text:p>0.000</text:p>
          </table:table-cell>
          <table:table-cell table:style-name="ce205" office:value-type="float" office:value="0" calcext:value-type="float">
            <text:p>0.000</text:p>
          </table:table-cell>
        </table:table-row>
        <table:table-row table:style-name="ro2">
          <table:table-cell table:style-name="ce9" office:value-type="string" calcext:value-type="string">
            <text:p><text:s/>计算机及网络</text:p>
          </table:table-cell>
          <table:table-cell table:style-name="ce23" office:value-type="percentage" office:value="0.0082" calcext:value-type="percentage">
            <text:p>0.82%</text:p>
          </table:table-cell>
          <table:table-cell table:style-name="ce24" office:value-type="string" calcext:value-type="string">
            <text:p>挚文集团</text:p>
          </table:table-cell>
          <table:table-cell office:value-type="percentage" office:value="0.0082" calcext:value-type="percentage">
            <text:p>0.82%</text:p>
          </table:table-cell>
          <table:table-cell table:style-name="ce30" office:value-type="float" office:value="14.0931" calcext:value-type="float">
            <text:p>14.0931</text:p>
          </table:table-cell>
          <table:table-cell table:style-name="ce41" office:value-type="float" office:value="5.18" calcext:value-type="float">
            <text:p>5.1800</text:p>
          </table:table-cell>
          <table:table-cell office:value-type="string" calcext:value-type="string">
            <text:p>-</text:p>
          </table:table-cell>
          <table:table-cell office:value-type="float" office:value="10.27" calcext:value-type="float">
            <text:p>10.27</text:p>
          </table:table-cell>
          <table:table-cell table:formula="of:=IF([.E38]&gt;0;[.F38]/[.E38]-1.0014;([.F38]-[.E38]))" office:value-type="percentage" office:value="-0.633844245765658" calcext:value-type="percentage">
            <text:p>-63.38%</text:p>
          </table:table-cell>
          <table:table-cell table:formula="of:=IF([.E38]&gt;0; IF([.E38]*1.25 &gt; [.F38];[.E38]*1.25; IF([.E38]*1.25^2 &gt; [.F38];[.E38]*1.25^2; IF([.E38]*1.25^3 &gt; [.F38];[.E38]*1.25^3; IF([.E38]*1.25^4 &gt; [.F38];[.E38]*1.25^4; IF([.E38]*1.25^5 &gt; [.F38];[.E38]*1.25^5; IF([.E38]*1.25^6 &gt; [.F38];[.E38]*1.25^6; IF([.E38]*1.25^7 &gt; [.F38]; [.E38]*1.25^7; IF([.E38]*1.25^8 &gt; [.F38]; [.E38]*1.25^8; IF([.E38]*1.25^9 &gt; [.F38]; [.E38]*1.25^9; [.E38]*1.25^10)))))))));IF(1.25 &gt; [.F38]-[.E38];1.25; IF(1.25^2 &gt; [.F38]-[.E38];1.25^2; IF(1.25^3 &gt; [.F38]-[.E38];1.25^3; IF(1.25^4 &gt; [.F38]-[.E38];1.25^4; IF(1.25^5 &gt; [.F38]-[.E38];1.25^5; IF(1.25^6 &gt; [.F38]-[.E38];1.25^6; IF(1.25^7 &gt; [.F38]-[.E38]; 1.25^7; IF(1.25^8 &gt; [.F38]-[.E38]; 1.25^8; IF(1.25^9 &gt; [.F38]-[.E38]; 1.25^9; IF(1.25^10 &gt; [.F38]-[.E38]; 1.25^10; IF(1.25^11 &gt; [.F38]-[.E38]; 1.25^11; IF(1.25^12 &gt; [.F38]-[.E38]; 1.25^12; IF(1.25^13 &gt; [.F38]-[.E38]; 1.25^13; IF(1.25^14 &gt; [.F38]-[.E38]; 1.25^14; IF(1.25^15 &gt; [.F38]-[.E38]; 1.25^15; IF(1.25^16 &gt; [.F38]-[.E38]; 1.25^16; IF(1.25^17 &gt; [.F38]-[.E38]; 1.25^17; IF(1.25^18 &gt; [.F38]-[.E38]; 1.25^18; IF(1.25^19 &gt; [.F38]-[.E38]; 1.25^19; 1.25^20))))))))))))))))))))" office:value-type="float" office:value="17.616375" calcext:value-type="float">
            <text:p>17.616</text:p>
          </table:table-cell>
          <table:table-cell table:formula="of:=IF([.F38]&lt;[.E38]*1.25; 0; [.J38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table-cell table:style-name="ce9" office:value-type="string" calcext:value-type="string">
            <text:p><text:s/>通讯业务</text:p>
          </table:table-cell>
          <table:table-cell table:style-name="ce23" office:value-type="percentage" office:value="0.0047" calcext:value-type="percentage">
            <text:p>0.47%</text:p>
          </table:table-cell>
          <table:table-cell table:style-name="ce24" office:value-type="string" calcext:value-type="string">
            <text:p>哔哩哔哩</text:p>
          </table:table-cell>
          <table:table-cell office:value-type="percentage" office:value="0.0047" calcext:value-type="percentage">
            <text:p>0.47%</text:p>
          </table:table-cell>
          <table:table-cell table:style-name="ce30" office:value-type="float" office:value="45.0963" calcext:value-type="float">
            <text:p>45.0963</text:p>
          </table:table-cell>
          <table:table-cell table:style-name="ce41" office:value-type="float" office:value="20.85" calcext:value-type="float">
            <text:p>20.8500</text:p>
          </table:table-cell>
          <table:table-cell office:value-type="string" calcext:value-type="string">
            <text:p>-</text:p>
          </table:table-cell>
          <table:table-cell office:value-type="float" office:value="81.44" calcext:value-type="float">
            <text:p>81.44</text:p>
          </table:table-cell>
          <table:table-cell table:formula="of:=IF([.E39]&gt;0;[.F39]/[.E39]-1.0014;([.F39]-[.E39]))" office:value-type="percentage" office:value="-0.539056082649796" calcext:value-type="percentage">
            <text:p>-53.91%</text:p>
          </table:table-cell>
          <table:table-cell table:formula="of:=IF([.E39]&gt;0; IF([.E39]*1.25 &gt; [.F39];[.E39]*1.25; IF([.E39]*1.25^2 &gt; [.F39];[.E39]*1.25^2; IF([.E39]*1.25^3 &gt; [.F39];[.E39]*1.25^3; IF([.E39]*1.25^4 &gt; [.F39];[.E39]*1.25^4; IF([.E39]*1.25^5 &gt; [.F39];[.E39]*1.25^5; IF([.E39]*1.25^6 &gt; [.F39];[.E39]*1.25^6; IF([.E39]*1.25^7 &gt; [.F39]; [.E39]*1.25^7; IF([.E39]*1.25^8 &gt; [.F39]; [.E39]*1.25^8; IF([.E39]*1.25^9 &gt; [.F39]; [.E39]*1.25^9; [.E39]*1.25^10)))))))));IF(1.25 &gt; [.F39]-[.E39];1.25; IF(1.25^2 &gt; [.F39]-[.E39];1.25^2; IF(1.25^3 &gt; [.F39]-[.E39];1.25^3; IF(1.25^4 &gt; [.F39]-[.E39];1.25^4; IF(1.25^5 &gt; [.F39]-[.E39];1.25^5; IF(1.25^6 &gt; [.F39]-[.E39];1.25^6; IF(1.25^7 &gt; [.F39]-[.E39]; 1.25^7; IF(1.25^8 &gt; [.F39]-[.E39]; 1.25^8; IF(1.25^9 &gt; [.F39]-[.E39]; 1.25^9; IF(1.25^10 &gt; [.F39]-[.E39]; 1.25^10; IF(1.25^11 &gt; [.F39]-[.E39]; 1.25^11; IF(1.25^12 &gt; [.F39]-[.E39]; 1.25^12; IF(1.25^13 &gt; [.F39]-[.E39]; 1.25^13; IF(1.25^14 &gt; [.F39]-[.E39]; 1.25^14; IF(1.25^15 &gt; [.F39]-[.E39]; 1.25^15; IF(1.25^16 &gt; [.F39]-[.E39]; 1.25^16; IF(1.25^17 &gt; [.F39]-[.E39]; 1.25^17; IF(1.25^18 &gt; [.F39]-[.E39]; 1.25^18; IF(1.25^19 &gt; [.F39]-[.E39]; 1.25^19; 1.25^20))))))))))))))))))))" office:value-type="float" office:value="56.370375" calcext:value-type="float">
            <text:p>56.370</text:p>
          </table:table-cell>
          <table:table-cell table:number-columns-repeated="2" office:value-type="float" office:value="0" calcext:value-type="float">
            <text:p>0.000</text:p>
          </table:table-cell>
        </table:table-row>
        <table:table-row table:style-name="ro2">
          <table:table-cell table:style-name="ce9" office:value-type="string" calcext:value-type="string">
            <text:p>信息技术</text:p>
          </table:table-cell>
          <table:table-cell table:style-name="ce23" office:value-type="percentage" office:value="0.0007" calcext:value-type="percentage">
            <text:p>0.07%</text:p>
          </table:table-cell>
          <table:table-cell table:style-name="ce24" office:value-type="string" calcext:value-type="string">
            <text:p>金山云</text:p>
          </table:table-cell>
          <table:table-cell office:value-type="percentage" office:value="0.0007" calcext:value-type="percentage">
            <text:p>0.07%</text:p>
          </table:table-cell>
          <table:table-cell table:style-name="ce30" office:value-type="float" office:value="20.4397" calcext:value-type="float">
            <text:p>20.4397</text:p>
          </table:table-cell>
          <table:table-cell table:style-name="ce41" office:value-type="float" office:value="3.36" calcext:value-type="float">
            <text:p>3.3600</text:p>
          </table:table-cell>
          <table:table-cell office:value-type="string" calcext:value-type="string">
            <text:p>-</text:p>
          </table:table-cell>
          <table:table-cell office:value-type="float" office:value="8.262" calcext:value-type="float">
            <text:p>8.26</text:p>
          </table:table-cell>
          <table:table-cell table:formula="of:=IF([.E40]&gt;0;[.F40]/[.E40]-1.0014;([.F40]-[.E40]))" office:value-type="percentage" office:value="-0.837014025646169" calcext:value-type="percentage">
            <text:p>-83.70%</text:p>
          </table:table-cell>
          <table:table-cell table:formula="of:=IF([.E40]&gt;0; IF([.E40]*1.25 &gt; [.F40];[.E40]*1.25; IF([.E40]*1.25^2 &gt; [.F40];[.E40]*1.25^2; IF([.E40]*1.25^3 &gt; [.F40];[.E40]*1.25^3; IF([.E40]*1.25^4 &gt; [.F40];[.E40]*1.25^4; IF([.E40]*1.25^5 &gt; [.F40];[.E40]*1.25^5; IF([.E40]*1.25^6 &gt; [.F40];[.E40]*1.25^6; IF([.E40]*1.25^7 &gt; [.F40]; [.E40]*1.25^7; IF([.E40]*1.25^8 &gt; [.F40]; [.E40]*1.25^8; IF([.E40]*1.25^9 &gt; [.F40]; [.E40]*1.25^9; [.E40]*1.25^10)))))))));IF(1.25 &gt; [.F40]-[.E40];1.25; IF(1.25^2 &gt; [.F40]-[.E40];1.25^2; IF(1.25^3 &gt; [.F40]-[.E40];1.25^3; IF(1.25^4 &gt; [.F40]-[.E40];1.25^4; IF(1.25^5 &gt; [.F40]-[.E40];1.25^5; IF(1.25^6 &gt; [.F40]-[.E40];1.25^6; IF(1.25^7 &gt; [.F40]-[.E40]; 1.25^7; IF(1.25^8 &gt; [.F40]-[.E40]; 1.25^8; IF(1.25^9 &gt; [.F40]-[.E40]; 1.25^9; IF(1.25^10 &gt; [.F40]-[.E40]; 1.25^10; IF(1.25^11 &gt; [.F40]-[.E40]; 1.25^11; IF(1.25^12 &gt; [.F40]-[.E40]; 1.25^12; IF(1.25^13 &gt; [.F40]-[.E40]; 1.25^13; IF(1.25^14 &gt; [.F40]-[.E40]; 1.25^14; IF(1.25^15 &gt; [.F40]-[.E40]; 1.25^15; IF(1.25^16 &gt; [.F40]-[.E40]; 1.25^16; IF(1.25^17 &gt; [.F40]-[.E40]; 1.25^17; IF(1.25^18 &gt; [.F40]-[.E40]; 1.25^18; IF(1.25^19 &gt; [.F40]-[.E40]; 1.25^19; 1.25^20))))))))))))))))))))" office:value-type="float" office:value="25.549625" calcext:value-type="float">
            <text:p>25.550</text:p>
          </table:table-cell>
          <table:table-cell table:formula="of:=IF([.F40]&lt;[.E40]*1.25; 0; [.J40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3">
          <table:table-cell table:style-name="ce9" office:value-type="string" calcext:value-type="string">
            <text:p>其他</text:p>
          </table:table-cell>
          <table:table-cell table:style-name="ce23" office:value-type="percentage" office:value="0.003" calcext:value-type="percentage">
            <text:p>0.30%</text:p>
          </table:table-cell>
          <table:table-cell table:style-name="ce24" office:value-type="string" calcext:value-type="string">
            <text:p>美国生科ETF</text:p>
          </table:table-cell>
          <table:table-cell office:value-type="percentage" office:value="0.003" calcext:value-type="percentage">
            <text:p>0.30%</text:p>
          </table:table-cell>
          <table:table-cell table:style-name="ce30" office:value-type="float" office:value="110.13" calcext:value-type="float">
            <text:p>110.1300</text:p>
          </table:table-cell>
          <table:table-cell table:style-name="ce41" office:value-type="float" office:value="69.99" calcext:value-type="float">
            <text:p>69.9900</text:p>
          </table:table-cell>
          <table:table-cell table:number-columns-repeated="2" office:value-type="string" calcext:value-type="string">
            <text:p>-</text:p>
          </table:table-cell>
          <table:table-cell table:formula="of:=IF([.E41]&gt;0;[.F41]/[.E41]-1.0014;([.F41]-[.E41]))" office:value-type="percentage" office:value="-0.365878343775538" calcext:value-type="percentage">
            <text:p>-36.59%</text:p>
          </table:table-cell>
          <table:table-cell table:formula="of:=IF([.E41]&gt;0; IF([.E41]*1.25 &gt; [.F41];[.E41]*1.25; IF([.E41]*1.25^2 &gt; [.F41];[.E41]*1.25^2; IF([.E41]*1.25^3 &gt; [.F41];[.E41]*1.25^3; IF([.E41]*1.25^4 &gt; [.F41];[.E41]*1.25^4; IF([.E41]*1.25^5 &gt; [.F41];[.E41]*1.25^5; IF([.E41]*1.25^6 &gt; [.F41];[.E41]*1.25^6; IF([.E41]*1.25^7 &gt; [.F41]; [.E41]*1.25^7; IF([.E41]*1.25^8 &gt; [.F41]; [.E41]*1.25^8; IF([.E41]*1.25^9 &gt; [.F41]; [.E41]*1.25^9; [.E41]*1.25^10)))))))));IF(1.25 &gt; [.F41]-[.E41];1.25; IF(1.25^2 &gt; [.F41]-[.E41];1.25^2; IF(1.25^3 &gt; [.F41]-[.E41];1.25^3; IF(1.25^4 &gt; [.F41]-[.E41];1.25^4; IF(1.25^5 &gt; [.F41]-[.E41];1.25^5; IF(1.25^6 &gt; [.F41]-[.E41];1.25^6; IF(1.25^7 &gt; [.F41]-[.E41]; 1.25^7; IF(1.25^8 &gt; [.F41]-[.E41]; 1.25^8; IF(1.25^9 &gt; [.F41]-[.E41]; 1.25^9; IF(1.25^10 &gt; [.F41]-[.E41]; 1.25^10; IF(1.25^11 &gt; [.F41]-[.E41]; 1.25^11; IF(1.25^12 &gt; [.F41]-[.E41]; 1.25^12; IF(1.25^13 &gt; [.F41]-[.E41]; 1.25^13; IF(1.25^14 &gt; [.F41]-[.E41]; 1.25^14; IF(1.25^15 &gt; [.F41]-[.E41]; 1.25^15; IF(1.25^16 &gt; [.F41]-[.E41]; 1.25^16; IF(1.25^17 &gt; [.F41]-[.E41]; 1.25^17; IF(1.25^18 &gt; [.F41]-[.E41]; 1.25^18; IF(1.25^19 &gt; [.F41]-[.E41]; 1.25^19; 1.25^20))))))))))))))))))))" office:value-type="float" office:value="137.6625" calcext:value-type="float">
            <text:p>137.663</text:p>
          </table:table-cell>
          <table:table-cell table:formula="of:=IF([.F41]&lt;[.E41]*1.25; 0; [.J41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table-cell table:style-name="ce8" office:value-type="string" calcext:value-type="string" table:number-columns-spanned="1" table:number-rows-spanned="3">
            <text:p>汽车</text:p>
          </table:table-cell>
          <table:table-cell table:style-name="ce23" office:value-type="percentage" office:value="0.0011" calcext:value-type="percentage">
            <text:p>0.11%</text:p>
          </table:table-cell>
          <table:table-cell table:style-name="ce24" office:value-type="string" calcext:value-type="string">
            <text:p>法拉第未来</text:p>
          </table:table-cell>
          <table:table-cell office:value-type="percentage" office:value="0.0011" calcext:value-type="percentage">
            <text:p>0.11%</text:p>
          </table:table-cell>
          <table:table-cell table:style-name="ce30" office:value-type="float" office:value="9.1749" calcext:value-type="float">
            <text:p>9.1749</text:p>
          </table:table-cell>
          <table:table-cell table:style-name="ce42" office:value-type="float" office:value="2.62" calcext:value-type="float">
            <text:p>2.6200</text:p>
          </table:table-cell>
          <table:table-cell office:value-type="string" calcext:value-type="string">
            <text:p>-</text:p>
          </table:table-cell>
          <table:table-cell office:value-type="float" office:value="7.69" calcext:value-type="float">
            <text:p>7.69</text:p>
          </table:table-cell>
          <table:table-cell table:formula="of:=IF([.E42]&gt;0;[.F42]/[.E42]-1.0014;([.F42]-[.E42]))" office:value-type="percentage" office:value="-0.715838304504681" calcext:value-type="percentage">
            <text:p>-71.58%</text:p>
          </table:table-cell>
          <table:table-cell table:formula="of:=IF([.E42]&gt;0; IF([.E42]*1.25 &gt; [.F42];[.E42]*1.25; IF([.E42]*1.25^2 &gt; [.F42];[.E42]*1.25^2; IF([.E42]*1.25^3 &gt; [.F42];[.E42]*1.25^3; IF([.E42]*1.25^4 &gt; [.F42];[.E42]*1.25^4; IF([.E42]*1.25^5 &gt; [.F42];[.E42]*1.25^5; IF([.E42]*1.25^6 &gt; [.F42];[.E42]*1.25^6; IF([.E42]*1.25^7 &gt; [.F42]; [.E42]*1.25^7; IF([.E42]*1.25^8 &gt; [.F42]; [.E42]*1.25^8; IF([.E42]*1.25^9 &gt; [.F42]; [.E42]*1.25^9; [.E42]*1.25^10)))))))));IF(1.25 &gt; [.F42]-[.E42];1.25; IF(1.25^2 &gt; [.F42]-[.E42];1.25^2; IF(1.25^3 &gt; [.F42]-[.E42];1.25^3; IF(1.25^4 &gt; [.F42]-[.E42];1.25^4; IF(1.25^5 &gt; [.F42]-[.E42];1.25^5; IF(1.25^6 &gt; [.F42]-[.E42];1.25^6; IF(1.25^7 &gt; [.F42]-[.E42]; 1.25^7; IF(1.25^8 &gt; [.F42]-[.E42]; 1.25^8; IF(1.25^9 &gt; [.F42]-[.E42]; 1.25^9; IF(1.25^10 &gt; [.F42]-[.E42]; 1.25^10; IF(1.25^11 &gt; [.F42]-[.E42]; 1.25^11; IF(1.25^12 &gt; [.F42]-[.E42]; 1.25^12; IF(1.25^13 &gt; [.F42]-[.E42]; 1.25^13; IF(1.25^14 &gt; [.F42]-[.E42]; 1.25^14; IF(1.25^15 &gt; [.F42]-[.E42]; 1.25^15; IF(1.25^16 &gt; [.F42]-[.E42]; 1.25^16; IF(1.25^17 &gt; [.F42]-[.E42]; 1.25^17; IF(1.25^18 &gt; [.F42]-[.E42]; 1.25^18; IF(1.25^19 &gt; [.F42]-[.E42]; 1.25^19; 1.25^20))))))))))))))))))))" office:value-type="float" office:value="11.468625" calcext:value-type="float">
            <text:p>11.469</text:p>
          </table:table-cell>
          <table:table-cell table:formula="of:=IF([.F42]&lt;[.E42]*1.25; 0; [.J42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style-name="ce8"/>
          <table:table-cell table:style-name="ce23" office:value-type="percentage" office:value="0.0001" calcext:value-type="percentage">
            <text:p>0.01%</text:p>
          </table:table-cell>
          <table:table-cell table:style-name="ce24" office:value-type="string" calcext:value-type="string">
            <text:p>FFIE CALL L</text:p>
          </table:table-cell>
          <table:table-cell office:value-type="percentage" office:value="0.0001" calcext:value-type="percentage">
            <text:p>0.01%</text:p>
          </table:table-cell>
          <table:table-cell table:style-name="ce30" office:value-type="float" office:value="1.0199" calcext:value-type="float">
            <text:p>1.0199</text:p>
          </table:table-cell>
          <table:table-cell table:style-name="ce42" office:value-type="float" office:value="0.25" calcext:value-type="float">
            <text:p>0.2500</text:p>
          </table:table-cell>
          <table:table-cell/>
          <table:table-cell office:value-type="string" calcext:value-type="string">
            <text:p>-</text:p>
          </table:table-cell>
          <table:table-cell table:formula="of:=IF([.E43]&gt;0;[.F43]/[.E43]-1.0014;([.F43]-[.E43]))" office:value-type="percentage" office:value="-0.756277929208746" calcext:value-type="percentage">
            <text:p>-75.63%</text:p>
          </table:table-cell>
          <table:table-cell table:formula="of:=IF([.E43]&gt;0; IF([.E43]*1.25 &gt; [.F43];[.E43]*1.25; IF([.E43]*1.25^2 &gt; [.F43];[.E43]*1.25^2; IF([.E43]*1.25^3 &gt; [.F43];[.E43]*1.25^3; IF([.E43]*1.25^4 &gt; [.F43];[.E43]*1.25^4; IF([.E43]*1.25^5 &gt; [.F43];[.E43]*1.25^5; IF([.E43]*1.25^6 &gt; [.F43];[.E43]*1.25^6; IF([.E43]*1.25^7 &gt; [.F43]; [.E43]*1.25^7; IF([.E43]*1.25^8 &gt; [.F43]; [.E43]*1.25^8; IF([.E43]*1.25^9 &gt; [.F43]; [.E43]*1.25^9; [.E43]*1.25^10)))))))));IF(1.25 &gt; [.F43]-[.E43];1.25; IF(1.25^2 &gt; [.F43]-[.E43];1.25^2; IF(1.25^3 &gt; [.F43]-[.E43];1.25^3; IF(1.25^4 &gt; [.F43]-[.E43];1.25^4; IF(1.25^5 &gt; [.F43]-[.E43];1.25^5; IF(1.25^6 &gt; [.F43]-[.E43];1.25^6; IF(1.25^7 &gt; [.F43]-[.E43]; 1.25^7; IF(1.25^8 &gt; [.F43]-[.E43]; 1.25^8; IF(1.25^9 &gt; [.F43]-[.E43]; 1.25^9; IF(1.25^10 &gt; [.F43]-[.E43]; 1.25^10; IF(1.25^11 &gt; [.F43]-[.E43]; 1.25^11; IF(1.25^12 &gt; [.F43]-[.E43]; 1.25^12; IF(1.25^13 &gt; [.F43]-[.E43]; 1.25^13; IF(1.25^14 &gt; [.F43]-[.E43]; 1.25^14; IF(1.25^15 &gt; [.F43]-[.E43]; 1.25^15; IF(1.25^16 &gt; [.F43]-[.E43]; 1.25^16; IF(1.25^17 &gt; [.F43]-[.E43]; 1.25^17; IF(1.25^18 &gt; [.F43]-[.E43]; 1.25^18; IF(1.25^19 &gt; [.F43]-[.E43]; 1.25^19; 1.25^20))))))))))))))))))))" office:value-type="float" office:value="1.274875" calcext:value-type="float">
            <text:p>1.275</text:p>
          </table:table-cell>
          <table:table-cell table:formula="of:=IF([.F43]&lt;[.E43]*1.25; 0; [.J43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style-name="ce9" office:value-type="string" calcext:value-type="string">
            <text:p>汽车</text:p>
          </table:covered-table-cell>
          <table:table-cell table:style-name="ce23" office:value-type="percentage" office:value="0.0002" calcext:value-type="percentage">
            <text:p>0.02%</text:p>
          </table:table-cell>
          <table:table-cell table:style-name="ce24" office:value-type="string" calcext:value-type="string">
            <text:p>FFIE CALL D</text:p>
          </table:table-cell>
          <table:table-cell office:value-type="percentage" office:value="0.0002" calcext:value-type="percentage">
            <text:p>0.02%</text:p>
          </table:table-cell>
          <table:table-cell table:style-name="ce30" office:value-type="float" office:value="1.252" calcext:value-type="float">
            <text:p>1.2520</text:p>
          </table:table-cell>
          <table:table-cell table:style-name="ce42" office:value-type="float" office:value="0.11" calcext:value-type="float">
            <text:p>0.1100</text:p>
          </table:table-cell>
          <table:table-cell office:value-type="string" calcext:value-type="string">
            <text:p>-</text:p>
          </table:table-cell>
          <table:table-cell table:style-name="ce32" office:value-type="string" calcext:value-type="string">
            <text:p>-</text:p>
          </table:table-cell>
          <table:table-cell table:formula="of:=IF([.E44]&gt;0;[.F44]/[.E44]-1.0014;([.F44]-[.E44]))" office:value-type="percentage" office:value="-0.913540575079872" calcext:value-type="percentage">
            <text:p>-91.35%</text:p>
          </table:table-cell>
          <table:table-cell table:formula="of:=IF([.E44]&gt;0; IF([.E44]*1.25 &gt; [.F44];[.E44]*1.25; IF([.E44]*1.25^2 &gt; [.F44];[.E44]*1.25^2; IF([.E44]*1.25^3 &gt; [.F44];[.E44]*1.25^3; IF([.E44]*1.25^4 &gt; [.F44];[.E44]*1.25^4; IF([.E44]*1.25^5 &gt; [.F44];[.E44]*1.25^5; IF([.E44]*1.25^6 &gt; [.F44];[.E44]*1.25^6; IF([.E44]*1.25^7 &gt; [.F44]; [.E44]*1.25^7; IF([.E44]*1.25^8 &gt; [.F44]; [.E44]*1.25^8; IF([.E44]*1.25^9 &gt; [.F44]; [.E44]*1.25^9; [.E44]*1.25^10)))))))));IF(1.25 &gt; [.F44]-[.E44];1.25; IF(1.25^2 &gt; [.F44]-[.E44];1.25^2; IF(1.25^3 &gt; [.F44]-[.E44];1.25^3; IF(1.25^4 &gt; [.F44]-[.E44];1.25^4; IF(1.25^5 &gt; [.F44]-[.E44];1.25^5; IF(1.25^6 &gt; [.F44]-[.E44];1.25^6; IF(1.25^7 &gt; [.F44]-[.E44]; 1.25^7; IF(1.25^8 &gt; [.F44]-[.E44]; 1.25^8; IF(1.25^9 &gt; [.F44]-[.E44]; 1.25^9; IF(1.25^10 &gt; [.F44]-[.E44]; 1.25^10; IF(1.25^11 &gt; [.F44]-[.E44]; 1.25^11; IF(1.25^12 &gt; [.F44]-[.E44]; 1.25^12; IF(1.25^13 &gt; [.F44]-[.E44]; 1.25^13; IF(1.25^14 &gt; [.F44]-[.E44]; 1.25^14; IF(1.25^15 &gt; [.F44]-[.E44]; 1.25^15; IF(1.25^16 &gt; [.F44]-[.E44]; 1.25^16; IF(1.25^17 &gt; [.F44]-[.E44]; 1.25^17; IF(1.25^18 &gt; [.F44]-[.E44]; 1.25^18; IF(1.25^19 &gt; [.F44]-[.E44]; 1.25^19; 1.25^20))))))))))))))))))))" office:value-type="float" office:value="1.565" calcext:value-type="float">
            <text:p>1.565</text:p>
          </table:table-cell>
          <table:table-cell table:formula="of:=IF([.F44]&lt;[.E44]*1.25; 0; [.J44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客户</text:p>
          </table:table-cell>
          <table:covered-table-cell table:number-columns-repeated="4" table:style-name="Default"/>
          <table:covered-table-cell/>
          <table:covered-table-cell table:number-columns-repeated="6" table:style-name="Default"/>
        </table:table-row>
        <table:table-row table:style-name="ro1">
          <table:table-cell table:style-name="ce1" office:value-type="string" calcext:value-type="string">
            <text:p>姓名hhh</text:p>
          </table:table-cell>
          <table:table-cell table:style-name="ce1" office:value-type="string" calcext:value-type="string">
            <text:p>份额hhh</text:p>
          </table:table-cell>
          <table:table-cell table:style-name="ce1" office:value-type="string" calcext:value-type="string">
            <text:p>市值hhh</text:p>
          </table:table-cell>
          <table:table-cell table:number-columns-repeated="2"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table:table-row table:style-name="ro2">
          <table:table-cell table:style-name="ce1" office:value-type="string" calcext:value-type="string">
            <text:p>flx</text:p>
          </table:table-cell>
          <table:table-cell table:style-name="ce1" office:value-type="float" office:value="154004.837" calcext:value-type="float">
            <text:p>154004.837</text:p>
          </table:table-cell>
          <table:table-cell table:style-name="ce25" table:formula="of:=[.A2]*[.B47]" office:value-type="float" office:value="323872.172211" calcext:value-type="float">
            <text:p>323872.17</text:p>
          </table:table-cell>
          <table:table-cell table:number-columns-repeated="2"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calcext:conditional-formats>
          <calcext:conditional-format calcext:target-range-address="Sheet1.L11:Sheet1.L11">
            <calcext:condition calcext:apply-style-name="Bad" calcext:value="&gt;0" calcext:base-cell-address="Sheet1.L11"/>
          </calcext:conditional-format>
          <calcext:conditional-format calcext:target-range-address="Sheet1.I11:Sheet1.I11">
            <calcext:condition calcext:apply-style-name="Good" calcext:value="&lt;0" calcext:base-cell-address="Sheet1.I11"/>
            <calcext:condition calcext:apply-style-name="Bad" calcext:value="&gt;=0" calcext:base-cell-address="Sheet1.I11"/>
          </calcext:conditional-format>
          <calcext:conditional-format calcext:target-range-address="Sheet1.K11:Sheet1.K11">
            <calcext:condition calcext:apply-style-name="Bad" calcext:value="&gt;0" calcext:base-cell-address="Sheet1.K11"/>
          </calcext:conditional-format>
          <calcext:conditional-format calcext:target-range-address="Sheet1.J11:Sheet1.J11">
            <calcext:condition calcext:apply-style-name="Good" calcext:value="&gt;[.E11]*1.25" calcext:base-cell-address="Sheet1.J11"/>
          </calcext:conditional-format>
          <calcext:conditional-format calcext:target-range-address="Sheet1.I12:Sheet1.I12">
            <calcext:condition calcext:apply-style-name="Good" calcext:value="&lt;0" calcext:base-cell-address="Sheet1.I12"/>
            <calcext:condition calcext:apply-style-name="Bad" calcext:value="&gt;=0" calcext:base-cell-address="Sheet1.I12"/>
          </calcext:conditional-format>
          <calcext:conditional-format calcext:target-range-address="Sheet1.J12:Sheet1.J12">
            <calcext:condition calcext:apply-style-name="Good" calcext:value="&gt;[.E12]*1.25" calcext:base-cell-address="Sheet1.J12"/>
          </calcext:conditional-format>
          <calcext:conditional-format calcext:target-range-address="Sheet1.K12:Sheet1.K12">
            <calcext:condition calcext:apply-style-name="Bad" calcext:value="&gt;0" calcext:base-cell-address="Sheet1.K12"/>
          </calcext:conditional-format>
          <calcext:conditional-format calcext:target-range-address="Sheet1.L12:Sheet1.L12">
            <calcext:condition calcext:apply-style-name="Bad" calcext:value="&gt;0" calcext:base-cell-address="Sheet1.L12"/>
          </calcext:conditional-format>
          <calcext:conditional-format calcext:target-range-address="Sheet1.L38:Sheet1.L44">
            <calcext:condition calcext:apply-style-name="Bad" calcext:value="&gt;0" calcext:base-cell-address="Sheet1.L38"/>
          </calcext:conditional-format>
          <calcext:conditional-format calcext:target-range-address="Sheet1.L26:Sheet1.L26">
            <calcext:condition calcext:apply-style-name="Bad" calcext:value="&gt;0" calcext:base-cell-address="Sheet1.L26"/>
          </calcext:conditional-format>
          <calcext:conditional-format calcext:target-range-address="Sheet1.I13:Sheet1.I13">
            <calcext:condition calcext:apply-style-name="Good" calcext:value="&lt;0" calcext:base-cell-address="Sheet1.I13"/>
            <calcext:condition calcext:apply-style-name="Bad" calcext:value="&gt;=0" calcext:base-cell-address="Sheet1.I13"/>
          </calcext:conditional-format>
          <calcext:conditional-format calcext:target-range-address="Sheet1.J13:Sheet1.J13">
            <calcext:condition calcext:apply-style-name="Good" calcext:value="&gt;[.E13]*1.25" calcext:base-cell-address="Sheet1.J13"/>
          </calcext:conditional-format>
          <calcext:conditional-format calcext:target-range-address="Sheet1.K13:Sheet1.K13">
            <calcext:condition calcext:apply-style-name="Bad" calcext:value="&gt;0" calcext:base-cell-address="Sheet1.K13"/>
          </calcext:conditional-format>
          <calcext:conditional-format calcext:target-range-address="Sheet1.L13:Sheet1.L13">
            <calcext:condition calcext:apply-style-name="Bad" calcext:value="&gt;0" calcext:base-cell-address="Sheet1.L13"/>
          </calcext:conditional-format>
          <calcext:conditional-format calcext:target-range-address="Sheet1.L27:Sheet1.L27">
            <calcext:condition calcext:apply-style-name="Bad" calcext:value="&gt;0" calcext:base-cell-address="Sheet1.L27"/>
          </calcext:conditional-format>
          <calcext:conditional-format calcext:target-range-address="Sheet1.I30:Sheet1.I33 Sheet1.I27:Sheet1.I27 Sheet1.I10:Sheet1.I10">
            <calcext:condition calcext:apply-style-name="Good" calcext:value="&lt;0" calcext:base-cell-address="Sheet1.I10"/>
            <calcext:condition calcext:apply-style-name="Bad" calcext:value="&gt;=0" calcext:base-cell-address="Sheet1.I10"/>
          </calcext:conditional-format>
          <calcext:conditional-format calcext:target-range-address="Sheet1.K30:Sheet1.K33 Sheet1.K10:Sheet1.K10">
            <calcext:condition calcext:apply-style-name="Bad" calcext:value="&gt;0" calcext:base-cell-address="Sheet1.K10"/>
          </calcext:conditional-format>
          <calcext:conditional-format calcext:target-range-address="Sheet1.J30:Sheet1.J33 Sheet1.J27:Sheet1.J27 Sheet1.J10:Sheet1.J10">
            <calcext:condition calcext:apply-style-name="Good" calcext:value="&gt;#REF!*1.25" calcext:base-cell-address="Sheet1.J10"/>
          </calcext:conditional-format>
          <calcext:conditional-format calcext:target-range-address="Sheet1.I6:Sheet1.I6">
            <calcext:condition calcext:apply-style-name="Good" calcext:value="&lt;0" calcext:base-cell-address="Sheet1.I6"/>
            <calcext:condition calcext:apply-style-name="Bad" calcext:value="&gt;=0" calcext:base-cell-address="Sheet1.I6"/>
          </calcext:conditional-format>
          <calcext:conditional-format calcext:target-range-address="Sheet1.J6:Sheet1.J6">
            <calcext:condition calcext:apply-style-name="Good" calcext:value="&gt;[.E6]*1.25" calcext:base-cell-address="Sheet1.J6"/>
          </calcext:conditional-format>
          <calcext:conditional-format calcext:target-range-address="Sheet1.K6:Sheet1.K6">
            <calcext:condition calcext:apply-style-name="Bad" calcext:value="&gt;0" calcext:base-cell-address="Sheet1.K6"/>
          </calcext:conditional-format>
          <calcext:conditional-format calcext:target-range-address="Sheet1.L6:Sheet1.L6">
            <calcext:condition calcext:apply-style-name="Bad" calcext:value="&gt;0" calcext:base-cell-address="Sheet1.L6"/>
          </calcext:conditional-format>
          <calcext:conditional-format calcext:target-range-address="Sheet1.I7:Sheet1.I7">
            <calcext:condition calcext:apply-style-name="Good" calcext:value="&lt;0" calcext:base-cell-address="Sheet1.I7"/>
            <calcext:condition calcext:apply-style-name="Bad" calcext:value="&gt;=0" calcext:base-cell-address="Sheet1.I7"/>
          </calcext:conditional-format>
          <calcext:conditional-format calcext:target-range-address="Sheet1.J7:Sheet1.J7">
            <calcext:condition calcext:apply-style-name="Good" calcext:value="&gt;[.E7]*1.25" calcext:base-cell-address="Sheet1.J7"/>
          </calcext:conditional-format>
          <calcext:conditional-format calcext:target-range-address="Sheet1.K7:Sheet1.K7">
            <calcext:condition calcext:apply-style-name="Bad" calcext:value="&gt;0" calcext:base-cell-address="Sheet1.K7"/>
          </calcext:conditional-format>
          <calcext:conditional-format calcext:target-range-address="Sheet1.L7:Sheet1.L9">
            <calcext:condition calcext:apply-style-name="Bad" calcext:value="&gt;0" calcext:base-cell-address="Sheet1.L7"/>
          </calcext:conditional-format>
          <calcext:conditional-format calcext:target-range-address="Sheet1.I26:Sheet1.I26">
            <calcext:condition calcext:apply-style-name="Good" calcext:value="&lt;0" calcext:base-cell-address="Sheet1.I26"/>
            <calcext:condition calcext:apply-style-name="Bad" calcext:value="&gt;=0" calcext:base-cell-address="Sheet1.I26"/>
          </calcext:conditional-format>
          <calcext:conditional-format calcext:target-range-address="Sheet1.J26:Sheet1.J26">
            <calcext:condition calcext:apply-style-name="Good" calcext:value="&gt;[.E26]*1.25" calcext:base-cell-address="Sheet1.J26"/>
          </calcext:conditional-format>
          <calcext:conditional-format calcext:target-range-address="Sheet1.L22:Sheet1.L23">
            <calcext:condition calcext:apply-style-name="Bad" calcext:value="&gt;0" calcext:base-cell-address="Sheet1.L22"/>
          </calcext:conditional-format>
          <calcext:conditional-format calcext:target-range-address="Sheet1.L14:Sheet1.L18">
            <calcext:condition calcext:apply-style-name="Bad" calcext:value="&gt;0" calcext:base-cell-address="Sheet1.L14"/>
          </calcext:conditional-format>
          <calcext:conditional-format calcext:target-range-address="Sheet1.L21:Sheet1.L21 Sheet1.L19:Sheet1.L19">
            <calcext:condition calcext:apply-style-name="Bad" calcext:value="&gt;0" calcext:base-cell-address="Sheet1.L19"/>
          </calcext:conditional-format>
          <calcext:conditional-format calcext:target-range-address="Sheet1.I14:Sheet1.I18">
            <calcext:condition calcext:apply-style-name="Good" calcext:value="&lt;0" calcext:base-cell-address="Sheet1.I14"/>
            <calcext:condition calcext:apply-style-name="Bad" calcext:value="&gt;=0" calcext:base-cell-address="Sheet1.I14"/>
          </calcext:conditional-format>
          <calcext:conditional-format calcext:target-range-address="Sheet1.J14:Sheet1.J18">
            <calcext:condition calcext:apply-style-name="Good" calcext:value="&gt;[.E14]*1.25" calcext:base-cell-address="Sheet1.J14"/>
          </calcext:conditional-format>
          <calcext:conditional-format calcext:target-range-address="Sheet1.K14:Sheet1.K18">
            <calcext:condition calcext:apply-style-name="Bad" calcext:value="&gt;0" calcext:base-cell-address="Sheet1.K14"/>
          </calcext:conditional-format>
          <calcext:conditional-format calcext:target-range-address="Sheet1.L25:Sheet1.L25">
            <calcext:condition calcext:apply-style-name="Bad" calcext:value="&gt;0" calcext:base-cell-address="Sheet1.L25"/>
          </calcext:conditional-format>
          <calcext:conditional-format calcext:target-range-address="Sheet1.I25:Sheet1.I25">
            <calcext:condition calcext:apply-style-name="Good" calcext:value="&lt;0" calcext:base-cell-address="Sheet1.I25"/>
            <calcext:condition calcext:apply-style-name="Bad" calcext:value="&gt;=0" calcext:base-cell-address="Sheet1.I25"/>
          </calcext:conditional-format>
          <calcext:conditional-format calcext:target-range-address="Sheet1.J25:Sheet1.J25">
            <calcext:condition calcext:apply-style-name="Good" calcext:value="&gt;[.E25]*1.25" calcext:base-cell-address="Sheet1.J25"/>
          </calcext:conditional-format>
          <calcext:conditional-format calcext:target-range-address="Sheet1.I38:Sheet1.I44">
            <calcext:condition calcext:apply-style-name="Good" calcext:value="&lt;0" calcext:base-cell-address="Sheet1.I38"/>
            <calcext:condition calcext:apply-style-name="Bad" calcext:value="&gt;=0" calcext:base-cell-address="Sheet1.I38"/>
          </calcext:conditional-format>
          <calcext:conditional-format calcext:target-range-address="Sheet1.J38:Sheet1.J44">
            <calcext:condition calcext:apply-style-name="Good" calcext:value="&gt;[.E38]*1.25" calcext:base-cell-address="Sheet1.J38"/>
          </calcext:conditional-format>
          <calcext:conditional-format calcext:target-range-address="Sheet1.K38:Sheet1.K44">
            <calcext:condition calcext:apply-style-name="Bad" calcext:value="&gt;0" calcext:base-cell-address="Sheet1.K38"/>
          </calcext:conditional-format>
          <calcext:conditional-format calcext:target-range-address="Sheet1.I9:Sheet1.I9">
            <calcext:condition calcext:apply-style-name="Good" calcext:value="&lt;0" calcext:base-cell-address="Sheet1.I9"/>
            <calcext:condition calcext:apply-style-name="Bad" calcext:value="&gt;=0" calcext:base-cell-address="Sheet1.I9"/>
          </calcext:conditional-format>
          <calcext:conditional-format calcext:target-range-address="Sheet1.J9:Sheet1.J9">
            <calcext:condition calcext:apply-style-name="Good" calcext:value="&gt;[.E9]*1.25" calcext:base-cell-address="Sheet1.J9"/>
          </calcext:conditional-format>
          <calcext:conditional-format calcext:target-range-address="Sheet1.K9:Sheet1.K9">
            <calcext:condition calcext:apply-style-name="Bad" calcext:value="&gt;0" calcext:base-cell-address="Sheet1.K9"/>
          </calcext:conditional-format>
          <calcext:conditional-format calcext:target-range-address="Sheet1.I37:Sheet1.I37">
            <calcext:condition calcext:apply-style-name="Good" calcext:value="&lt;0" calcext:base-cell-address="Sheet1.I37"/>
            <calcext:condition calcext:apply-style-name="Bad" calcext:value="&gt;=0" calcext:base-cell-address="Sheet1.I37"/>
          </calcext:conditional-format>
          <calcext:conditional-format calcext:target-range-address="Sheet1.J37:Sheet1.J37">
            <calcext:condition calcext:apply-style-name="Good" calcext:value="&gt;[.E37]*1.25" calcext:base-cell-address="Sheet1.J37"/>
          </calcext:conditional-format>
          <calcext:conditional-format calcext:target-range-address="Sheet1.K37:Sheet1.K37">
            <calcext:condition calcext:apply-style-name="Bad" calcext:value="&gt;0" calcext:base-cell-address="Sheet1.K37"/>
          </calcext:conditional-format>
          <calcext:conditional-format calcext:target-range-address="Sheet1.L37:Sheet1.L37">
            <calcext:condition calcext:apply-style-name="Bad" calcext:value="&gt;0" calcext:base-cell-address="Sheet1.L37"/>
          </calcext:conditional-format>
          <calcext:conditional-format calcext:target-range-address="Sheet1.I21:Sheet1.I21">
            <calcext:condition calcext:apply-style-name="Good" calcext:value="&lt;0" calcext:base-cell-address="Sheet1.I21"/>
            <calcext:condition calcext:apply-style-name="Bad" calcext:value="&gt;=0" calcext:base-cell-address="Sheet1.I21"/>
          </calcext:conditional-format>
          <calcext:conditional-format calcext:target-range-address="Sheet1.J21:Sheet1.J21">
            <calcext:condition calcext:apply-style-name="Good" calcext:value="&gt;[.E21]*1.25" calcext:base-cell-address="Sheet1.J21"/>
          </calcext:conditional-format>
          <calcext:conditional-format calcext:target-range-address="Sheet1.K21:Sheet1.K21">
            <calcext:condition calcext:apply-style-name="Bad" calcext:value="&gt;0" calcext:base-cell-address="Sheet1.K21"/>
          </calcext:conditional-format>
          <calcext:conditional-format calcext:target-range-address="Sheet1.I20:Sheet1.I20">
            <calcext:condition calcext:apply-style-name="Good" calcext:value="&lt;0" calcext:base-cell-address="Sheet1.I20"/>
            <calcext:condition calcext:apply-style-name="Bad" calcext:value="&gt;=0" calcext:base-cell-address="Sheet1.I20"/>
          </calcext:conditional-format>
          <calcext:conditional-format calcext:target-range-address="Sheet1.J20:Sheet1.J20">
            <calcext:condition calcext:apply-style-name="Good" calcext:value="&gt;[.E20]*1.25" calcext:base-cell-address="Sheet1.J20"/>
          </calcext:conditional-format>
          <calcext:conditional-format calcext:target-range-address="Sheet1.K20:Sheet1.K20">
            <calcext:condition calcext:apply-style-name="Bad" calcext:value="&gt;0" calcext:base-cell-address="Sheet1.K20"/>
          </calcext:conditional-format>
          <calcext:conditional-format calcext:target-range-address="Sheet1.L20:Sheet1.L20">
            <calcext:condition calcext:apply-style-name="Bad" calcext:value="&gt;0" calcext:base-cell-address="Sheet1.L20"/>
          </calcext:conditional-format>
          <calcext:conditional-format calcext:target-range-address="Sheet1.I24:Sheet1.I24">
            <calcext:condition calcext:apply-style-name="Good" calcext:value="&lt;0" calcext:base-cell-address="Sheet1.I24"/>
            <calcext:condition calcext:apply-style-name="Bad" calcext:value="&gt;=0" calcext:base-cell-address="Sheet1.I24"/>
          </calcext:conditional-format>
          <calcext:conditional-format calcext:target-range-address="Sheet1.J24:Sheet1.J24">
            <calcext:condition calcext:apply-style-name="Good" calcext:value="&gt;[.E24]*1.25" calcext:base-cell-address="Sheet1.J24"/>
          </calcext:conditional-format>
          <calcext:conditional-format calcext:target-range-address="Sheet1.K24:Sheet1.K24">
            <calcext:condition calcext:apply-style-name="Bad" calcext:value="&gt;0" calcext:base-cell-address="Sheet1.K24"/>
          </calcext:conditional-format>
          <calcext:conditional-format calcext:target-range-address="Sheet1.L24:Sheet1.L24">
            <calcext:condition calcext:apply-style-name="Bad" calcext:value="&gt;0" calcext:base-cell-address="Sheet1.L24"/>
          </calcext:conditional-format>
          <calcext:conditional-format calcext:target-range-address="Sheet1.L24:Sheet1.L24">
            <calcext:condition calcext:apply-style-name="Good" calcext:value="&lt;[$Sheet1.$L$24]" calcext:base-cell-address="Sheet1.L24"/>
          </calcext:conditional-format>
          <calcext:conditional-format calcext:target-range-address="Sheet1.F38:Sheet1.F44">
            <calcext:condition calcext:apply-style-name="Accent" calcext:value="&lt;[$Sheet1.$L$38]" calcext:base-cell-address="Sheet1.F38"/>
          </calcext:conditional-format>
          <calcext:conditional-format calcext:target-range-address="Sheet1.L28:Sheet1.L33 Sheet1.L10:Sheet1.L10">
            <calcext:condition calcext:apply-style-name="Bad" calcext:value="&gt;0" calcext:base-cell-address="Sheet1.L10"/>
          </calcext:conditional-format>
          <calcext:conditional-format calcext:target-range-address="Sheet1.I8:Sheet1.I8">
            <calcext:condition calcext:apply-style-name="Good" calcext:value="&lt;0" calcext:base-cell-address="Sheet1.I8"/>
            <calcext:condition calcext:apply-style-name="Bad" calcext:value="&gt;=0" calcext:base-cell-address="Sheet1.I8"/>
          </calcext:conditional-format>
          <calcext:conditional-format calcext:target-range-address="Sheet1.J8:Sheet1.J8">
            <calcext:condition calcext:apply-style-name="Good" calcext:value="&gt;[.E8]*1.25" calcext:base-cell-address="Sheet1.J8"/>
          </calcext:conditional-format>
          <calcext:conditional-format calcext:target-range-address="Sheet1.K8:Sheet1.K8">
            <calcext:condition calcext:apply-style-name="Bad" calcext:value="&gt;0" calcext:base-cell-address="Sheet1.K8"/>
          </calcext:conditional-format>
          <calcext:conditional-format calcext:target-range-address="Sheet1.I22:Sheet1.I23">
            <calcext:condition calcext:apply-style-name="Good" calcext:value="&lt;0" calcext:base-cell-address="Sheet1.I22"/>
            <calcext:condition calcext:apply-style-name="Bad" calcext:value="&gt;=0" calcext:base-cell-address="Sheet1.I22"/>
          </calcext:conditional-format>
          <calcext:conditional-format calcext:target-range-address="Sheet1.J22:Sheet1.J23">
            <calcext:condition calcext:apply-style-name="Good" calcext:value="&gt;[.E22]*1.25" calcext:base-cell-address="Sheet1.J22"/>
          </calcext:conditional-format>
          <calcext:conditional-format calcext:target-range-address="Sheet1.K22:Sheet1.K23 Sheet1.K25:Sheet1.K27">
            <calcext:condition calcext:apply-style-name="Bad" calcext:value="&gt;0" calcext:base-cell-address="Sheet1.K22"/>
          </calcext:conditional-format>
          <calcext:conditional-format calcext:target-range-address="Sheet1.I19:Sheet1.I19">
            <calcext:condition calcext:apply-style-name="Good" calcext:value="&lt;0" calcext:base-cell-address="Sheet1.I19"/>
            <calcext:condition calcext:apply-style-name="Bad" calcext:value="&gt;=0" calcext:base-cell-address="Sheet1.I19"/>
          </calcext:conditional-format>
          <calcext:conditional-format calcext:target-range-address="Sheet1.J19:Sheet1.J19">
            <calcext:condition calcext:apply-style-name="Good" calcext:value="&gt;[.E19]*1.25" calcext:base-cell-address="Sheet1.J19"/>
          </calcext:conditional-format>
          <calcext:conditional-format calcext:target-range-address="Sheet1.K19:Sheet1.K19">
            <calcext:condition calcext:apply-style-name="Bad" calcext:value="&gt;0" calcext:base-cell-address="Sheet1.K19"/>
          </calcext:conditional-format>
          <calcext:conditional-format calcext:target-range-address="Sheet1.I28:Sheet1.I28">
            <calcext:condition calcext:apply-style-name="Good" calcext:value="&lt;0" calcext:base-cell-address="Sheet1.I28"/>
            <calcext:condition calcext:apply-style-name="Bad" calcext:value="&gt;=0" calcext:base-cell-address="Sheet1.I28"/>
          </calcext:conditional-format>
          <calcext:conditional-format calcext:target-range-address="Sheet1.J28:Sheet1.J28">
            <calcext:condition calcext:apply-style-name="Good" calcext:value="&gt;[.E28]*1.25" calcext:base-cell-address="Sheet1.J28"/>
          </calcext:conditional-format>
          <calcext:conditional-format calcext:target-range-address="Sheet1.K28:Sheet1.K28">
            <calcext:condition calcext:apply-style-name="Bad" calcext:value="&gt;0" calcext:base-cell-address="Sheet1.K28"/>
          </calcext:conditional-format>
          <calcext:conditional-format calcext:target-range-address="Sheet1.I29:Sheet1.I29">
            <calcext:condition calcext:apply-style-name="Good" calcext:value="&lt;0" calcext:base-cell-address="Sheet1.I29"/>
            <calcext:condition calcext:apply-style-name="Bad" calcext:value="&gt;=0" calcext:base-cell-address="Sheet1.I29"/>
          </calcext:conditional-format>
          <calcext:conditional-format calcext:target-range-address="Sheet1.J29:Sheet1.J29">
            <calcext:condition calcext:apply-style-name="Good" calcext:value="&gt;[.E29]*1.25" calcext:base-cell-address="Sheet1.J29"/>
          </calcext:conditional-format>
          <calcext:conditional-format calcext:target-range-address="Sheet1.K29:Sheet1.K29">
            <calcext:condition calcext:apply-style-name="Bad" calcext:value="&gt;0" calcext:base-cell-address="Sheet1.K29"/>
          </calcext:conditional-format>
          <calcext:conditional-format calcext:target-range-address="Sheet1.F42:Sheet1.F44">
            <calcext:condition calcext:apply-style-name="Good" calcext:value="&lt;[$Sheet1.$L$42]" calcext:base-cell-address="Sheet1.F42"/>
          </calcext:conditional-format>
          <calcext:conditional-format calcext:target-range-address="Sheet1.F37:Sheet1.F37">
            <calcext:condition calcext:apply-style-name="Good" calcext:value="&lt;[$Sheet1.$L$37]" calcext:base-cell-address="Sheet1.F37"/>
          </calcext:conditional-format>
          <calcext:conditional-format calcext:target-range-address="Sheet1.G16:Sheet1.G16 Sheet1.F6:Sheet1.F6">
            <calcext:condition calcext:apply-style-name="Good" calcext:value="&lt;[$Sheet1.$L$26]" calcext:base-cell-address="Sheet1.F6"/>
          </calcext:conditional-format>
          <calcext:conditional-format calcext:target-range-address="Sheet1.F6:Sheet1.F6">
            <calcext:condition calcext:apply-style-name="Good" calcext:value="&lt;[$Sheet1.$L$6]" calcext:base-cell-address="Sheet1.F6"/>
          </calcext:conditional-format>
          <calcext:conditional-format calcext:target-range-address="Sheet1.F10:Sheet1.F10">
            <calcext:condition calcext:apply-style-name="Good" calcext:value="&lt;[$Sheet1.$L$10]" calcext:base-cell-address="Sheet1.F10"/>
          </calcext:conditional-format>
          <calcext:conditional-format calcext:target-range-address="Sheet1.F26:Sheet1.F26">
            <calcext:condition calcext:apply-style-name="Good" calcext:value="&lt;[$Sheet1.$L$26]" calcext:base-cell-address="Sheet1.F26"/>
          </calcext:conditional-format>
          <calcext:conditional-format calcext:target-range-address="Sheet1.F32:Sheet1.F32">
            <calcext:condition calcext:apply-style-name="Good" calcext:value="&lt;[$Sheet1.$L$32]" calcext:base-cell-address="Sheet1.F3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4" loext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7">00/00/0000</text:date>, <text:time style:data-style-name="N2" text:time-value="18:54:31.24856466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6-23T23:02:58.712677008</meta:creation-date>
    <dc:date>2022-05-07T19:40:04.328287999</dc:date>
    <meta:editing-duration>P2DT23H18M16S</meta:editing-duration>
    <meta:editing-cycles>557</meta:editing-cycles>
    <meta:generator>LibreOffice/6.4.7.2$Linux_X86_64 LibreOffice_project/40$Build-2</meta:generator>
    <meta:document-statistic meta:table-count="1" meta:cell-count="487" meta:object-count="0"/>
  </office:meta>
</office:document-meta>
</file>